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Gras"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5" style:family="table">
      <style:table-properties style:width="9.151cm" table:align="margins" fo:background-color="transparent">
        <style:background-image/>
      </style:table-properties>
    </style:style>
    <style:style style:name="Tableau5.A" style:family="table-column">
      <style:table-column-properties style:column-width="0.681cm" style:rel-column-width="4880*"/>
    </style:style>
    <style:style style:name="Tableau5.B" style:family="table-column">
      <style:table-column-properties style:column-width="2.82cm" style:rel-column-width="20201*"/>
    </style:style>
    <style:style style:name="Tableau5.C" style:family="table-column">
      <style:table-column-properties style:column-width="2.824cm" style:rel-column-width="20226*"/>
    </style:style>
    <style:style style:name="Tableau5.D" style:family="table-column">
      <style:table-column-properties style:column-width="2.824cm" style:rel-column-width="20228*"/>
    </style:style>
    <style:style style:name="Tableau5.1" style:family="table-row">
      <style:table-row-properties style:row-height="0.7cm"/>
    </style:style>
    <style:style style:name="Tableau5.A1" style:family="table-cell">
      <style:table-cell-properties fo:background-color="transparent" fo:padding-left="0cm" fo:padding-right="0.101cm" fo:padding-top="0.101cm" fo:padding-bottom="0.101cm" fo:border="none">
        <style:background-image/>
      </style:table-cell-properties>
    </style:style>
    <style:style style:name="Tableau5.B1" style:family="table-cell">
      <style:table-cell-properties style:vertical-align="middle" fo:background-color="#add9e0" fo:padding="0.097cm" fo:border="0.5pt solid #000000">
        <style:background-image/>
      </style:table-cell-properties>
    </style:style>
    <style:style style:name="Tableau5.2" style:family="table-row">
      <style:table-row-properties style:row-height="0.7cm" fo:background-color="transparent">
        <style:background-image/>
      </style:table-row-properties>
    </style:style>
    <style:style style:name="Tableau5.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add9e0" fo:padding="0.097cm" fo:border-left="0.5pt solid #000000" fo:border-right="0.5pt solid #000000" fo:border-top="none" fo:border-bottom="0.5pt solid #000000">
        <style:background-image/>
      </style:table-cell-properties>
    </style:style>
    <style:style style:name="Tableau5.3" style:family="table-row">
      <style:table-row-properties style:row-height="0.801cm"/>
    </style:style>
    <style:style style:name="Tableau5.B3" style:family="table-cell">
      <style:table-cell-properties style:vertical-align="middle" fo:padding="0.097cm" fo:border-left="0.5pt solid #000000" fo:border-right="none" fo:border-top="none" fo:border-bottom="0.5pt solid #000000"/>
    </style:style>
    <style:style style:name="Tableau5.C3" style:family="table-cell">
      <style:table-cell-properties style:vertical-align="middle" fo:padding="0.097cm" fo:border-left="0.5pt solid #000000" fo:border-right="none" fo:border-top="none" fo:border-bottom="0.5pt solid #000000"/>
    </style:style>
    <style:style style:name="Tableau5.D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style:row-height="0.801cm"/>
    </style:style>
    <style:style style:name="Tableau5.B4" style:family="table-cell">
      <style:table-cell-properties style:vertical-align="middle" fo:padding="0.097cm" fo:border-left="0.5pt solid #000000" fo:border-right="none" fo:border-top="none" fo:border-bottom="0.5pt solid #000000"/>
    </style:style>
    <style:style style:name="Tableau5.C4" style:family="table-cell">
      <style:table-cell-properties style:vertical-align="middle" fo:padding="0.097cm" fo:border-left="0.5pt solid #000000" fo:border-right="none" fo:border-top="none" fo:border-bottom="0.5pt solid #000000"/>
    </style:style>
    <style:style style:name="Tableau5.D4" style:family="table-cell">
      <style:table-cell-properties style:vertical-align="middle" fo:padding="0.097cm" fo:border-left="0.5pt solid #000000" fo:border-right="0.5pt solid #000000" fo:border-top="none" fo:border-bottom="0.5pt solid #000000"/>
    </style:style>
    <style:style style:name="Tableau5.5" style:family="table-row">
      <style:table-row-properties style:row-height="0.801cm"/>
    </style:style>
    <style:style style:name="Tableau5.B5" style:family="table-cell">
      <style:table-cell-properties style:vertical-align="middle" fo:padding="0.097cm" fo:border-left="0.5pt solid #000000" fo:border-right="none" fo:border-top="none" fo:border-bottom="0.5pt solid #000000"/>
    </style:style>
    <style:style style:name="Tableau5.C5" style:family="table-cell">
      <style:table-cell-properties style:vertical-align="middle" fo:padding="0.097cm" fo:border-left="0.5pt solid #000000" fo:border-right="none" fo:border-top="none" fo:border-bottom="0.5pt solid #000000"/>
    </style:style>
    <style:style style:name="Tableau5.D5" style:family="table-cell">
      <style:table-cell-properties style:vertical-align="middle" fo:padding="0.097cm" fo:border-left="0.5pt solid #000000" fo:border-right="0.5pt solid #000000" fo:border-top="none" fo:border-bottom="0.5pt solid #000000"/>
    </style:style>
    <style:style style:name="Tableau5.6" style:family="table-row">
      <style:table-row-properties style:row-height="0.801cm"/>
    </style:style>
    <style:style style:name="Tableau5.B6" style:family="table-cell">
      <style:table-cell-properties style:vertical-align="middle" fo:padding="0.097cm" fo:border-left="0.5pt solid #000000" fo:border-right="none" fo:border-top="none" fo:border-bottom="0.5pt solid #000000"/>
    </style:style>
    <style:style style:name="Tableau5.C6" style:family="table-cell">
      <style:table-cell-properties style:vertical-align="middle" fo:padding="0.097cm" fo:border-left="0.5pt solid #000000" fo:border-right="none" fo:border-top="none" fo:border-bottom="0.5pt solid #000000"/>
    </style:style>
    <style:style style:name="Tableau5.D6"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49cm" table:align="left" fo:background-color="transparent">
        <style:background-image/>
      </style:table-properties>
    </style:style>
    <style:style style:name="Tableau6.A" style:family="table-column">
      <style:table-column-properties style:column-width="0.681cm"/>
    </style:style>
    <style:style style:name="Tableau6.B" style:family="table-column">
      <style:table-column-properties style:column-width="1.028cm"/>
    </style:style>
    <style:style style:name="Tableau6.E" style:family="table-column">
      <style:table-column-properties style:column-width="1.794cm"/>
    </style:style>
    <style:style style:name="Tableau6.G" style:family="table-column">
      <style:table-column-properties style:column-width="1.796cm"/>
    </style:style>
    <style:style style:name="Tableau6.1" style:family="table-row">
      <style:table-row-properties style:min-row-height="1.401cm"/>
    </style:style>
    <style:style style:name="Tableau6.A1" style:family="table-cell">
      <style:table-cell-properties style:vertical-align="middle" fo:padding-left="0cm" fo:padding-right="0.101cm" fo:padding-top="0.101cm" fo:padding-bottom="0.101cm" fo:border="none"/>
    </style:style>
    <style:style style:name="Tableau6.B1.1" style:family="table-column">
      <style:table-column-properties style:column-width="1.027cm"/>
    </style:style>
    <style:style style:name="Tableau6.B1.3" style:family="table-column">
      <style:table-column-properties style:column-width="1.03cm"/>
    </style:style>
    <style:style style:name="Tableau6.B1.1" style:family="table-row">
      <style:table-row-properties style:min-row-height="0.7cm"/>
    </style:style>
    <style:style style:name="Tableau6.B1.1.1" style:family="table-cell">
      <style:table-cell-properties style:vertical-align="middle" fo:background-color="#add9e0" fo:padding="0cm" fo:border-left="0.5pt solid #000000" fo:border-right="none" fo:border-top="0.5pt solid #000000" fo:border-bottom="0.5pt solid #000000">
        <style:background-image/>
      </style:table-cell-properties>
    </style:style>
    <style:style style:name="Tableau6.B1.2" style:family="table-row">
      <style:table-row-properties style:min-row-height="0.7cm" fo:background-color="transparent">
        <style:background-image/>
      </style:table-row-properties>
    </style:style>
    <style:style style:name="Tableau6.B1.1.2" style:family="table-cell">
      <style:table-cell-properties style:vertical-align="middle" fo:background-color="#add9e0" fo:padding="0cm" fo:border-left="0.5pt solid #000000" fo:border-right="none" fo:border-top="none" fo:border-bottom="0.5pt solid #000000">
        <style:background-image/>
      </style:table-cell-properties>
    </style:style>
    <style:style style:name="Tableau6.F1" style:family="table-cell">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6.G1" style:family="table-cell">
      <style:table-cell-properties style:vertical-align="middle" fo:background-color="#add9e0" fo:padding="0cm" fo:border="0.5pt solid #000000">
        <style:background-image/>
      </style:table-cell-properties>
    </style:style>
    <style:style style:name="Tableau6.2" style:family="table-row">
      <style:table-row-properties style:row-height="0.801cm"/>
    </style:style>
    <style:style style:name="Tableau6.B2" style:family="table-cell">
      <style:table-cell-properties style:vertical-align="middle" fo:padding="0cm" fo:border-left="0.5pt solid #000000" fo:border-right="none" fo:border-top="none" fo:border-bottom="0.5pt solid #000000"/>
    </style:style>
    <style:style style:name="Tableau6.C2" style:family="table-cell">
      <style:table-cell-properties style:vertical-align="middle" fo:padding="0cm" fo:border-left="0.5pt solid #000000" fo:border-right="none" fo:border-top="none" fo:border-bottom="0.5pt solid #000000"/>
    </style:style>
    <style:style style:name="Tableau6.D2" style:family="table-cell">
      <style:table-cell-properties style:vertical-align="middle" fo:padding="0cm" fo:border-left="0.5pt solid #000000" fo:border-right="none" fo:border-top="none" fo:border-bottom="0.5pt solid #000000"/>
    </style:style>
    <style:style style:name="Tableau6.E2" style:family="table-cell">
      <style:table-cell-properties style:vertical-align="middle" fo:padding="0cm" fo:border-left="0.5pt solid #000000" fo:border-right="none" fo:border-top="none" fo:border-bottom="0.5pt solid #000000"/>
    </style:style>
    <style:style style:name="Tableau6.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2" style:family="table-cell">
      <style:table-cell-properties style:vertical-align="middle" fo:padding="0cm" fo:border-left="0.5pt solid #000000" fo:border-right="0.5pt solid #000000" fo:border-top="none" fo:border-bottom="0.5pt solid #000000"/>
    </style:style>
    <style:style style:name="Tableau6.3" style:family="table-row">
      <style:table-row-properties style:row-height="0.801cm"/>
    </style:style>
    <style:style style:name="Tableau6.B3" style:family="table-cell">
      <style:table-cell-properties style:vertical-align="middle" fo:padding="0cm" fo:border-left="0.5pt solid #000000" fo:border-right="none" fo:border-top="none" fo:border-bottom="0.5pt solid #000000"/>
    </style:style>
    <style:style style:name="Tableau6.C3" style:family="table-cell">
      <style:table-cell-properties style:vertical-align="middle" fo:padding="0cm" fo:border-left="0.5pt solid #000000" fo:border-right="none" fo:border-top="none" fo:border-bottom="0.5pt solid #000000"/>
    </style:style>
    <style:style style:name="Tableau6.D3" style:family="table-cell">
      <style:table-cell-properties style:vertical-align="middle" fo:padding="0cm" fo:border-left="0.5pt solid #000000" fo:border-right="none" fo:border-top="none" fo:border-bottom="0.5pt solid #000000"/>
    </style:style>
    <style:style style:name="Tableau6.E3" style:family="table-cell">
      <style:table-cell-properties style:vertical-align="middle" fo:padding="0cm" fo:border-left="0.5pt solid #000000" fo:border-right="none" fo:border-top="none" fo:border-bottom="0.5pt solid #000000"/>
    </style:style>
    <style:style style:name="Tableau6.F3"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3" style:family="table-cell">
      <style:table-cell-properties style:vertical-align="middle" fo:padding="0cm" fo:border-left="0.5pt solid #000000" fo:border-right="0.5pt solid #000000" fo:border-top="none" fo:border-bottom="0.5pt solid #000000"/>
    </style:style>
    <style:style style:name="Tableau6.4" style:family="table-row">
      <style:table-row-properties style:row-height="0.801cm"/>
    </style:style>
    <style:style style:name="Tableau6.B4" style:family="table-cell">
      <style:table-cell-properties style:vertical-align="middle" fo:padding="0cm" fo:border-left="0.5pt solid #000000" fo:border-right="none" fo:border-top="none" fo:border-bottom="0.5pt solid #000000"/>
    </style:style>
    <style:style style:name="Tableau6.C4" style:family="table-cell">
      <style:table-cell-properties style:vertical-align="middle" fo:padding="0cm" fo:border-left="0.5pt solid #000000" fo:border-right="none" fo:border-top="none" fo:border-bottom="0.5pt solid #000000"/>
    </style:style>
    <style:style style:name="Tableau6.D4" style:family="table-cell">
      <style:table-cell-properties style:vertical-align="middle" fo:padding="0cm" fo:border-left="0.5pt solid #000000" fo:border-right="none" fo:border-top="none" fo:border-bottom="0.5pt solid #000000"/>
    </style:style>
    <style:style style:name="Tableau6.E4" style:family="table-cell">
      <style:table-cell-properties style:vertical-align="middle" fo:padding="0cm" fo:border-left="0.5pt solid #000000" fo:border-right="none" fo:border-top="none" fo:border-bottom="0.5pt solid #000000"/>
    </style:style>
    <style:style style:name="Tableau6.F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4" style:family="table-cell">
      <style:table-cell-properties style:vertical-align="middle" fo:padding="0cm" fo:border-left="0.5pt solid #000000" fo:border-right="0.5pt solid #000000" fo:border-top="none" fo:border-bottom="0.5pt solid #000000"/>
    </style:style>
    <style:style style:name="Tableau6.5" style:family="table-row">
      <style:table-row-properties style:row-height="0.801cm"/>
    </style:style>
    <style:style style:name="Tableau6.B5" style:family="table-cell">
      <style:table-cell-properties style:vertical-align="middle" fo:padding="0cm" fo:border-left="0.5pt solid #000000" fo:border-right="none" fo:border-top="none" fo:border-bottom="0.5pt solid #000000"/>
    </style:style>
    <style:style style:name="Tableau6.C5" style:family="table-cell">
      <style:table-cell-properties style:vertical-align="middle" fo:padding="0cm" fo:border-left="0.5pt solid #000000" fo:border-right="none" fo:border-top="none" fo:border-bottom="0.5pt solid #000000"/>
    </style:style>
    <style:style style:name="Tableau6.D5" style:family="table-cell">
      <style:table-cell-properties style:vertical-align="middle" fo:padding="0cm" fo:border-left="0.5pt solid #000000" fo:border-right="none" fo:border-top="none" fo:border-bottom="0.5pt solid #000000"/>
    </style:style>
    <style:style style:name="Tableau6.E5" style:family="table-cell">
      <style:table-cell-properties style:vertical-align="middle" fo:padding="0cm" fo:border-left="0.5pt solid #000000" fo:border-right="none" fo:border-top="none" fo:border-bottom="0.5pt solid #000000"/>
    </style:style>
    <style:style style:name="Tableau6.F5"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5" style:family="table-cell">
      <style:table-cell-properties style:vertical-align="middle" fo:padding="0cm" fo:border-left="0.5pt solid #000000" fo:border-right="0.5pt solid #000000" fo:border-top="none" fo:border-bottom="0.5pt solid #000000"/>
    </style:style>
    <style:style style:name="Tableau2" style:family="table">
      <style:table-properties style:width="9.151cm" table:align="margins" fo:background-color="transparent">
        <style:background-image/>
      </style:table-properties>
    </style:style>
    <style:style style:name="Tableau2.A" style:family="table-column">
      <style:table-column-properties style:column-width="0.681cm" style:rel-column-width="4880*"/>
    </style:style>
    <style:style style:name="Tableau2.B" style:family="table-column">
      <style:table-column-properties style:column-width="2.82cm" style:rel-column-width="20201*"/>
    </style:style>
    <style:style style:name="Tableau2.C" style:family="table-column">
      <style:table-column-properties style:column-width="2.824cm" style:rel-column-width="20226*"/>
    </style:style>
    <style:style style:name="Tableau2.D" style:family="table-column">
      <style:table-column-properties style:column-width="2.824cm" style:rel-column-width="20228*"/>
    </style:style>
    <style:style style:name="Tableau2.1" style:family="table-row">
      <style:table-row-properties style:row-height="0.7cm"/>
    </style:style>
    <style:style style:name="Tableau2.A1" style:family="table-cell">
      <style:table-cell-properties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dd9e0" fo:padding="0.097cm" fo:border="0.5pt solid #000000">
        <style:background-image/>
      </style:table-cell-properties>
    </style:style>
    <style:style style:name="Tableau2.2" style:family="table-row">
      <style:table-row-properties style:row-height="0.7cm" fo:background-color="transparent">
        <style:background-image/>
      </style:table-row-properties>
    </style:style>
    <style:style style:name="Tableau2.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D2" style:family="table-cell">
      <style:table-cell-properties style:vertical-align="middle" fo:background-color="#add9e0" fo:padding="0.097cm" fo:border-left="0.5pt solid #000000" fo:border-right="0.5pt solid #000000" fo:border-top="none" fo:border-bottom="0.5pt solid #000000">
        <style:background-image/>
      </style:table-cell-properties>
    </style:style>
    <style:style style:name="Tableau2.3" style:family="table-row">
      <style:table-row-properties style:row-height="0.801cm"/>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0.5pt solid #000000" fo:border-top="none" fo:border-bottom="0.5pt solid #000000"/>
    </style:style>
    <style:style style:name="Tableau2.4" style:family="table-row">
      <style:table-row-properties style:row-height="0.801cm"/>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0.5pt solid #000000" fo:border-top="none" fo:border-bottom="0.5pt solid #000000"/>
    </style:style>
    <style:style style:name="Tableau2.5" style:family="table-row">
      <style:table-row-properties style:row-height="0.801cm"/>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0.5pt solid #000000" fo:border-top="none" fo:border-bottom="0.5pt solid #000000"/>
    </style:style>
    <style:style style:name="Tableau2.6" style:family="table-row">
      <style:table-row-properties style:row-height="0.801cm"/>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da2af"/>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text-properties officeooo:paragraph-rsid="003c2661"/>
    </style:style>
    <style:style style:name="P21" style:family="paragraph" style:parent-style-name="Standard">
      <style:text-properties fo:font-size="10pt" officeooo:paragraph-rsid="003c2661" style:font-size-asian="10pt" style:font-size-complex="10pt"/>
    </style:style>
    <style:style style:name="P22" style:family="paragraph" style:parent-style-name="Standard">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officeooo:paragraph-rsid="00641019"/>
    </style:style>
    <style:style style:name="P23"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_5f_En-tête">
      <style:text-properties fo:font-size="16pt" fo:letter-spacing="-0.007cm" officeooo:rsid="003c2661" officeooo:paragraph-rsid="003c2661" style:font-size-asian="16pt" style:font-size-complex="16pt"/>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30" style:family="paragraph" style:parent-style-name="FILET_5f_POINTILLES">
      <style:paragraph-properties fo:margin-top="0cm" fo:margin-bottom="0cm" loext:contextual-spacing="false" style:line-height-at-least="0.801cm" fo:text-align="start" style:justify-single-word="false"/>
      <style:text-properties fo:color="#b3b3b3" style:font-name="Bitstream Vera Sans3" fo:font-size="10pt" officeooo:paragraph-rsid="004703f4" style:font-size-asian="10pt" style:font-size-complex="10pt"/>
    </style:style>
    <style:style style:name="P31" style:family="paragraph" style:parent-style-name="FILET_5f_POINTILLES">
      <style:paragraph-properties fo:margin-top="0cm" fo:margin-bottom="0cm" loext:contextual-spacing="false" style:line-height-at-least="0.801cm"/>
      <style:text-properties officeooo:paragraph-rsid="0049ad93"/>
    </style:style>
    <style:style style:name="P32" style:family="paragraph" style:parent-style-name="FILET_5f_POINTILLES">
      <style:paragraph-properties fo:margin-top="0cm" fo:margin-bottom="0cm" loext:contextual-spacing="false" style:line-height-at-least="0.801cm" fo:text-align="start" style:justify-single-word="false"/>
      <style:text-properties officeooo:paragraph-rsid="00621b65"/>
    </style:style>
    <style:style style:name="P33" style:family="paragraph" style:parent-style-name="FILET_5f_POINTILLES">
      <style:paragraph-properties fo:margin-top="0cm" fo:margin-bottom="0cm" loext:contextual-spacing="false" style:line-height-at-least="0.801cm"/>
      <style:text-properties officeooo:paragraph-rsid="00686e89"/>
    </style:style>
    <style:style style:name="P34" style:family="paragraph" style:parent-style-name="Text_20_body">
      <style:paragraph-properties fo:margin-top="0cm" fo:margin-bottom="0cm" loext:contextual-spacing="false" fo:text-align="center" style:justify-single-word="false"/>
    </style:style>
    <style:style style:name="P35" style:family="paragraph" style:parent-style-name="_5f_Paragraphe_20_livret_20_">
      <style:text-properties officeooo:paragraph-rsid="00383da4"/>
    </style:style>
    <style:style style:name="P36" style:family="paragraph" style:parent-style-name="_5f_Paragraphe_20_livret_20_">
      <style:paragraph-properties fo:text-align="center" style:justify-single-word="false"/>
    </style:style>
    <style:style style:name="P37" style:family="paragraph" style:parent-style-name="_5f_Paragraphe_20_livret_20_">
      <style:paragraph-properties fo:text-align="center" style:justify-single-word="false"/>
      <style:text-properties officeooo:paragraph-rsid="00383da4"/>
    </style:style>
    <style:style style:name="P38" style:family="paragraph" style:parent-style-name="_5f_Paragraphe_20_livret_20_">
      <style:paragraph-properties fo:text-align="center" style:justify-single-word="false"/>
      <style:text-properties officeooo:paragraph-rsid="005fd326"/>
    </style:style>
    <style:style style:name="P39" style:family="paragraph" style:parent-style-name="_5f_Paragraphe_20_livret_20_">
      <style:paragraph-properties fo:text-align="center" style:justify-single-word="false"/>
      <style:text-properties officeooo:paragraph-rsid="006591f7"/>
    </style:style>
    <style:style style:name="P40" style:family="paragraph" style:parent-style-name="_5f_Paragraphe_20_livret_20_">
      <style:paragraph-properties fo:text-align="center" style:justify-single-word="false"/>
      <style:text-properties fo:font-size="10pt" officeooo:paragraph-rsid="00383da4" style:font-size-asian="10pt" style:font-size-complex="10pt"/>
    </style:style>
    <style:style style:name="P41" style:family="paragraph" style:parent-style-name="_5f_Paragraphe_20_livret_20_">
      <style:paragraph-properties fo:text-align="center" style:justify-single-word="false"/>
      <style:text-properties fo:font-size="9pt" fo:font-weight="bold" officeooo:paragraph-rsid="00383da4" style:font-size-asian="9pt" style:font-weight-asian="bold" style:font-size-complex="9pt" style:font-weight-complex="bold"/>
    </style:style>
    <style:style style:name="P42" style:family="paragraph" style:parent-style-name="_5f_Paragraphe_20_livret_20_">
      <style:paragraph-properties fo:text-align="center" style:justify-single-word="false"/>
      <style:text-properties fo:font-size="9pt" officeooo:paragraph-rsid="005fd326" style:font-size-asian="9pt" style:font-size-complex="9pt"/>
    </style:style>
    <style:style style:name="P43" style:family="paragraph" style:parent-style-name="_5f_Paragraphe_20_livret_20_">
      <style:paragraph-properties fo:text-align="center" style:justify-single-word="false"/>
      <style:text-properties style:text-position="0% 100%" fo:font-size="9pt" fo:font-weight="bold" officeooo:paragraph-rsid="00383da4" style:font-size-asian="9pt" style:font-weight-asian="bold" style:font-size-complex="9pt" style:font-weight-complex="bold"/>
    </style:style>
    <style:style style:name="P44" style:family="paragraph" style:parent-style-name="Standard" style:master-page-name="">
      <loext:graphic-properties draw:fill="none" draw:fill-color="#99ffff" draw:opacity="100%" draw:fill-image-width="0cm" draw:fill-image-height="0cm"/>
      <style:paragraph-properties fo:margin-top="0.199cm" fo:margin-bottom="0cm" loext:contextual-spacing="false" style:page-number="auto" fo:background-color="transparent"/>
      <style:text-properties officeooo:paragraph-rsid="003c2661"/>
    </style:style>
    <style:style style:name="P45" style:family="paragraph" style:parent-style-name="Standard">
      <loext:graphic-properties draw:fill="none" draw:fill-color="#66ffff" draw:opacity="100%" draw:fill-image-width="0cm" draw:fill-image-height="0cm"/>
      <style:paragraph-properties fo:margin-top="0.101cm" fo:margin-bottom="0cm" loext:contextual-spacing="false" fo:background-color="transparent" fo:padding="0cm" fo:border="none" style:shadow="none"/>
      <style:text-properties fo:color="#000000" style:font-name="Bitstream Vera Sans6" fo:font-size="10pt" fo:font-style="normal" fo:font-weight="bold" officeooo:paragraph-rsid="003c2661" style:font-name-asian="Times New Roman" style:font-size-asian="10pt" style:font-style-asian="normal" style:font-weight-asian="bold" style:font-name-complex="Times New Roman" style:font-size-complex="10pt" style:font-style-complex="normal" style:font-weight-complex="bold"/>
    </style:style>
    <style:style style:name="P46" style:family="paragraph" style:parent-style-name="Standard">
      <loext:graphic-properties draw:fill="none" draw:fill-color="#99ffff" draw:opacity="100%" draw:fill-image-width="0cm" draw:fill-image-height="0cm"/>
      <style:paragraph-properties fo:margin-top="0.101cm" fo:margin-bottom="0cm" loext:contextual-spacing="false" fo:background-color="transparent"/>
      <style:text-properties officeooo:paragraph-rsid="00589d42"/>
    </style:style>
    <style:style style:name="P47"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fo:color="#b3b3b3" style:font-name="Bitstream Vera Sans3" fo:font-size="10pt" officeooo:paragraph-rsid="00621b65" style:font-size-asian="10pt" style:font-size-complex="10pt"/>
    </style:style>
    <style:style style:name="P48"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fo:color="#b3b3b3" style:font-name="Bitstream Vera Sans3" fo:font-size="10pt" officeooo:paragraph-rsid="00641019" style:font-size-asian="10pt" style:font-size-complex="10pt"/>
    </style:style>
    <style:style style:name="P49"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fo:color="#b3b3b3" style:font-name="Bitstream Vera Sans3" fo:font-size="10pt" officeooo:paragraph-rsid="00660f03" style:font-size-asian="10pt" style:font-size-complex="10pt"/>
    </style:style>
    <style:style style:name="P50"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officeooo:paragraph-rsid="00641019"/>
    </style:style>
    <style:style style:name="P51"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officeooo:paragraph-rsid="00660f03"/>
    </style:style>
    <style:style style:name="P52" style:family="paragraph" style:parent-style-name="_5f_Paragraphe_20_livret_20_">
      <style:paragraph-properties fo:margin-top="0.3cm" fo:margin-bottom="0cm" loext:contextual-spacing="false">
        <style:tab-stops>
          <style:tab-stop style:position="3cm"/>
          <style:tab-stop style:position="9.2cm" style:type="right" style:leader-style="dotted" style:leader-text="."/>
        </style:tab-stops>
      </style:paragraph-properties>
      <style:text-properties officeooo:rsid="004bbf71" officeooo:paragraph-rsid="005d66ce"/>
    </style:style>
    <style:style style:name="P53" style:family="paragraph" style:parent-style-name="_5f_Paragraphe_20_livret_20_">
      <style:paragraph-properties fo:margin-top="0.3cm" fo:margin-bottom="0cm" loext:contextual-spacing="false">
        <style:tab-stops>
          <style:tab-stop style:position="4.2cm"/>
          <style:tab-stop style:position="9.2cm" style:type="right" style:leader-style="dotted" style:leader-text="."/>
        </style:tab-stops>
      </style:paragraph-properties>
      <style:text-properties officeooo:rsid="004bbf71" officeooo:paragraph-rsid="005fd326"/>
    </style:style>
    <style:style style:name="P54" style:family="paragraph" style:parent-style-name="_5f_Paragraphe_20_livret_20_">
      <style:paragraph-properties fo:margin-top="0.3cm" fo:margin-bottom="0cm" loext:contextual-spacing="false">
        <style:tab-stops>
          <style:tab-stop style:position="4.2cm"/>
          <style:tab-stop style:position="9.2cm" style:type="right" style:leader-style="dotted" style:leader-text="."/>
        </style:tab-stops>
      </style:paragraph-properties>
      <style:text-properties officeooo:rsid="004bbf71" officeooo:paragraph-rsid="00621b65"/>
    </style:style>
    <style:style style:name="P55" style:family="paragraph" style:parent-style-name="_5f_Paragraphe_20_livret_20_">
      <style:paragraph-properties fo:margin-top="0.3cm" fo:margin-bottom="0cm" loext:contextual-spacing="false">
        <style:tab-stops>
          <style:tab-stop style:position="4.5cm"/>
          <style:tab-stop style:position="9.2cm" style:type="right" style:leader-style="dotted" style:leader-text="."/>
        </style:tab-stops>
      </style:paragraph-properties>
      <style:text-properties officeooo:rsid="004bbf71" officeooo:paragraph-rsid="00660f03"/>
    </style:style>
    <style:style style:name="P56" style:family="paragraph" style:parent-style-name="_5f_Paragraphe_20_livret_20_">
      <style:paragraph-properties fo:margin-top="0.7cm" fo:margin-bottom="0cm" loext:contextual-spacing="false">
        <style:tab-stops>
          <style:tab-stop style:position="4.701cm"/>
          <style:tab-stop style:position="9.2cm" style:type="right" style:leader-style="dotted" style:leader-text="."/>
        </style:tab-stops>
      </style:paragraph-properties>
      <style:text-properties officeooo:paragraph-rsid="005d66ce"/>
    </style:style>
    <style:style style:name="P57" style:family="paragraph" style:parent-style-name="_5f_Paragraphe_20_livret_20_">
      <style:paragraph-properties fo:margin-top="0.801cm" fo:margin-bottom="0.101cm" loext:contextual-spacing="false">
        <style:tab-stops>
          <style:tab-stop style:position="9.2cm" style:type="right" style:leader-style="dotted" style:leader-text="."/>
        </style:tab-stops>
      </style:paragraph-properties>
      <style:text-properties officeooo:paragraph-rsid="00601fc0"/>
    </style:style>
    <style:style style:name="P58" style:family="paragraph" style:parent-style-name="_5f_Paragraphe_20_livret_20_">
      <style:paragraph-properties fo:margin-top="0.6cm" fo:margin-bottom="0cm" loext:contextual-spacing="false">
        <style:tab-stops>
          <style:tab-stop style:position="4.2cm"/>
          <style:tab-stop style:position="9.2cm" style:type="right" style:leader-style="dotted" style:leader-text="."/>
        </style:tab-stops>
      </style:paragraph-properties>
      <style:text-properties officeooo:paragraph-rsid="005fd326"/>
    </style:style>
    <style:style style:name="P59" style:family="paragraph" style:parent-style-name="_5f_Paragraphe_20_livret_20_">
      <style:paragraph-properties fo:margin-top="0.6cm" fo:margin-bottom="0cm" loext:contextual-spacing="false">
        <style:tab-stops>
          <style:tab-stop style:position="4.2cm"/>
          <style:tab-stop style:position="9.2cm" style:type="right" style:leader-style="dotted" style:leader-text="."/>
        </style:tab-stops>
      </style:paragraph-properties>
      <style:text-properties officeooo:paragraph-rsid="00641019"/>
    </style:style>
    <style:style style:name="P60" style:family="paragraph" style:parent-style-name="_5f_Paragraphe_20_livret_20_">
      <style:paragraph-properties fo:margin-top="0.6cm" fo:margin-bottom="0cm" loext:contextual-spacing="false">
        <style:tab-stops>
          <style:tab-stop style:position="4.5cm"/>
          <style:tab-stop style:position="9.2cm" style:type="right" style:leader-style="dotted" style:leader-text="."/>
        </style:tab-stops>
      </style:paragraph-properties>
      <style:text-properties officeooo:paragraph-rsid="00660f03"/>
    </style:style>
    <style:style style:name="P61" style:family="paragraph" style:parent-style-name="FILET_5f_POINTILLES">
      <style:paragraph-properties fo:margin-top="0.049cm" fo:margin-bottom="0cm" loext:contextual-spacing="false" style:line-height-at-least="0.801cm"/>
      <style:text-properties officeooo:paragraph-rsid="00686e89"/>
    </style:style>
    <style:style style:name="P62" style:family="paragraph" style:parent-style-name="_5f_Paragraphe_20_livret_20_">
      <style:paragraph-properties fo:margin-top="1.3cm" fo:margin-bottom="0.101cm" loext:contextual-spacing="false">
        <style:tab-stops>
          <style:tab-stop style:position="9.2cm" style:type="right" style:leader-style="dotted" style:leader-text="."/>
        </style:tab-stops>
      </style:paragraph-properties>
      <style:text-properties officeooo:paragraph-rsid="0066e32b"/>
    </style:style>
    <style:style style:name="P63" style:family="paragraph" style:parent-style-name="Exo_5f_Num" style:list-style-name="">
      <style:text-properties officeooo:paragraph-rsid="00405bef"/>
    </style:style>
    <style:style style:name="P64" style:family="paragraph" style:parent-style-name="Exo_5f_Num">
      <style:paragraph-properties fo:margin-top="0.499cm" fo:margin-bottom="0.101cm" loext:contextual-spacing="false"/>
    </style:style>
    <style:style style:name="P65" style:family="paragraph" style:parent-style-name="Exo_5f_Num">
      <style:paragraph-properties fo:margin-top="0.499cm" fo:margin-bottom="0.3cm" loext:contextual-spacing="false"/>
    </style:style>
    <style:style style:name="P66" style:family="paragraph" style:parent-style-name="Exo_5f_Num">
      <style:paragraph-properties fo:margin-top="0.9cm" fo:margin-bottom="0.101cm" loext:contextual-spacing="false"/>
    </style:style>
    <style:style style:name="P67" style:family="paragraph" style:parent-style-name="Exo_5f_Num" style:list-style-name="Num_5f_Exo">
      <style:paragraph-properties fo:margin-top="0.861cm" fo:margin-bottom="0.101cm" loext:contextual-spacing="false"/>
      <style:text-properties officeooo:paragraph-rsid="00601fc0"/>
    </style:style>
    <style:style style:name="P68" style:family="paragraph" style:parent-style-name="Exo_5f_Num">
      <style:paragraph-properties fo:margin-top="0.499cm" fo:margin-bottom="5.3cm" loext:contextual-spacing="false"/>
      <style:text-properties officeooo:paragraph-rsid="00405bef"/>
    </style:style>
    <style:style style:name="P69" style:family="paragraph" style:parent-style-name="Exo_5f_Num">
      <style:paragraph-properties fo:margin-top="0.653cm" fo:margin-bottom="0cm" loext:contextual-spacing="false" fo:line-height="0.499cm" fo:text-align="start" style:justify-single-word="false"/>
      <style:text-properties officeooo:paragraph-rsid="004d1740"/>
    </style:style>
    <style:style style:name="P70" style:family="paragraph" style:parent-style-name="Exo_5f_Num" style:list-style-name="">
      <style:paragraph-properties fo:margin-top="0.088cm" fo:margin-bottom="0.106cm" loext:contextual-spacing="false" fo:line-height="100%" fo:text-align="start" style:justify-single-word="false"/>
      <style:text-properties officeooo:paragraph-rsid="004d1740"/>
    </style:style>
    <style:style style:name="P71" style:family="paragraph" style:parent-style-name="Exo_5f_Num">
      <style:paragraph-properties fo:margin-top="0.499cm" fo:margin-bottom="0.199cm" loext:contextual-spacing="false"/>
    </style:style>
    <style:style style:name="P72" style:family="paragraph" style:parent-style-name="Exo_5f_Num" style:list-style-name="Num_5f_Exo">
      <loext:graphic-properties draw:fill="none"/>
      <style:paragraph-properties fo:margin-left="0cm" fo:margin-right="0.101cm" fo:margin-top="0.651cm" fo:margin-bottom="0.199cm" loext:contextual-spacing="false" fo:line-height="100%" fo:text-align="justify" style:justify-single-word="false" fo:text-indent="0cm" style:auto-text-indent="false" fo:background-color="transparent" fo:keep-with-next="auto">
        <style:tab-stops/>
      </style:paragraph-properties>
    </style:style>
    <style:style style:name="P73" style:family="paragraph" style:parent-style-name="Exo_5f_Num">
      <style:paragraph-properties fo:break-before="column"/>
    </style:style>
    <style:style style:name="P74" style:family="paragraph" style:parent-style-name="Exo_5f_Num">
      <style:paragraph-properties fo:margin-top="0.801cm" fo:margin-bottom="0.101cm" loext:contextual-spacing="false"/>
    </style:style>
    <style:style style:name="P75" style:family="paragraph" style:parent-style-name="Exo_5f_Num">
      <style:paragraph-properties fo:margin-top="0.55cm" fo:margin-bottom="0.199cm" loext:contextual-spacing="false"/>
    </style:style>
    <style:style style:name="P76"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fo:color="#b3b3b3" style:font-name="Bitstream Vera Sans3" fo:font-size="10pt" officeooo:paragraph-rsid="005d66ce" style:font-size-asian="10pt" style:font-size-complex="10pt"/>
    </style:style>
    <style:style style:name="P77" style:family="paragraph" style:parent-style-name="FILET_5f_POINTILLES">
      <style:paragraph-properties style:line-height-at-least="0.801cm" fo:text-align="start" style:justify-single-word="false">
        <style:tab-stops>
          <style:tab-stop style:position="4.2cm"/>
          <style:tab-stop style:position="9.2cm" style:type="right" style:leader-style="dotted" style:leader-text="."/>
        </style:tab-stops>
      </style:paragraph-properties>
      <style:text-properties fo:color="#b3b3b3" style:font-name="Bitstream Vera Sans3" fo:font-size="10pt" officeooo:paragraph-rsid="005fd326" style:font-size-asian="10pt" style:font-size-complex="10pt"/>
    </style:style>
    <style:style style:name="P78" style:family="paragraph" style:parent-style-name="FILET_5f_POINTILLES">
      <style:paragraph-properties style:line-height-at-least="0.801cm" fo:text-align="start" style:justify-single-word="false">
        <style:tab-stops>
          <style:tab-stop style:position="4.5cm"/>
          <style:tab-stop style:position="9.2cm" style:type="right" style:leader-style="dotted" style:leader-text="."/>
        </style:tab-stops>
      </style:paragraph-properties>
      <style:text-properties fo:color="#b3b3b3" style:font-name="Bitstream Vera Sans3" fo:font-size="10pt" officeooo:paragraph-rsid="00660f03" style:font-size-asian="10pt" style:font-size-complex="10pt"/>
    </style:style>
    <style:style style:name="P79" style:family="paragraph" style:parent-style-name="FILET_5f_POINTILLES">
      <style:paragraph-properties style:line-height-at-least="0.801cm"/>
    </style:style>
    <style:style style:name="P80"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officeooo:paragraph-rsid="005d66ce"/>
    </style:style>
    <style:style style:name="P81" style:family="paragraph" style:parent-style-name="FILET_5f_POINTILLES">
      <style:paragraph-properties style:line-height-at-least="0.801cm" fo:text-align="start" style:justify-single-word="false">
        <style:tab-stops>
          <style:tab-stop style:position="4.2cm"/>
          <style:tab-stop style:position="9.2cm" style:type="right" style:leader-style="dotted" style:leader-text="."/>
        </style:tab-stops>
      </style:paragraph-properties>
      <style:text-properties officeooo:paragraph-rsid="005fd326"/>
    </style:style>
    <style:style style:name="P82" style:family="paragraph" style:parent-style-name="FILET_5f_POINTILLES">
      <style:paragraph-properties style:line-height-at-least="0.801cm" fo:text-align="start" style:justify-single-word="false">
        <style:tab-stops>
          <style:tab-stop style:position="4.5cm"/>
          <style:tab-stop style:position="9.2cm" style:type="right" style:leader-style="dotted" style:leader-text="."/>
        </style:tab-stops>
      </style:paragraph-properties>
      <style:text-properties officeooo:paragraph-rsid="00660f03"/>
    </style:style>
    <style:style style:name="P83" style:family="paragraph" style:parent-style-name="FILET_5f_POINTILLES">
      <style:paragraph-properties style:line-height-at-least="0.801cm"/>
      <style:text-properties officeooo:paragraph-rsid="005d66ce"/>
    </style:style>
    <style:style style:name="P84" style:family="paragraph" style:parent-style-name="Standard">
      <style:paragraph-properties style:line-height-at-least="0.801cm" fo:text-align="start" style:justify-single-word="false">
        <style:tab-stops>
          <style:tab-stop style:position="4.5cm"/>
          <style:tab-stop style:position="9.2cm" style:type="right" style:leader-style="dotted" style:leader-text="."/>
        </style:tab-stops>
      </style:paragraph-properties>
      <style:text-properties officeooo:paragraph-rsid="00660f03"/>
    </style:style>
    <style:style style:name="P85" style:family="paragraph" style:parent-style-name="Standard" style:list-style-name="_5f_Numérotation_20_des_20_exercices_20_livrets">
      <style:paragraph-properties fo:margin-top="0.199cm" fo:margin-bottom="0cm" loext:contextual-spacing="false" fo:line-height="100%"/>
      <style:text-properties officeooo:paragraph-rsid="00383da4"/>
    </style:style>
    <style:style style:name="P86" style:family="paragraph" style:parent-style-name="_5f_Paragraphe_20_livret_20_" style:list-style-name="liste_5f_abc">
      <style:text-properties officeooo:paragraph-rsid="00383da4"/>
    </style:style>
    <style:style style:name="P87" style:family="paragraph" style:parent-style-name="_5f_Paragraphe_20_livret_20_" style:list-style-name="liste_5f_abc">
      <style:paragraph-properties fo:text-align="center" style:justify-single-word="false"/>
      <style:text-properties fo:font-size="10pt" officeooo:paragraph-rsid="00383da4" style:font-size-asian="10pt" style:font-size-complex="10pt"/>
    </style:style>
    <style:style style:name="P88" style:family="paragraph" style:parent-style-name="_5f_Paragraphe_20_livret_20_" style:list-style-name="liste_5f_abc">
      <style:paragraph-properties fo:margin-top="0cm" fo:margin-bottom="0.199cm" loext:contextual-spacing="false" fo:line-height="100%"/>
      <style:text-properties officeooo:paragraph-rsid="00383da4"/>
    </style:style>
    <style:style style:name="P89" style:family="paragraph" style:parent-style-name="_5f_Paragraphe_20_livret_20_" style:list-style-name="liste_5f_abc">
      <style:paragraph-properties fo:margin-top="0.199cm" fo:margin-bottom="0.199cm" loext:contextual-spacing="false" fo:line-height="100%"/>
      <style:text-properties officeooo:paragraph-rsid="00383da4"/>
    </style:style>
    <style:style style:name="P90" style:family="paragraph" style:parent-style-name="_5f_Paragraphe_20_livret_20_" style:list-style-name="liste_5f_abc">
      <style:paragraph-properties fo:margin-top="0.199cm" fo:margin-bottom="0cm" loext:contextual-spacing="false" fo:line-height="100%"/>
      <style:text-properties officeooo:paragraph-rsid="00383da4"/>
    </style:style>
    <style:style style:name="P91" style:family="paragraph" style:parent-style-name="_5f_Paragraphe_20_livret_20_">
      <style:paragraph-properties fo:margin-top="0.499cm" fo:margin-bottom="0cm" loext:contextual-spacing="false">
        <style:tab-stops>
          <style:tab-stop style:position="3cm"/>
          <style:tab-stop style:position="9.2cm" style:type="right" style:leader-style="dotted" style:leader-text="."/>
        </style:tab-stops>
      </style:paragraph-properties>
      <style:text-properties officeooo:paragraph-rsid="005d66ce"/>
    </style:style>
    <style:style style:name="P92" style:family="paragraph" style:parent-style-name="_5f_Paragraphe_20_livret_20_réponse_20_élève" style:list-style-name="liste_5f_abc">
      <style:text-properties officeooo:paragraph-rsid="00383da4"/>
    </style:style>
    <style:style style:name="P93" style:family="paragraph" style:parent-style-name="_5f_Paragraphe_20_livret_20_réponse_20_élève" style:list-style-name="liste_5f_abc">
      <style:text-properties officeooo:paragraph-rsid="005b6c07"/>
    </style:style>
    <style:style style:name="P94" style:family="paragraph" style:parent-style-name="_5f_Paragraphe_20_livret_20_réponse_20_élève" style:list-style-name="liste_5f_abc">
      <style:paragraph-properties fo:margin-top="0cm" fo:margin-bottom="0cm" loext:contextual-spacing="false"/>
      <style:text-properties officeooo:paragraph-rsid="00383da4"/>
    </style:style>
    <style:style style:name="P95" style:family="paragraph" style:parent-style-name="_5f_Pied_20_de_20_page" style:list-style-name=""/>
    <style:style style:name="P96" style:family="paragraph" style:parent-style-name="_5f_Pied_20_de_20_page" style:list-style-name="">
      <style:paragraph-properties fo:text-align="end" style:justify-single-word="false"/>
    </style:style>
    <style:style style:name="P97" style:family="paragraph" style:parent-style-name="_5f_Pied_20_de_20_page">
      <style:paragraph-properties fo:text-align="end" style:justify-single-word="false"/>
    </style:style>
    <style:style style:name="P9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9" style:family="paragraph" style:parent-style-name="_5f_Titre_20_d_27_exercices_20_livret" style:list-style-name="_5f_Numérotation_20_des_20_exercices_20_livrets">
      <style:paragraph-properties fo:margin-top="0cm" fo:margin-bottom="0cm" loext:contextual-spacing="false" fo:line-height="100%"/>
      <style:text-properties officeooo:paragraph-rsid="00383da4"/>
    </style:style>
    <style:style style:name="P100"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fo:text-align="center" style:justify-single-word="false" style:page-number="96" fo:break-before="auto" fo:break-after="auto" style:shadow="none"/>
      <style:text-properties style:font-name="Liberation Serif" fo:font-size="10pt" fo:font-style="normal" fo:font-weight="bold" officeooo:rsid="00290c92" officeooo:paragraph-rsid="003c2661" style:font-size-asian="10pt" style:font-style-asian="normal" style:font-weight-asian="bold" style:font-size-complex="10pt" style:font-style-complex="normal" style:font-weight-complex="bold"/>
    </style:style>
    <style:style style:name="P101" style:family="paragraph" style:parent-style-name="_5f_Titre_20_d_27_exercices_20_livret_20_sans_20_titre" style:list-style-name="Num_5f_Exo">
      <style:paragraph-properties fo:margin-top="0.52cm" fo:margin-bottom="0.199cm" loext:contextual-spacing="false" fo:text-align="start" style:justify-single-word="false"/>
      <style:text-properties officeooo:paragraph-rsid="0066e32b"/>
    </style:style>
    <style:style style:name="P102" style:family="paragraph">
      <style:paragraph-properties fo:margin-left="0cm" fo:margin-right="0cm" fo:margin-top="0cm" fo:margin-bottom="0cm" fo:line-height="100%" fo:text-indent="0cm"/>
    </style:style>
    <style:style style:name="P10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4"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10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8"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0" style:family="paragraph">
      <loext:graphic-properties draw:fill="none" draw:fill-color="#00b8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1"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1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5"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1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8"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0"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Verdana1"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122"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Verdana1"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23" style:family="paragraph">
      <loext:graphic-properties draw:fill="none" draw:fill-color="#ffffff"/>
      <style:paragraph-properties fo:margin-left="0cm" fo:margin-right="0cm" fo:margin-top="0cm" fo:margin-bottom="0cm" fo:line-height="100%" fo:text-indent="0cm"/>
      <style:text-properties fo:color="#e8c32a" style:text-outline="false" style:text-line-through-style="none" style:text-line-through-type="none" style:font-name="Bitstream Vera Sans3"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124" style:family="paragraph">
      <loext:graphic-properties draw:fill="none" draw:fill-color="#ffffff"/>
      <style:paragraph-properties fo:margin-left="1.245cm" fo:margin-right="0cm" fo:margin-top="0cm" fo:margin-bottom="0cm" fo:line-height="100%" fo:text-indent="0cm"/>
      <style:text-properties fo:color="#e8c32a" style:text-outline="false" style:text-line-through-style="none" style:text-line-through-type="none" style:font-name="Bitstream Vera Sans3"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125" style:family="paragraph">
      <style:paragraph-properties fo:margin-top="0cm" fo:margin-bottom="0.199cm" fo:text-align="center"/>
    </style:style>
    <style:style style:name="P126" style:family="paragraph">
      <loext:graphic-properties draw:fill-color="#e8c32a"/>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12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28" style:family="paragraph">
      <loext:graphic-properties draw:fill="none" draw:fill-color="#ffffff"/>
      <style:paragraph-properties fo:margin-left="0cm" fo:margin-right="0cm" fo:margin-top="0cm" fo:margin-bottom="0cm" fo:line-height="100%" fo:text-indent="0cm"/>
      <style:text-properties fo:color="#e8c32a" style:text-outline="false" style:text-line-through-style="none" style:text-line-through-type="none" style:font-name="Bitstream Vera Sans3" fo:font-size="10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2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0" style:family="paragraph">
      <style:paragraph-properties fo:text-align="center"/>
    </style:style>
    <style:style style:name="P131"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132"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8b99f"/>
    </style:style>
    <style:style style:name="T6" style:family="text">
      <style:text-properties officeooo:rsid="002da2af"/>
    </style:style>
    <style:style style:name="T7" style:family="text">
      <style:text-properties style:font-name="Bitstream Vera Sans3"/>
    </style:style>
    <style:style style:name="T8" style:family="text">
      <style:text-properties style:font-name="Bitstream Vera Sans3"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style:font-name="Bitstream Vera Sans3" fo:font-size="10pt" fo:font-style="normal" style:text-underline-style="none" fo:font-weight="normal" officeooo:rsid="001f976d"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style:font-name="Bitstream Vera Sans3" fo:font-size="10pt" style:text-underline-style="none" fo:font-weight="normal" style:font-size-asian="10pt" style:font-weight-asian="normal" style:font-size-complex="10pt" style:font-weight-complex="normal"/>
    </style:style>
    <style:style style:name="T11" style:family="text">
      <style:text-properties style:font-name="Bitstream Vera Sans3" style:text-underline-style="none" fo:font-weight="normal" style:font-weight-asian="normal" style:font-weight-complex="normal"/>
    </style:style>
    <style:style style:name="T12" style:family="text">
      <style:text-properties style:font-name="OpenSymbol1"/>
    </style:style>
    <style:style style:name="T13" style:family="text">
      <style:text-properties style:font-name="OpenSymbol1" fo:font-size="10pt" style:font-size-asian="10pt" style:font-size-complex="10pt"/>
    </style:style>
    <style:style style:name="T14" style:family="text">
      <style:text-properties style:font-name="OpenSymbol1" style:text-underline-style="none"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officeooo:rsid="00405bef" style:font-size-asian="10pt" style:font-size-complex="10pt"/>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officeooo:rsid="00383da4" style:font-size-asian="10pt" style:font-style-asian="normal" style:font-size-complex="10pt" style:font-style-complex="normal"/>
    </style:style>
    <style:style style:name="T19" style:family="text">
      <style:text-properties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font-size="10pt" fo:letter-spacing="-0.004cm" style:font-size-asian="10pt" style:font-size-complex="10pt"/>
    </style:style>
    <style:style style:name="T21" style:family="text">
      <style:text-properties fo:font-size="10pt" fo:letter-spacing="-0.014cm" officeooo:rsid="00405bef" style:font-size-asian="10pt" style:font-size-complex="10pt"/>
    </style:style>
    <style:style style:name="T22" style:family="text">
      <style:text-properties fo:color="#000000" style:text-position="0% 100%" style:font-name="Bitstream Vera Sans3" fo:font-size="10pt" style:text-underline-style="none" fo:font-weight="normal" officeooo:rsid="0020cfe3" fo:background-color="transparent" loext:char-shading-value="0" style:font-size-asian="10pt" style:font-weight-asian="normal" style:font-size-complex="10pt" style:font-weight-complex="normal"/>
    </style:style>
    <style:style style:name="T23" style:family="text">
      <style:text-properties fo:color="#000000" style:text-position="0% 100%" style:font-name="OpenSymbol1" fo:font-size="10pt" style:text-underline-style="none" fo:font-weight="normal" officeooo:rsid="0020cfe3" fo:background-color="transparent" loext:char-shading-value="0" style:font-size-asian="10pt" style:font-weight-asian="normal" style:font-size-complex="10pt" style:font-weight-complex="normal"/>
    </style:style>
    <style:style style:name="T24" style:family="text">
      <style:text-properties fo:color="#000000" style:text-position="0% 100%" style:font-name="OpenSymbol2" fo:font-size="10pt" style:text-underline-style="none" fo:font-weight="normal" officeooo:rsid="0020cfe3" fo:background-color="transparent" loext:char-shading-value="0" style:font-name-asian="OpenSymbol2" style:font-size-asian="10pt" style:font-weight-asian="normal" style:font-name-complex="OpenSymbol2" style:font-size-complex="10pt" style:font-weight-complex="normal"/>
    </style:style>
    <style:style style:name="T25" style:family="text">
      <style:text-properties fo:color="#000000" style:text-position="0% 100%" fo:font-weight="normal" officeooo:rsid="004bbf71" style:font-name-asian="OpenSymbol1" style:font-style-asian="normal" style:font-weight-asian="normal" style:font-name-complex="OpenSymbol1" style:font-style-complex="normal" style:font-weight-complex="normal"/>
    </style:style>
    <style:style style:name="T26" style:family="text">
      <style:text-properties fo:color="#000000" style:text-position="0% 100%" fo:font-weight="normal" officeooo:rsid="004bbf71" style:font-name-asian="OpenSymbol1" style:font-style-asian="normal" style:font-weight-asian="normal" style:font-name-complex="OpenSymbol1" style:font-size-complex="10pt" style:font-style-complex="normal" style:font-weight-complex="normal"/>
    </style:style>
    <style:style style:name="T27" style:family="text">
      <style:text-properties fo:color="#000000" style:text-position="0% 100%" fo:language="en" fo:country="US" fo:font-weight="normal" officeooo:rsid="004bbf71" style:font-name-asian="OpenSymbol1" style:font-style-asian="normal" style:font-weight-asian="normal" style:font-name-complex="OpenSymbol1" style:font-size-complex="10pt" style:font-style-complex="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4bbf71" style:font-weight-asian="normal" style:font-weight-complex="normal"/>
    </style:style>
    <style:style style:name="T30" style:family="text">
      <style:text-properties fo:color="#000000" fo:font-weight="normal" officeooo:rsid="004bbf71" style:font-weight-asian="normal" style:font-size-complex="10pt" style:font-weight-complex="normal"/>
    </style:style>
    <style:style style:name="T31" style:family="text">
      <style:text-properties fo:color="#000000" fo:font-style="normal" fo:font-weight="normal" officeooo:rsid="004bbf71" style:font-style-asian="normal" style:font-weight-asian="normal" style:font-size-complex="10pt" style:font-style-complex="normal" style:font-weight-complex="normal"/>
    </style:style>
    <style:style style:name="T32" style:family="text">
      <style:text-properties fo:color="#000000" fo:letter-spacing="-0.014cm" fo:language="en" fo:country="US" fo:font-weight="normal" officeooo:rsid="00601fc0" style:font-weight-asian="normal" style:font-size-complex="10pt" style:font-weight-complex="normal"/>
    </style:style>
    <style:style style:name="T33" style:family="text">
      <style:text-properties fo:color="#b3b3b3"/>
    </style:style>
    <style:style style:name="T34" style:family="text">
      <style:text-properties fo:color="#b3b3b3" fo:font-size="10pt" fo:font-style="normal" style:font-size-asian="10pt" style:font-style-asian="normal" style:font-size-complex="10pt" style:font-style-complex="normal"/>
    </style:style>
    <style:style style:name="T35" style:family="text">
      <style:text-properties style:font-name="OpenSymbol2"/>
    </style:style>
    <style:style style:name="T36" style:family="text">
      <style:text-properties officeooo:rsid="00405bef"/>
    </style:style>
    <style:style style:name="T37" style:family="text">
      <style:text-properties style:text-position="0% 100%" style:font-name-asian="OpenSymbol1" style:font-style-asian="normal" style:font-name-complex="OpenSymbol1" style:font-style-complex="normal"/>
    </style:style>
    <style:style style:name="T38" style:family="text">
      <style:text-properties style:text-position="0% 100%" officeooo:rsid="00621b65" style:font-name-asian="OpenSymbol1" style:font-style-asian="normal" style:font-name-complex="OpenSymbol1" style:font-style-complex="normal"/>
    </style:style>
    <style:style style:name="T39" style:family="text">
      <style:text-properties style:text-position="0% 100%" officeooo:rsid="00621b65" style:font-name-asian="OpenSymbol1" style:font-style-asian="normal" style:font-name-complex="OpenSymbol1" style:font-size-complex="10pt" style:font-style-complex="normal"/>
    </style:style>
    <style:style style:name="T40" style:family="text">
      <style:text-properties style:text-position="0% 100%" officeooo:rsid="0068bfaa" style:font-name-asian="OpenSymbol1" style:font-style-asian="normal" style:font-name-complex="OpenSymbol1" style:font-size-complex="10pt" style:font-style-complex="normal"/>
    </style:style>
    <style:style style:name="T41" style:family="text">
      <style:text-properties style:text-position="0% 100%" style:font-name-asian="OpenSymbol1" style:font-size-asian="10pt" style:font-style-asian="normal" style:font-name-complex="OpenSymbol1" style:font-size-complex="10pt" style:font-style-complex="normal"/>
    </style:style>
    <style:style style:name="T42" style:family="text">
      <style:text-properties style:text-position="0% 100%" officeooo:rsid="004bbf71" style:font-name-asian="OpenSymbol1" style:font-size-asian="10pt" style:font-style-asian="normal" style:font-name-complex="OpenSymbol1" style:font-size-complex="10pt" style:font-style-complex="normal"/>
    </style:style>
    <style:style style:name="T43" style:family="text">
      <style:text-properties style:text-position="0% 100%" fo:language="en" fo:country="US" officeooo:rsid="005d66ce" style:font-name-asian="OpenSymbol1" style:font-size-asian="10pt" style:font-style-asian="normal" style:font-name-complex="OpenSymbol1" style:font-size-complex="10pt" style:font-style-complex="normal"/>
    </style:style>
    <style:style style:name="T44" style:family="text">
      <style:text-properties style:text-position="0% 100%" fo:font-weight="normal" officeooo:rsid="004bbf71" style:font-name-asian="OpenSymbol1" style:font-size-asian="10pt" style:font-style-asian="normal" style:font-weight-asian="normal" style:font-name-complex="OpenSymbol1" style:font-size-complex="10pt" style:font-style-complex="normal" style:font-weight-complex="normal"/>
    </style:style>
    <style:style style:name="T45" style:family="text">
      <style:text-properties style:text-position="0% 100%" fo:font-weight="normal" officeooo:rsid="00621b65" style:font-name-asian="OpenSymbol1" style:font-style-asian="normal" style:font-weight-asian="normal" style:font-name-complex="OpenSymbol1" style:font-style-complex="normal" style:font-weight-complex="normal"/>
    </style:style>
    <style:style style:name="T46" style:family="text">
      <style:text-properties style:text-position="0% 100%" fo:font-weight="normal" officeooo:rsid="004bbf71" style:font-name-asian="OpenSymbol1" style:font-style-asian="normal" style:font-weight-asian="normal" style:font-name-complex="OpenSymbol1" style:font-style-complex="normal" style:font-weight-complex="normal"/>
    </style:style>
    <style:style style:name="T47" style:family="text">
      <style:text-properties style:text-position="0% 100%" fo:font-weight="normal" officeooo:rsid="00621b65" style:font-name-asian="OpenSymbol1" style:font-style-asian="normal" style:font-weight-asian="normal" style:font-name-complex="OpenSymbol1" style:font-size-complex="10pt" style:font-style-complex="normal" style:font-weight-complex="normal"/>
    </style:style>
    <style:style style:name="T48" style:family="text">
      <style:text-properties style:text-position="0% 100%" fo:font-weight="normal" officeooo:rsid="004bbf71" style:font-name-asian="OpenSymbol1" style:font-style-asian="normal" style:font-weight-asian="normal" style:font-name-complex="OpenSymbol1" style:font-size-complex="10pt" style:font-style-complex="normal" style:font-weight-complex="normal"/>
    </style:style>
    <style:style style:name="T49" style:family="text">
      <style:text-properties officeooo:rsid="004f01bf"/>
    </style:style>
    <style:style style:name="T50" style:family="text">
      <style:text-properties officeooo:rsid="0052659d"/>
    </style:style>
    <style:style style:name="T51" style:family="text">
      <style:text-properties officeooo:rsid="005461d5"/>
    </style:style>
    <style:style style:name="T52" style:family="text">
      <style:text-properties fo:letter-spacing="-0.004cm"/>
    </style:style>
    <style:style style:name="T53" style:family="text">
      <style:text-properties fo:letter-spacing="-0.007cm"/>
    </style:style>
    <style:style style:name="T54" style:family="text">
      <style:text-properties fo:color="#e8c32a" style:font-name="Bitstream Vera Sans" fo:font-size="10pt" fo:font-style="normal" fo:font-weight="bold" officeooo:rsid="004bbf71" style:font-size-asian="10.5pt" style:font-style-asian="normal" style:font-size-complex="10pt" style:font-style-complex="normal"/>
    </style:style>
    <style:style style:name="T55" style:family="text">
      <style:text-properties fo:color="#e8c32a" style:font-name="Bitstream Vera Sans" fo:font-size="10pt" fo:font-style="normal" fo:font-weight="bold" officeooo:rsid="004bbf71" style:font-size-asian="10.5pt"/>
    </style:style>
    <style:style style:name="T56" style:family="text">
      <style:text-properties fo:color="#e8c32a" style:font-name="Bitstream Vera Sans" fo:font-size="10pt" fo:language="en" fo:country="US" fo:font-style="normal" fo:font-weight="bold" officeooo:rsid="004bbf71" style:font-size-asian="10.5pt" style:font-size-complex="10pt"/>
    </style:style>
    <style:style style:name="T57" style:family="text">
      <style:text-properties fo:color="#e8c32a" style:font-name="Bitstream Vera Sans" fo:font-size="10pt" fo:language="fr" fo:country="FR" fo:font-style="normal" fo:font-weight="bold" officeooo:rsid="004bbf71" style:font-size-asian="10.5pt"/>
    </style:style>
    <style:style style:name="T58" style:family="text">
      <style:text-properties fo:color="#e8c32a" style:text-position="0% 100%" style:font-name="Bitstream Vera Sans" fo:font-size="10pt" fo:font-weight="bold" officeooo:rsid="00621b65" style:font-name-asian="OpenSymbol1" style:font-size-asian="10.5pt" style:font-style-asian="normal" style:font-name-complex="OpenSymbol1" style:font-size-complex="10pt" style:font-style-complex="normal"/>
    </style:style>
    <style:style style:name="T59" style:family="text">
      <style:text-properties fo:font-style="normal" officeooo:rsid="004bbf71" style:font-style-asian="normal" style:font-size-complex="10pt" style:font-style-complex="normal"/>
    </style:style>
    <style:style style:name="T60" style:family="text">
      <style:text-properties officeooo:rsid="005fd326"/>
    </style:style>
    <style:style style:name="T61" style:family="text">
      <style:text-properties officeooo:rsid="004bbf71" style:font-size-complex="10pt"/>
    </style:style>
    <style:style style:name="T62" style:family="text">
      <style:text-properties officeooo:rsid="00621b65"/>
    </style:style>
    <style:style style:name="T63" style:family="text">
      <style:text-properties officeooo:rsid="00641019"/>
    </style:style>
    <style:style style:name="T64" style:family="text">
      <style:text-properties officeooo:rsid="00660f03"/>
    </style:style>
    <style:style style:name="T65" style:family="text">
      <style:text-properties officeooo:rsid="0066e32b"/>
    </style:style>
    <style:style style:name="T66" style:family="text">
      <style:text-properties officeooo:rsid="00686e89"/>
    </style:style>
    <style:style style:name="T67" style:family="text">
      <style:text-properties fo:font-weight="normal" style:font-weight-asian="normal" style:font-weight-complex="normal"/>
    </style:style>
    <style:style style:name="T68" style:family="text">
      <style:text-properties officeooo:rsid="0068bfaa"/>
    </style:style>
    <style:style style:name="T69"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0" style:family="text">
      <style:text-properties style:use-window-font-color="true" style:text-outline="false" style:text-line-through-style="none" style:text-line-through-type="none" style:font-name="Bitstream Vera Sans3"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71" style:family="text">
      <style:text-properties style:use-window-font-color="true" style:text-outline="false" style:text-line-through-style="none" style:text-line-through-type="none" style:font-name="Bitstream Vera Sans3" fo:font-size="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2" style:family="text">
      <style:text-properties style:use-window-font-color="true" style:text-outline="false" style:text-line-through-style="none" style:text-line-through-type="none" style:font-name="Bitstream Vera Sans3" fo:font-size="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3"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4" style:family="text">
      <style:text-properties style:use-window-font-color="true" style:text-outline="false" style:text-line-through-style="none" style:text-line-through-type="none" style:font-name="Bitstream Vera Sans3"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5"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Verdana1"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9" style:family="text">
      <style:text-properties fo:color="#e8c32a" style:text-outline="false" style:text-line-through-style="none" style:text-line-through-type="none" style:font-name="Bitstream Vera Sans3"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80" style:family="text">
      <style:text-properties fo:color="#ffffff" style:font-name="Bitstream Vera Sans3" fo:font-size="11pt" fo:font-weight="bold" style:font-size-asian="11pt" style:font-weight-asian="bold" style:font-size-complex="11pt" style:font-weight-complex="bold"/>
    </style:style>
    <style:style style:name="T81" style:family="text">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82" style:family="text">
      <style:text-properties fo:color="#e8c32a" style:text-outline="false" style:text-line-through-style="none" style:text-line-through-type="none" style:font-name="Bitstream Vera Sans3" fo:font-size="10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83"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middle" style:vertical-rel="baseline" style:horizontal-pos="from-left" style:horizontal-rel="paragraph" fo:padding-left="0cm" fo:padding-right="0cm" fo:padding-top="0.049cm" fo:padding-bottom="0.049cm" fo:border="0.6pt solid #1ca2b8" style:shadow="none" draw:shadow-opacity="100%" loext:rel-width-rel="paragraph"/>
    </style:style>
    <style:style style:name="fr2" style:family="graphic" style:parent-style-name="Frame">
      <style:graphic-properties fo:margin-left="0cm" fo:margin-right="0cm" fo:margin-top="0cm" fo:margin-bottom="0cm" style:vertical-pos="from-top" style:horizontal-pos="from-left" style:horizontal-rel="paragraph" fo:padding-left="0cm" fo:padding-right="0cm" fo:padding-top="0.049cm" fo:padding-bottom="0.049cm" fo:border="0.6pt solid #1ca2b8" style:shadow="none" draw:shadow-opacity="100%" loext:rel-width-rel="paragraph"/>
    </style:style>
    <style:style style:name="fr3" style:family="graphic" style:parent-style-name="Frame">
      <style:graphic-properties fo:margin-left="0cm" fo:margin-right="0cm" fo:margin-top="0cm" fo:margin-bottom="0cm" style:vertical-pos="from-top" style:horizontal-pos="from-left" style:horizontal-rel="paragraph" draw:fill-image-width="0cm" draw:fill-image-height="0cm" fo:padding-left="0cm" fo:padding-right="0cm" fo:padding-top="0.049cm" fo:padding-bottom="0.049cm" fo:border="0.6pt solid #1ca2b8" style:shadow="none" draw:shadow-opacity="100%" loext:rel-width-rel="paragraph"/>
    </style:style>
    <style:style style:name="fr4"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5"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padding="0cm" fo:border="none"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cm" fo:border="none"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440*" fo:start-indent="0cm" fo:end-indent="0.249cm"/>
          <style:column style:rel-width="2662*" fo:start-indent="0.2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9cm" svg:stroke-color="#000000" draw:marker-start-width="0.3cm" draw:marker-start-center="false" draw:marker-end-width="0.3cm" draw:marker-end-center="false" draw:fill="none" draw:fill-color="#ffffff" fo:min-height="0.413cm" draw:shadow="hidden" draw:shadow-offset-x="0.3cm" draw:shadow-offset-y="0.3cm" draw:shadow-color="#808080" style:run-through="foreground"/>
    </style:style>
    <style:style style:name="gr3"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5cm" draw:shadow="hidden" draw:shadow-offset-x="0.3cm" draw:shadow-offset-y="0.3cm" draw:shadow-color="#808080" style:run-through="foreground"/>
    </style:style>
    <style:style style:name="gr5" style:family="graphic">
      <style:graphic-properties draw:stroke="none" svg:stroke-width="0.019cm" svg:stroke-color="#000000" draw:marker-start-width="0.3cm" draw:marker-start-center="false" draw:marker-end-width="0.3cm" draw:marker-end-center="false" draw:fill="none" draw:fill-color="#ffffff" fo:min-height="0.855cm" draw:shadow="hidden" draw:shadow-offset-x="0.3cm" draw:shadow-offset-y="0.3cm" draw:shadow-color="#808080" style:run-through="foreground"/>
    </style:style>
    <style:style style:name="gr6" style:family="graphic">
      <style:graphic-properties draw:stroke="none" svg:stroke-width="0.019cm" svg:stroke-color="#000000" draw:marker-start-width="0.3cm" draw:marker-start-center="false" draw:marker-end-width="0.3cm" draw:marker-end-center="false" draw:fill="none" draw:fill-color="#ffffff" fo:min-height="0.429cm" draw:shadow="hidden" draw:shadow-offset-x="0.3cm" draw:shadow-offset-y="0.3cm" draw:shadow-color="#808080" style:run-through="foreground"/>
    </style:style>
    <style:style style:name="gr7" style:family="graphic">
      <style:graphic-properties draw:stroke="none" svg:stroke-width="0.019cm" svg:stroke-color="#000000" draw:marker-start-width="0.3cm" draw:marker-start-center="false" draw:marker-end-width="0.3cm" draw:marker-end-center="false" draw:fill="none" draw:fill-color="#ffffff" draw:auto-grow-width="true" fo:min-height="0.824cm" fo:min-width="0.63cm" draw:shadow="hidden" draw:shadow-offset-x="0.3cm" draw:shadow-offset-y="0.3cm" draw:shadow-color="#808080" style:run-through="foreground"/>
    </style:style>
    <style:style style:name="gr8" style:family="graphic">
      <style:graphic-properties draw:stroke="none" svg:stroke-width="0.019cm" svg:stroke-color="#000000" draw:marker-start-width="0.3cm" draw:marker-start-center="false" draw:marker-end-width="0.3cm" draw:marker-end-center="false" draw:fill="none" draw:fill-color="#ffffff" draw:auto-grow-width="true" fo:min-height="0.774cm" fo:min-width="0.63cm" draw:shadow="hidden" draw:shadow-offset-x="0.3cm" draw:shadow-offset-y="0.3cm" draw:shadow-color="#808080" style:run-through="foreground"/>
    </style:style>
    <style:style style:name="gr9"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style>
    <style:style style:name="gr10" style:family="graphic">
      <style:graphic-properties draw:stroke="none" svg:stroke-width="0.019cm" svg:stroke-color="#000000" draw:marker-start-width="0.3cm" draw:marker-start-center="false" draw:marker-end-width="0.3cm" draw:marker-end-center="false" draw:fill="none" draw:fill-color="#ffffff" fo:min-height="0.489cm" draw:shadow="hidden" draw:shadow-offset-x="0.3cm" draw:shadow-offset-y="0.3cm" draw:shadow-color="#808080" style:run-through="foreground"/>
    </style:style>
    <style:style style:name="gr1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213cm" fo:min-width="0.122cm" draw:shadow="hidden" draw:shadow-offset-x="0.3cm" draw:shadow-offset-y="0.3cm" draw:shadow-color="#808080" style:run-through="foreground"/>
    </style:style>
    <style:style style:name="gr12"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none" svg:stroke-width="0.019cm" svg:stroke-color="#000000" draw:marker-start-width="0.3cm" draw:marker-start-center="false" draw:marker-end-width="0.3cm" draw:marker-end-center="false" draw:fill="none" draw:fill-color="#ffffff" fo:min-height="0.279cm" draw:shadow="hidden" draw:shadow-offset-x="0.3cm" draw:shadow-offset-y="0.3cm" draw:shadow-color="#808080" style:run-through="foreground"/>
    </style:style>
    <style:style style:name="gr14" style:family="graphic">
      <style:graphic-properties draw:stroke="none" svg:stroke-width="0.019cm" svg:stroke-color="#000000" draw:marker-start-width="0.3cm" draw:marker-start-center="false" draw:marker-end-width="0.3cm" draw:marker-end-center="false" draw:fill="none" draw:fill-color="#ffffff" fo:min-height="0.243cm" draw:shadow="hidden" draw:shadow-offset-x="0.3cm" draw:shadow-offset-y="0.3cm" draw:shadow-color="#808080" style:run-through="foreground"/>
    </style:style>
    <style:style style:name="gr15" style:family="graphic">
      <style:graphic-properties draw:stroke="none" svg:stroke-width="0.019cm" svg:stroke-color="#000000" draw:marker-start-width="0.3cm" draw:marker-start-center="false" draw:marker-end-width="0.3cm" draw:marker-end-center="false" draw:fill="none" draw:fill-color="#ffffff" fo:min-height="0.953cm" draw:shadow="hidden" draw:shadow-offset-x="0.3cm" draw:shadow-offset-y="0.3cm" draw:shadow-color="#808080" style:run-through="foreground"/>
    </style:style>
    <style:style style:name="gr16" style:family="graphic">
      <style:graphic-properties draw:stroke="none" svg:stroke-width="0.019cm" svg:stroke-color="#000000" draw:marker-start-width="0.3cm" draw:marker-start-center="false" draw:marker-end-width="0.3cm" draw:marker-end-center="false" draw:fill="none" draw:fill-color="#ffffff" fo:min-height="0.249cm" draw:shadow="hidden" draw:shadow-offset-x="0.3cm" draw:shadow-offset-y="0.3cm" draw:shadow-color="#808080" style:run-through="foreground"/>
    </style:style>
    <style:style style:name="gr17" style:family="graphic">
      <style:graphic-properties draw:stroke="none" svg:stroke-width="0.019cm" svg:stroke-color="#000000" draw:marker-start-width="0.3cm" draw:marker-start-center="false" draw:marker-end-width="0.3cm" draw:marker-end-center="false" draw:fill="none" draw:fill-color="#00b8ff" draw:fill-image-width="0cm" draw:fill-image-height="0cm" fo:min-height="0.415cm" draw:shadow="hidden" draw:shadow-offset-x="0.3cm" draw:shadow-offset-y="0.3cm" draw:shadow-color="#808080" style:run-through="foreground"/>
    </style:style>
    <style:style style:name="gr18" style:family="graphic">
      <style:graphic-properties draw:stroke="none" svg:stroke-width="0.019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style>
    <style:style style:name="gr19" style:family="graphic">
      <style:graphic-properties draw:stroke="none" svg:stroke-width="0.019cm" svg:stroke-color="#000000" draw:marker-start-width="0.3cm" draw:marker-start-center="false" draw:marker-end-width="0.3cm" draw:marker-end-center="false" draw:fill="none" draw:fill-color="#ffffff" fo:min-height="0.46cm" draw:shadow="hidden" draw:shadow-offset-x="0.3cm" draw:shadow-offset-y="0.3cm" draw:shadow-color="#808080" style:run-through="foreground"/>
    </style:style>
    <style:style style:name="gr20" style:family="graphic">
      <style:graphic-properties draw:stroke="none" svg:stroke-width="0.019cm" svg:stroke-color="#000000" draw:marker-start-width="0.3cm" draw:marker-start-center="false" draw:marker-end-width="0.3cm" draw:marker-end-center="false" draw:fill="none" draw:fill-color="#ffffff" fo:min-height="0.446cm" draw:shadow="hidden" draw:shadow-offset-x="0.3cm" draw:shadow-offset-y="0.3cm" draw:shadow-color="#808080" style:run-through="foreground"/>
    </style:style>
    <style:style style:name="gr21" style:family="graphic">
      <style:graphic-properties draw:stroke="none" svg:stroke-width="0.019cm" svg:stroke-color="#000000" draw:marker-start-width="0.3cm" draw:marker-start-center="false" draw:marker-end-width="0.3cm" draw:marker-end-center="false" draw:fill="none" draw:fill-color="#ffffff" fo:min-height="0.923cm" draw:shadow="hidden" draw:shadow-offset-x="0.3cm" draw:shadow-offset-y="0.3cm" draw:shadow-color="#808080" style:run-through="foreground"/>
    </style:style>
    <style:style style:name="gr22" style:family="graphic">
      <style:graphic-properties draw:stroke="none" svg:stroke-width="0.019cm" svg:stroke-color="#000000" draw:marker-start-width="0.3cm" draw:marker-start-center="false" draw:marker-end-width="0.3cm" draw:marker-end-center="false" draw:fill="none" draw:fill-color="#ffffff" fo:min-height="0.857cm" draw:shadow="hidden" draw:shadow-offset-x="0.3cm" draw:shadow-offset-y="0.3cm" draw:shadow-color="#808080" style:run-through="foreground"/>
    </style:style>
    <style:style style:name="gr23" style:family="graphic">
      <style:graphic-properties draw:stroke="none" draw:stroke-dash="Dashed_20__28_var_29__20_119" svg:stroke-width="0.019cm" svg:stroke-color="#000000" draw:marker-start-width="0.302cm" draw:marker-start-center="false" draw:marker-end-width="0.302cm" draw:marker-end-center="false" draw:fill="none" draw:fill-color="#ffffff" draw:auto-grow-width="true" fo:min-height="0.413cm" fo:min-width="0.233cm" fo:padding-top="0cm" fo:padding-bottom="0cm" fo:padding-left="0cm" fo:padding-right="0cm" draw:shadow="hidden" draw:shadow-offset-x="0.3cm" draw:shadow-offset-y="0.3cm" draw:shadow-color="#808080" style:run-through="foreground"/>
    </style:style>
    <style:style style:name="gr24" style:family="graphic">
      <style:graphic-properties draw:stroke="none" draw:stroke-dash="Dashed_20__28_var_29__20_120" svg:stroke-width="0.019cm" svg:stroke-color="#000000" draw:marker-start-width="0.302cm" draw:marker-start-center="false" draw:marker-end-width="0.302cm" draw:marker-end-center="false" draw:fill="none" draw:fill-color="#ffffff" draw:auto-grow-width="true" fo:min-height="0.413cm" fo:min-width="0.106cm" fo:padding-top="0cm" fo:padding-bottom="0cm" fo:padding-left="0cm" fo:padding-right="0cm" draw:shadow="hidden" draw:shadow-offset-x="0.3cm" draw:shadow-offset-y="0.3cm" draw:shadow-color="#808080" style:run-through="foreground"/>
    </style:style>
    <style:style style:name="gr25" style:family="graphic">
      <style:graphic-properties draw:stroke="none" draw:stroke-dash="Dashed_20__28_var_29__20_121" svg:stroke-width="0.019cm" svg:stroke-color="#000000" draw:marker-start-width="0.302cm" draw:marker-start-center="false" draw:marker-end-width="0.302cm" draw:marker-end-center="false" draw:fill="none" draw:fill-color="#ffffff" draw:auto-grow-width="true" fo:min-height="0.413cm" fo:min-width="0.215cm" fo:padding-top="0cm" fo:padding-bottom="0cm" fo:padding-left="0cm" fo:padding-right="0cm" draw:shadow="hidden" draw:shadow-offset-x="0.3cm" draw:shadow-offset-y="0.3cm" draw:shadow-color="#808080" style:run-through="foreground"/>
    </style:style>
    <style:style style:name="gr26" style:family="graphic">
      <style:graphic-properties draw:stroke="solid" draw:stroke-dash="Dashed_20__28_var_29__20_122"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none" draw:stroke-dash="Dashed_20__28_var_29__20_123" svg:stroke-width="0.019cm" svg:stroke-color="#000000" draw:marker-start-width="0.302cm" draw:marker-start-center="false" draw:marker-end-width="0.302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style>
    <style:style style:name="gr28" style:family="graphic">
      <style:graphic-properties draw:stroke="none" draw:stroke-dash="Dashed_20__28_var_29__20_124" svg:stroke-width="0.019cm" svg:stroke-color="#000000" draw:marker-start-width="0.302cm" draw:marker-start-center="false" draw:marker-end-width="0.302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style>
    <style:style style:name="gr29" style:family="graphic">
      <style:graphic-properties draw:stroke="solid" draw:stroke-dash="Dashed_20__28_var_29__20_125"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solid"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none" draw:stroke-dash="Dashed_20__28_var_29__20_126" svg:stroke-width="0.019cm" svg:stroke-color="#000000" draw:marker-start-width="0.302cm" draw:marker-start-center="false" draw:marker-end-width="0.302cm" draw:marker-end-center="false" draw:fill="none" draw:fill-color="#ffffff" draw:auto-grow-width="true" fo:min-height="0.413cm" fo:min-width="0.191cm" fo:padding-top="0cm" fo:padding-bottom="0cm" fo:padding-left="0cm" fo:padding-right="0cm" draw:shadow="hidden" draw:shadow-offset-x="0.3cm" draw:shadow-offset-y="0.3cm" draw:shadow-color="#808080" style:run-through="foreground"/>
    </style:style>
    <style:style style:name="gr3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45cm" draw:shadow="hidden" draw:shadow-offset-x="0.3cm" draw:shadow-offset-y="0.3cm" draw:shadow-color="#808080" style:run-through="foreground"/>
    </style:style>
    <style:style style:name="gr3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49cm" draw:shadow="hidden" draw:shadow-offset-x="0.3cm" draw:shadow-offset-y="0.3cm" draw:shadow-color="#808080" style:run-through="foreground"/>
    </style:style>
    <style:style style:name="gr35" style:family="graphic">
      <style:graphic-properties style:run-through="foreground"/>
    </style:style>
    <style:style style:name="gr3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826cm" fo:min-width="0.63cm" draw:shadow="hidden" draw:shadow-offset-x="0.3cm" draw:shadow-offset-y="0.3cm" draw:shadow-color="#808080" style:run-through="foreground"/>
    </style:style>
    <style:style style:name="gr37" style:family="graphic">
      <style:graphic-properties draw:stroke="none" draw:stroke-dash="Dashed_20__28_var_29__20_126" svg:stroke-width="0.019cm" svg:stroke-color="#000000" draw:marker-start-width="0.3cm" draw:marker-start-center="false" draw:marker-end-width="0.3cm" draw:marker-end-center="false" draw:fill="none" draw:fill-color="#ffffff" draw:auto-grow-width="true" fo:min-height="0.413cm" fo:min-width="0.191cm" draw:shadow="hidden" draw:shadow-offset-x="0.3cm" draw:shadow-offset-y="0.3cm" draw:shadow-color="#808080" style:run-through="foreground"/>
    </style:style>
    <style:style style:name="gr38" style:family="graphic">
      <style:graphic-properties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953cm" fo:min-width="0.46cm" draw:shadow="hidden" draw:shadow-offset-x="0.3cm" draw:shadow-offset-y="0.3cm" draw:shadow-color="#808080" style:run-through="foreground"/>
    </style:style>
    <style:style style:name="gr40" style:family="graphic">
      <style:graphic-properties draw:stroke="none" svg:stroke-width="0.019cm" svg:stroke-color="#000000" draw:marker-start-width="0.3cm" draw:marker-start-center="false" draw:marker-end-width="0.3cm" draw:marker-end-center="false" draw:fill="none" draw:fill-color="#ffffff" fo:min-height="0.545cm" draw:shadow="hidden" draw:shadow-offset-x="0.3cm" draw:shadow-offset-y="0.3cm" draw:shadow-color="#808080" style:run-through="foreground"/>
    </style:style>
    <style:style style:name="gr41"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76cm" draw:shadow="hidden" draw:shadow-offset-x="0.3cm" draw:shadow-offset-y="0.3cm" draw:shadow-color="#808080" style:run-through="foreground"/>
    </style:style>
    <style:style style:name="gr42"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88cm" draw:shadow="hidden" draw:shadow-offset-x="0.3cm" draw:shadow-offset-y="0.3cm" draw:shadow-color="#808080" style:run-through="foreground"/>
    </style:style>
    <style:style style:name="gr43"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46cm" draw:shadow="hidden" draw:shadow-offset-x="0.3cm" draw:shadow-offset-y="0.3cm" draw:shadow-color="#808080" style:run-through="foreground"/>
    </style:style>
    <style:style style:name="gr44" style:family="graphic">
      <style:graphic-properties draw:stroke="none" draw:fill-color="#e8c32a" draw:textarea-horizontal-align="justify" draw:textarea-vertical-align="middle" draw:auto-grow-height="false" fo:min-height="0.57cm" fo:min-width="3.893cm" style:run-through="foreground"/>
    </style:style>
    <style:style style:name="gr45" style:family="graphic">
      <style:graphic-properties style:run-through="foreground" style:vertical-pos="middle" style:vertical-rel="baseline" style:horizontal-pos="from-left" style:horizontal-rel="paragraph" draw:wrap-influence-on-position="once-concurrent" style:flow-with-text="false"/>
    </style:style>
    <style:style style:name="gr4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7"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854cm" fo:padding-top="0cm" fo:padding-bottom="0cm" fo:padding-left="0cm" fo:padding-right="0cm" draw:shadow="hidden" draw:shadow-offset-x="0.3cm" draw:shadow-offset-y="0.3cm" draw:shadow-color="#808080" style:run-through="foreground"/>
    </style:style>
    <style:style style:name="gr48" style:family="graphic">
      <style:graphic-properties draw:stroke="none" svg:stroke-width="0.019cm" svg:stroke-color="#000000" draw:marker-start-width="0.3cm" draw:marker-start-center="false" draw:marker-end-width="0.3cm" draw:marker-end-center="false" draw:fill="none" draw:fill-color="#ffffff" fo:min-height="0.415cm" fo:padding-top="0cm" fo:padding-bottom="0cm" fo:padding-left="0cm" fo:padding-right="0cm" draw:shadow="hidden" draw:shadow-offset-x="0.3cm" draw:shadow-offset-y="0.3cm" draw:shadow-color="#808080" style:run-through="foreground"/>
    </style:style>
    <style:style style:name="gr49" style:family="graphic">
      <style:graphic-properties draw:stroke="none" svg:stroke-width="0.019cm" svg:stroke-color="#000000" draw:marker-start-width="0.3cm" draw:marker-start-center="false" draw:marker-end-width="0.3cm" draw:marker-end-center="false" draw:fill="none" draw:fill-color="#ffffff" fo:min-height="0.526cm" fo:padding-top="0cm" fo:padding-bottom="0cm" fo:padding-left="0cm" fo:padding-right="0cm" draw:shadow="hidden" draw:shadow-offset-x="0.3cm" draw:shadow-offset-y="0.3cm" draw:shadow-color="#808080" style:run-through="foreground"/>
    </style:style>
    <style:style style:name="gr50" style:family="graphic">
      <style:graphic-properties draw:stroke="none" svg:stroke-width="0.019cm" svg:stroke-color="#000000" draw:marker-start-width="0.3cm" draw:marker-start-center="false" draw:marker-end-width="0.3cm" draw:marker-end-center="false" draw:fill="none" draw:fill-color="#ffffff" fo:min-height="0.413cm" fo:padding-top="0cm" fo:padding-bottom="0cm" fo:padding-left="0cm" fo:padding-right="0cm" draw:shadow="hidden" draw:shadow-offset-x="0.3cm" draw:shadow-offset-y="0.3cm" draw:shadow-color="#808080" style:run-through="foreground"/>
    </style:style>
    <style:style style:name="gr51" style:family="graphic">
      <style:graphic-properties draw:stroke="none" svg:stroke-width="0.019cm" svg:stroke-color="#000000" draw:marker-start-width="0.3cm" draw:marker-start-center="false" draw:marker-end-width="0.3cm" draw:marker-end-center="false" draw:fill="none" draw:fill-color="#ffffff" draw:auto-grow-width="true" fo:min-height="0.526cm" fo:min-width="0.63cm" fo:padding-top="0cm" fo:padding-bottom="0cm" fo:padding-left="0cm" fo:padding-right="0cm" draw:shadow="hidden" draw:shadow-offset-x="0.3cm" draw:shadow-offset-y="0.3cm" draw:shadow-color="#808080" style:run-through="foreground"/>
    </style:style>
    <style:style style:name="gr52"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76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4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88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svg:stroke-width="0.019cm" svg:stroke-color="#000000" draw:marker-start-width="0.3cm" draw:marker-start-center="false" draw:marker-end-width="0.3cm" draw:marker-end-center="false" draw:fill="none" draw:fill-color="#ffffff" fo:min-height="0.476cm" fo:padding-top="0cm" fo:padding-bottom="0cm" fo:padding-left="0cm" fo:padding-right="0cm" draw:shadow="hidden" draw:shadow-offset-x="0.3cm" draw:shadow-offset-y="0.3cm" draw:shadow-color="#808080" style:run-through="foreground"/>
    </style:style>
    <style:style style:name="gr5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5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draw:g text:anchor-type="paragraph" draw:z-index="28" draw:style-name="gr1"><draw:custom-shape draw:style-name="gr44" draw:text-style-name="P126" svg:width="3.964cm" svg:height="0.641cm" draw:transform="skewX (0.00279252680319092) rotate (0.0872664625997165) translate (-0.370416666666667cm -0.0934861111111111cm)"><text:p text:style-name="P125"><text:span text:style-name="T8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4" draw:name="Cadre3" text:anchor-type="as-char" svg:width="9.135cm" draw:z-index="48"><draw:text-box fo:min-height="3.93cm"><text:section text:style-name="Sect1" text:name="Section20"><text:p text:style-name="P29"/><text:p text:style-name="P21"><text:span text:style-name="T11">Le triangle PAF est tel que </text:span><text:span text:style-name="T11"><draw:frame draw:style-name="fr10" draw:name="Objet14" text:anchor-type="as-char" svg:y="-0.349cm" svg:width="0.644cm" svg:height="0.459cm" draw:z-index="49"><draw:object xlink:href="./Object 22" xlink:type="simple" xlink:show="embed" xlink:actuate="onLoad"/><draw:image xlink:href="./ObjectReplacements/Object 22" xlink:type="simple" xlink:show="embed" xlink:actuate="onLoad"/><svg:desc>formule</svg:desc></draw:frame></text:span><text:span text:style-name="T11"><text:s/></text:span><text:span text:style-name="T14"></text:span><text:span text:style-name="T11"> 67° <text:line-break/>et </text:span><text:span text:style-name="T11"><draw:frame draw:style-name="fr10" draw:name="Objet21" text:anchor-type="as-char" svg:y="-0.349cm" svg:width="0.656cm" svg:height="0.459cm" draw:z-index="50"><draw:object xlink:href="./Object 23" xlink:type="simple" xlink:show="embed" xlink:actuate="onLoad"/><draw:image xlink:href="./ObjectReplacements/Object 23" xlink:type="simple" xlink:show="embed" xlink:actuate="onLoad"/><svg:desc>formule</svg:desc></draw:frame></text:span><text:span text:style-name="T11"><text:s/></text:span><text:span text:style-name="T14"></text:span><text:span text:style-name="T11"> 56°.</text:span></text:p><text:p text:style-name="P20"><text:span text:style-name="_5f_Niveau_5f_rouge"><text:span text:style-name="T9">Quelle est la mesure de l’angle </text:span></text:span><text:span text:style-name="_5f_Niveau_5f_rouge"><text:span text:style-name="T9"><draw:frame draw:style-name="fr10" draw:name="Objet20" text:anchor-type="as-char" svg:y="-0.349cm" svg:width="0.653cm" svg:height="0.459cm" draw:z-index="51"><draw:object xlink:href="./Object 24" xlink:type="simple" xlink:show="embed" xlink:actuate="onLoad"/><draw:image xlink:href="./ObjectReplacements/Object 24" xlink:type="simple" xlink:show="embed" xlink:actuate="onLoad"/><svg:desc>formule</svg:desc></draw:frame></text:span></text:span><text:span text:style-name="_5f_Niveau_5f_rouge"><text:span text:style-name="T9"><text:s/>?</text:span></text:span></text:p><text:p text:style-name="P44"><text:span text:style-name="Bold_5f_niv1">Correction</text:span></text:p><text:p text:style-name="P46"><draw:frame draw:style-name="fr10" draw:name="Objet22" text:anchor-type="as-char" svg:y="-0.349cm" svg:width="0.644cm" svg:height="0.459cm" draw:z-index="52"><draw:object xlink:href="./Object 25" xlink:type="simple" xlink:show="embed" xlink:actuate="onLoad"/><draw:image xlink:href="./ObjectReplacements/Object 25" xlink:type="simple" xlink:show="embed" xlink:actuate="onLoad"/><svg:desc>formule</svg:desc></draw:frame><text:s/><text:span text:style-name="T35"></text:span><text:span text:style-name="T7"> </text:span><text:span text:style-name="T35"><draw:frame draw:style-name="fr10" draw:name="Objet24" text:anchor-type="as-char" svg:y="-0.349cm" svg:width="0.656cm" svg:height="0.459cm" draw:z-index="53"><draw:object xlink:href="./Object 26" xlink:type="simple" xlink:show="embed" xlink:actuate="onLoad"/><draw:image xlink:href="./ObjectReplacements/Object 26" xlink:type="simple" xlink:show="embed" xlink:actuate="onLoad"/><svg:desc>formule</svg:desc></draw:frame></text:span><text:span text:style-name="T10"> </text:span><text:span text:style-name="T12"></text:span> 67° <text:span text:style-name="T35"></text:span> 56° <text:span text:style-name="T12"></text:span> 123°.<text:line-break/><text:span text:style-name="_5f_BVS"><text:span text:style-name="T15">Or, la somme des mesures des angles d’un triangle est égale à 180°.</text:span></text:span></text:p><text:p text:style-name="P45"><text:span text:style-name="_5f_Niveau_5f_rouge"><text:span text:style-name="T22">Donc </text:span></text:span><text:span text:style-name="_5f_Niveau_5f_rouge"><text:span text:style-name="T22"><draw:frame draw:style-name="fr10" draw:name="Objet30" text:anchor-type="as-char" svg:y="-0.349cm" svg:width="0.653cm" svg:height="0.459cm" draw:z-index="54"><draw:object xlink:href="./Object 21" xlink:type="simple" xlink:show="embed" xlink:actuate="onLoad"/><draw:image xlink:href="./ObjectReplacements/Object 21" xlink:type="simple" xlink:show="embed" xlink:actuate="onLoad"/><svg:desc>formule</svg:desc></draw:frame></text:span></text:span><text:span text:style-name="_5f_Niveau_5f_rouge"><text:span text:style-name="T22"><text:s/></text:span></text:span><text:span text:style-name="_5f_Niveau_5f_rouge"><text:span text:style-name="T23"></text:span></text:span><text:span text:style-name="_5f_Niveau_5f_rouge"><text:span text:style-name="T22"> 180° </text:span></text:span><text:span text:style-name="_5f_Niveau_5f_rouge"><text:span text:style-name="T24">−</text:span></text:span><text:span text:style-name="_5f_Niveau_5f_rouge"><text:span text:style-name="T22"> 123° </text:span></text:span><text:span text:style-name="_5f_Niveau_5f_rouge"><text:span text:style-name="T23"></text:span></text:span><text:span text:style-name="_5f_Niveau_5f_rouge"><text:span text:style-name="T22"> 57°.</text:span></text:span></text:p></text:section></draw:text-box></draw:frame></text:h>
      <text:list xml:id="list1816036976" text:style-name="Num_5f_Exo">
        <text:list-item>
          <text:h text:style-name="P64" text:outline-level="1"><text:span text:style-name="_5f_Consigne"><text:span text:style-name="T18"> C</text:span></text:span><text:span text:style-name="corps"><text:span text:style-name="T17">alcule la mesure de l’angle manquant.</text:span></text:span></text:h>
        </text:list-item>
      </text:list>
      <text:p text:style-name="P52"><draw:g text:anchor-type="paragraph" draw:z-index="32" draw:style-name="gr1"><draw:frame draw:style-name="gr33" draw:text-style-name="P103" svg:width="0.246cm" svg:height="0.415cm" svg:x="0cm" svg:y="3.136cm"><draw:text-box><text:p text:style-name="P102"><text:span text:style-name="T69">B</text:span></text:p></draw:text-box></draw:frame><draw:frame draw:style-name="gr33" draw:text-style-name="P103" svg:width="0.246cm" svg:height="0.415cm" svg:x="0.949cm" svg:y="0.4cm"><draw:text-box><text:p text:style-name="P102"><text:span text:style-name="T69">A</text:span></text:p></draw:text-box></draw:frame><draw:frame draw:style-name="gr34" draw:text-style-name="P103" svg:width="0.249cm" svg:height="0.415cm" svg:x="2.328cm" svg:y="1.377cm"><draw:text-box><text:p text:style-name="P102"><text:span text:style-name="T69">C</text:span></text:p></draw:text-box></draw:frame><draw:g draw:style-name="gr35"><draw:line draw:style-name="gr3" draw:text-style-name="P104" svg:x1="0.259cm" svg:y1="3.191cm" svg:x2="2.266cm" svg:y2="1.499cm"><text:p/></draw:line><draw:line draw:style-name="gr3" draw:text-style-name="P104" svg:x1="1.095cm" svg:y1="0.845cm" svg:x2="2.263cm" svg:y2="1.503cm"><text:p/></draw:line><draw:line draw:style-name="gr3" draw:text-style-name="P104" svg:x1="1.093cm" svg:y1="0.852cm" svg:x2="0.259cm" svg:y2="3.191cm"><text:p/></draw:line></draw:g><draw:circle draw:style-name="gr3" draw:text-style-name="P104" svg:width="0.629cm" svg:height="0.629cm" draw:transform="rotate (1.93260308073332) translate (0.079375cm 3.59833333333333cm)" draw:kind="arc" draw:start-angle="290.33" draw:end-angle="319.35"><text:p/></draw:circle><draw:circle draw:style-name="gr3" draw:text-style-name="P104" svg:width="0.429cm" svg:height="0.429cm" draw:transform="skewX (0.0082030474843734) rotate (1.93295214658372) translate (0.968375cm 1.11654166666667cm)" draw:kind="arc" draw:start-angle="140.29" draw:end-angle="217.85"><text:p/></draw:circle><draw:ellipse draw:style-name="gr3" draw:text-style-name="P104" svg:width="0.433cm" svg:height="0.435cm" draw:transform="skewX (0.0122173047639603) rotate (1.9376645355641) translate (2.13783333333333cm 1.78681944444444cm)" draw:kind="arc" draw:start-angle="39.38" draw:end-angle="108.68"><text:p/></draw:ellipse><draw:frame draw:style-name="gr36" draw:text-style-name="P105" svg:width="0.63cm" svg:height="0.826cm" svg:x="0.559cm" svg:y="2.266cm"><draw:text-box><text:p text:style-name="P102"><text:span text:style-name="T70">30°</text:span></text:p></draw:text-box></draw:frame><draw:frame draw:style-name="gr36" draw:text-style-name="P105" svg:width="0.63cm" svg:height="0.826cm" svg:x="0.998cm" svg:y="1.118cm"><draw:text-box><text:p text:style-name="P102"><text:span text:style-name="T70">80°</text:span></text:p></draw:text-box></draw:frame><draw:frame draw:style-name="gr37" draw:text-style-name="P119" svg:width="0.191cm" svg:height="0.414cm" svg:x="1.771cm" svg:y="1.349cm"><draw:text-box><text:p text:style-name="P102"><text:span text:style-name="T73">?</text:span></text:p></draw:text-box></draw:frame></draw:g><text:span text:style-name="Bold_5f_niv1">a.</text:span><text:span text:style-name="Bold_5f_niv1"><text:span text:style-name="T28"><text:tab/></text:span></text:span><text:span text:style-name="_5f_pointillés_20_gris"><text:span text:style-name="T41"><text:tab/></text:span></text:span></text:p>
      <text:p text:style-name="P76"><text:span text:style-name="Bold_5f_niv1"><text:span text:style-name="T25"><text:tab/></text:span></text:span><text:span text:style-name="_5f_pointillés_20_gris"><text:span text:style-name="T37"><text:tab/></text:span></text:span></text:p>
      <text:p text:style-name="P76"><text:span text:style-name="Bold_5f_niv1"><text:span text:style-name="T25"><text:tab/></text:span></text:span><text:span text:style-name="_5f_pointillés_20_gris"><text:span text:style-name="T37"><text:tab/></text:span></text:span></text:p>
      <text:p text:style-name="P80"><text:span text:style-name="Bold_5f_niv1"><text:span text:style-name="T26"><text:tab/></text:span></text:span><text:span text:style-name="_5f_pointillés_20_gris"><text:span text:style-name="T41"><text:tab/></text:span></text:span></text:p>
      <text:p text:style-name="P80"><text:span text:style-name="Bold_5f_niv1"><text:span text:style-name="T26"><text:tab/></text:span></text:span><text:span text:style-name="_5f_pointillés_20_gris"><text:span text:style-name="T41"><text:tab/></text:span></text:span></text:p>
      <text:p text:style-name="P91"><text:span text:style-name="Bold_5f_niv1"><text:span text:style-name="T54">b</text:span></text:span><text:span text:style-name="Bold_5f_niv1"><text:span text:style-name="T59">.</text:span></text:span><text:span text:style-name="Bold_5f_niv1"><text:span text:style-name="T31"><text:tab/></text:span></text:span><text:span text:style-name="_5f_pointillés_20_gris"><text:span text:style-name="T42"><text:tab/></text:span></text:span></text:p>
      <text:p text:style-name="P76"><draw:g text:anchor-type="paragraph" draw:z-index="33" draw:style-name="gr1"><draw:frame draw:style-name="gr23" draw:text-style-name="P113" svg:width="0.234cm" svg:height="0.414cm" svg:x="1.498cm" svg:y="-0.4cm"><draw:text-box><text:p text:style-name="P102"><text:span text:style-name="T75">K</text:span></text:p></draw:text-box></draw:frame><draw:frame draw:style-name="gr24" draw:text-style-name="P113" svg:width="0.107cm" svg:height="0.414cm" svg:x="0cm" svg:y="0.364cm"><draw:text-box><text:p text:style-name="P102"><text:span text:style-name="T75">J</text:span></text:p></draw:text-box></draw:frame><draw:frame draw:style-name="gr25" draw:text-style-name="P114" svg:width="0.216cm" svg:height="0.414cm" svg:x="1.84cm" svg:y="2.265cm"><draw:text-box><text:p text:style-name="P102"><text:span text:style-name="T76">P</text:span></text:p></draw:text-box></draw:frame><draw:ellipse draw:style-name="gr26" draw:text-style-name="P115" svg:width="0.444cm" svg:height="0.412cm" draw:transform="skewX (0.00436332312998578) rotate (-0.782605636594258) translate (0.176388888888889cm 0.280458333333333cm)" draw:kind="arc" draw:start-angle="1.36" draw:end-angle="83.33"><text:p/></draw:ellipse><draw:frame draw:style-name="gr27" draw:text-style-name="P116" svg:width="0.63cm" svg:height="0.414cm" svg:x="0.46cm" svg:y="0.41cm"><draw:text-box><text:p text:style-name="P102"><text:span text:style-name="T77">71°</text:span></text:p></draw:text-box></draw:frame><draw:frame draw:style-name="gr28" draw:text-style-name="P116" svg:width="0.63cm" svg:height="0.414cm" svg:x="1.067cm" svg:y="1.108cm"><draw:text-box><text:p text:style-name="P102"><text:span text:style-name="T77">28°</text:span></text:p></draw:text-box></draw:frame><draw:ellipse draw:style-name="gr29" draw:text-style-name="P115" svg:width="0.325cm" svg:height="0.246cm" draw:transform="skewX (0.0143116998663535) rotate (-0.777718714688673) translate (1.37230555555556cm -0.128763888888889cm)" draw:kind="arc" draw:start-angle="222.58" draw:end-angle="349.09"><text:p/></draw:ellipse><draw:ellipse draw:style-name="gr30" draw:text-style-name="P117" svg:width="1.271cm" svg:height="1.28cm" draw:transform="skewX (0.028972465583106) rotate (-0.771610062306693) translate (1.95438888888889cm 1.33526388888889cm)" draw:kind="arc" draw:start-angle="152.31" draw:end-angle="185.85"><text:p/></draw:ellipse><draw:polygon draw:style-name="gr31" draw:text-style-name="P118" svg:width="1.728cm" svg:height="2.276cm" svg:x="0.135cm" svg:y="-0.037cm" svg:viewBox="0 0 1729 2277" draw:points="0,575 1328,0 1729,2277"><text:p/></draw:polygon><draw:frame draw:style-name="gr32" draw:text-style-name="P114" svg:width="0.191cm" svg:height="0.414cm" svg:x="1.231cm" svg:y="0.2cm"><draw:text-box><text:p text:style-name="P102"><text:span text:style-name="T76">?</text:span></text:p></draw:text-box></draw:frame></draw:g><text:span text:style-name="Bold_5f_niv1"><text:span text:style-name="T25"><text:tab/></text:span></text:span><text:span text:style-name="_5f_pointillés_20_gris"><text:span text:style-name="T37"><text:tab/></text:span></text:span></text:p>
      <text:p text:style-name="P76"><text:span text:style-name="Bold_5f_niv1"><text:span text:style-name="T25"><text:tab/></text:span></text:span><text:span text:style-name="_5f_pointillés_20_gris"><text:span text:style-name="T37"><text:tab/></text:span></text:span></text:p>
      <text:p text:style-name="P80"><text:span text:style-name="Bold_5f_niv1"><text:span text:style-name="T26"><text:tab/></text:span></text:span><text:span text:style-name="_5f_pointillés_20_gris"><text:span text:style-name="T41"><text:tab/></text:span></text:span></text:p>
      <text:p text:style-name="P80"><text:span text:style-name="Bold_5f_niv1"><text:span text:style-name="T27"><text:tab/></text:span></text:span><text:span text:style-name="_5f_pointillés_20_gris"><text:span text:style-name="T43"><text:tab/></text:span></text:span></text:p>
      <text:p text:style-name="P56"><text:span text:style-name="Bold_5f_niv1"><text:span text:style-name="T54">c</text:span></text:span><text:span text:style-name="Bold_5f_niv1"><text:span text:style-name="T59">.</text:span></text:span><text:span text:style-name="Bold_5f_niv1"><text:span text:style-name="T31"> </text:span></text:span><text:span text:style-name="corps"><text:span text:style-name="T15">Dans le triangle ENS, on donne </text:span></text:span><text:span text:style-name="corps"><text:span text:style-name="T15"><draw:frame draw:style-name="fr9" draw:name="Objet23" text:anchor-type="as-char" svg:y="-0.39cm" svg:width="0.707cm" svg:height="0.462cm" draw:z-index="55"><draw:object xlink:href="./Object 1" xlink:type="simple" xlink:show="embed" xlink:actuate="onLoad"/><draw:image xlink:href="./ObjectReplacements/Object 1" xlink:type="simple" xlink:show="embed" xlink:actuate="onLoad"/><svg:desc>formule</svg:desc></draw:frame></text:span></text:span><text:span text:style-name="corps"><text:span text:style-name="T15"> </text:span></text:span><text:span text:style-name="corps"><text:span text:style-name="T13"></text:span></text:span><text:span text:style-name="corps"><text:span text:style-name="T15"> 44,2° et </text:span></text:span><text:span text:style-name="corps"><text:span text:style-name="T15"><draw:frame draw:style-name="fr9" draw:name="Objet26" text:anchor-type="as-char" svg:y="-0.39cm" svg:width="0.707cm" svg:height="0.462cm" draw:z-index="56"><draw:object xlink:href="./Object 2" xlink:type="simple" xlink:show="embed" xlink:actuate="onLoad"/><draw:image xlink:href="./ObjectReplacements/Object 2" xlink:type="simple" xlink:show="embed" xlink:actuate="onLoad"/><svg:desc>formule</svg:desc></draw:frame></text:span></text:span><text:span text:style-name="corps"><text:span text:style-name="T15"> </text:span></text:span><text:span text:style-name="corps"><text:span text:style-name="T13"></text:span></text:span><text:span text:style-name="corps"><text:span text:style-name="T15"> </text:span></text:span><text:span text:style-name="corps"><text:span text:style-name="T8">79,8°</text:span></text:span><text:span text:style-name="corps"><text:span text:style-name="T19">.</text:span></text:span></text:p>
      <text:p text:style-name="FILET_5f_POINTILLES"><text:span text:style-name="_5f_pointillés_20_gris"><text:tab/></text:span></text:p>
      <text:p text:style-name="P79"><text:span text:style-name="_5f_pointillés_20_gris"><text:tab/></text:span></text:p>
      <text:p text:style-name="P83"><text:span text:style-name="_5f_pointillés_20_gris"><text:tab/></text:span></text:p>
      <text:p text:style-name="P83"><text:span text:style-name="_5f_pointillés_20_gris"><text:tab/></text:span></text:p>
      <text:list xml:id="list95011819897639" text:continue-numbering="true" text:style-name="Num_5f_Exo">
        <text:list-item>
          <text:h text:style-name="P75" text:outline-level="1"> Pour chaque cas, calcule la mesure de l’angle manquant dans le triangle MNP.</text:h>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5"/>
            </table:table-cell>
            <table:table-cell table:style-name="Tableau5.B1" table:number-columns-spanned="3" office:value-type="string">
              <text:p text:style-name="P43">Mesure des angles du triangle MNP</text:p>
            </table:table-cell>
            <table:covered-table-cell/>
            <table:covered-table-cell/>
          </table:table-row>
        </table:table-header-rows>
        <table:table-row table:style-name="Tableau5.2">
          <table:table-cell table:style-name="Tableau5.A1" office:value-type="string">
            <text:p text:style-name="P35"/>
          </table:table-cell>
          <table:table-cell table:style-name="Tableau5.B2" office:value-type="string">
            <text:p text:style-name="P37"><draw:frame draw:style-name="fr8" draw:name="Objet4" text:anchor-type="as-char" svg:width="0.826cm" svg:height="0.42cm" draw:z-index="17"><draw:object xlink:href="./Object 3" xlink:type="simple" xlink:show="embed" xlink:actuate="onLoad"/><draw:image xlink:href="./ObjectReplacements/Object 3" xlink:type="simple" xlink:show="embed" xlink:actuate="onLoad"/><svg:desc>formule</svg:desc></draw:frame></text:p>
          </table:table-cell>
          <table:table-cell table:style-name="Tableau5.B2" office:value-type="string">
            <text:p text:style-name="P38"><draw:frame draw:style-name="fr8" draw:name="Objet1" text:anchor-type="as-char" svg:width="0.82cm" svg:height="0.42cm" draw:z-index="57"><draw:object xlink:href="./Object 19" xlink:type="simple" xlink:show="embed" xlink:actuate="onLoad"/><draw:image xlink:href="./ObjectReplacements/Object 19" xlink:type="simple" xlink:show="embed" xlink:actuate="onLoad"/><svg:desc>formule</svg:desc></draw:frame></text:p>
          </table:table-cell>
          <table:table-cell table:style-name="Tableau5.D2" office:value-type="string">
            <text:p text:style-name="P38"><draw:frame draw:style-name="fr8" draw:name="Objet2" text:anchor-type="as-char" svg:width="0.82cm" svg:height="0.42cm" draw:z-index="58"><draw:object xlink:href="./Object 8" xlink:type="simple" xlink:show="embed" xlink:actuate="onLoad"/><draw:image xlink:href="./ObjectReplacements/Object 8" xlink:type="simple" xlink:show="embed" xlink:actuate="onLoad"/><svg:desc>formule</svg:desc></draw:frame></text:p>
          </table:table-cell>
        </table:table-row>
        <table:table-row table:style-name="Tableau5.3">
          <table:table-cell table:style-name="Tableau5.A1" office:value-type="string">
            <text:list xml:id="list737997239" text:style-name="liste_5f_abc">
              <text:list-item>
                <text:list>
                  <text:list-item>
                    <text:p text:style-name="P86"/>
                  </text:list-item>
                </text:list>
              </text:list-item>
            </text:list>
          </table:table-cell>
          <table:table-cell table:style-name="Tableau5.B6" office:value-type="string">
            <text:p text:style-name="P37">124°</text:p>
          </table:table-cell>
          <table:table-cell table:style-name="Tableau5.C6" office:value-type="string">
            <text:p text:style-name="P37">18°</text:p>
          </table:table-cell>
          <table:table-cell table:style-name="Tableau5.D6" office:value-type="string">
            <text:p text:style-name="P37"/>
          </table:table-cell>
        </table:table-row>
        <table:table-row table:style-name="Tableau5.4">
          <table:table-cell table:style-name="Tableau5.A1" office:value-type="string">
            <text:list xml:id="list95011832651675" text:continue-numbering="true" text:style-name="liste_5f_abc">
              <text:list-item>
                <text:list>
                  <text:list-item>
                    <text:p text:style-name="P86"/>
                  </text:list-item>
                </text:list>
              </text:list-item>
            </text:list>
          </table:table-cell>
          <table:table-cell table:style-name="Tableau5.B6" office:value-type="string">
            <text:p text:style-name="P37">71°</text:p>
          </table:table-cell>
          <table:table-cell table:style-name="Tableau5.C6" office:value-type="string">
            <text:p text:style-name="P37"/>
          </table:table-cell>
          <table:table-cell table:style-name="Tableau5.D6" office:value-type="string">
            <text:p text:style-name="P37">29°</text:p>
          </table:table-cell>
        </table:table-row>
        <table:table-row table:style-name="Tableau5.5">
          <table:table-cell table:style-name="Tableau5.A1" office:value-type="string">
            <text:list xml:id="list95010920009285" text:continue-numbering="true" text:style-name="liste_5f_abc">
              <text:list-item>
                <text:list>
                  <text:list-item>
                    <text:p text:style-name="P86"/>
                  </text:list-item>
                </text:list>
              </text:list-item>
            </text:list>
          </table:table-cell>
          <table:table-cell table:style-name="Tableau5.B6" office:value-type="string">
            <text:p text:style-name="P37"/>
          </table:table-cell>
          <table:table-cell table:style-name="Tableau5.C6" office:value-type="string">
            <text:p text:style-name="P37">98,1°</text:p>
          </table:table-cell>
          <table:table-cell table:style-name="Tableau5.D6" office:value-type="string">
            <text:p text:style-name="P37">59,6°</text:p>
          </table:table-cell>
        </table:table-row>
        <table:table-row table:style-name="Tableau5.6">
          <table:table-cell table:style-name="Tableau5.A1" office:value-type="string">
            <text:list xml:id="list95011435808436" text:continue-numbering="true" text:style-name="liste_5f_abc">
              <text:list-item>
                <text:list>
                  <text:list-item>
                    <text:p text:style-name="P86"/>
                  </text:list-item>
                </text:list>
              </text:list-item>
            </text:list>
          </table:table-cell>
          <table:table-cell table:style-name="Tableau5.B6" office:value-type="string">
            <text:p text:style-name="P37">49,5°</text:p>
          </table:table-cell>
          <table:table-cell table:style-name="Tableau5.C6" office:value-type="string">
            <text:p text:style-name="P37"/>
          </table:table-cell>
          <table:table-cell table:style-name="Tableau5.D6" office:value-type="string">
            <text:p text:style-name="P37">113°</text:p>
          </table:table-cell>
        </table:table-row>
      </table:table>
      <text:list xml:id="list95011984434457" text:continue-list="list95011819897639" text:style-name="Num_5f_Exo">
        <text:list-item>
          <text:h text:style-name="P65" text:outline-level="1"> <text:span text:style-name="T52">Pour chaque cas, calcule la somme des mesures des angles du triangle et indique si ce triangle existe ou non. Pour les cas de triangles non constructibles, corrige la valeur de l’angle </text:span><text:span text:style-name="T52"><draw:frame draw:style-name="fr7" draw:name="Objet7" text:anchor-type="as-char" svg:y="-0.39cm" svg:width="0.739cm" svg:height="0.462cm" draw:z-index="18"><draw:object xlink:href="./Object 6" xlink:type="simple" xlink:show="embed" xlink:actuate="onLoad"/><draw:image xlink:href="./ObjectReplacements/Object 6" xlink:type="simple" xlink:show="embed" xlink:actuate="onLoad"/><svg:desc>formule</svg:desc></draw:frame></text:span><text:span text:style-name="T52"><text:s/>pour rendre la construction réalisable.</text:span></text:h>
        </text:list-item>
      </text:list>
      <table:table table:name="Tableau6" table:style-name="Tableau6">
        <table:table-column table:style-name="Tableau6.A"/>
        <table:table-column table:style-name="Tableau6.B" table:number-columns-repeated="3"/>
        <table:table-column table:style-name="Tableau6.E" table:number-columns-repeated="2"/>
        <table:table-column table:style-name="Tableau6.G"/>
        <table:table-header-rows>
          <table:table-row table:style-name="Tableau6.1">
            <table:table-cell table:style-name="Tableau6.A1" office:value-type="string">
              <text:p text:style-name="P40"/>
            </table:table-cell>
            <table:table-cell table:number-columns-spanned="3">
              <table:table table:is-sub-table="true">
                <table:table-column table:style-name="Tableau6.B1.1"/>
                <table:table-column table:style-name="Tableau6.B"/>
                <table:table-column table:style-name="Tableau6.B1.3"/>
                <table:table-row table:style-name="Tableau6.B1.1">
                  <table:table-cell table:style-name="Tableau6.B1.1.1" table:number-columns-spanned="3" office:value-type="string">
                    <text:p text:style-name="P41">Angles du triangle ABC</text:p>
                  </table:table-cell>
                  <table:covered-table-cell/>
                  <table:covered-table-cell/>
                </table:table-row>
                <table:table-row table:style-name="Tableau6.B1.2">
                  <table:table-cell table:style-name="Tableau6.B1.1.2" office:value-type="string">
                    <text:p text:style-name="P42"><draw:frame draw:style-name="fr8" draw:name="Objet5" text:anchor-type="as-char" svg:width="0.737cm" svg:height="0.425cm" draw:z-index="59"><draw:object xlink:href="./Object 5" xlink:type="simple" xlink:show="embed" xlink:actuate="onLoad"/><draw:image xlink:href="./ObjectReplacements/Object 5" xlink:type="simple" xlink:show="embed" xlink:actuate="onLoad"/><svg:desc>formule</svg:desc></draw:frame></text:p>
                  </table:table-cell>
                  <table:table-cell table:style-name="Tableau6.B1.1.2" office:value-type="string">
                    <text:p text:style-name="P42"><draw:frame draw:style-name="fr8" draw:name="Objet6" text:anchor-type="as-char" svg:width="0.73cm" svg:height="0.425cm" draw:z-index="60"><draw:object xlink:href="./Object 7" xlink:type="simple" xlink:show="embed" xlink:actuate="onLoad"/><draw:image xlink:href="./ObjectReplacements/Object 7" xlink:type="simple" xlink:show="embed" xlink:actuate="onLoad"/><svg:desc>formule</svg:desc></draw:frame></text:p>
                  </table:table-cell>
                  <table:table-cell table:style-name="Tableau6.B1.1.2" office:value-type="string">
                    <text:p text:style-name="P42"><draw:frame draw:style-name="fr8" draw:name="Objet17" text:anchor-type="as-char" svg:width="0.725cm" svg:height="0.425cm" draw:z-index="64"><draw:object xlink:href="./Object 20" xlink:type="simple" xlink:show="embed" xlink:actuate="onLoad"/><draw:image xlink:href="./ObjectReplacements/Object 20" xlink:type="simple" xlink:show="embed" xlink:actuate="onLoad"/><svg:desc>formule</svg:desc></draw:frame></text:p>
                  </table:table-cell>
                </table:table-row>
              </table:table>
            </table:table-cell>
            <table:covered-table-cell/>
            <table:covered-table-cell/>
            <table:table-cell table:style-name="Tableau6.B1.1.1" office:value-type="string">
              <text:p text:style-name="P41">Somme des mesures</text:p>
            </table:table-cell>
            <table:table-cell table:style-name="Tableau6.F1" office:value-type="string">
              <text:p text:style-name="P41">Cons<text:span text:style-name="T49">-</text:span>truc-tible<text:span text:style-name="T67"> </text:span>?</text:p>
            </table:table-cell>
            <table:table-cell table:style-name="Tableau6.G1" office:value-type="string">
              <text:p text:style-name="P41">Angle <draw:frame draw:style-name="fr7" draw:name="Objet8" text:anchor-type="as-char" svg:y="-0.385cm" svg:width="0.935cm" svg:height="0.425cm" draw:z-index="19"><draw:object xlink:href="./Object 10" xlink:type="simple" xlink:show="embed" xlink:actuate="onLoad"/><draw:image xlink:href="./ObjectReplacements/Object 10" xlink:type="simple" xlink:show="embed" xlink:actuate="onLoad"/><svg:desc>formule</svg:desc></draw:frame><text:s/>corrigé</text:p>
            </table:table-cell>
          </table:table-row>
        </table:table-header-rows>
        <table:table-row table:style-name="Tableau6.2">
          <table:table-cell table:style-name="Tableau6.A1" office:value-type="string">
            <text:list xml:id="list95012360051424" text:continue-list="list95011435808436" text:style-name="liste_5f_abc">
              <text:list-item>
                <text:list>
                  <text:list-item text:start-value="1">
                    <text:p text:style-name="P87"/>
                  </text:list-item>
                </text:list>
              </text:list-item>
            </text:list>
          </table:table-cell>
          <table:table-cell table:style-name="Tableau6.B2" office:value-type="string">
            <text:p text:style-name="P40">68°</text:p>
          </table:table-cell>
          <table:table-cell table:style-name="Tableau6.C2" office:value-type="string">
            <text:p text:style-name="P40">27°</text:p>
          </table:table-cell>
          <table:table-cell table:style-name="Tableau6.D2" office:value-type="string">
            <text:p text:style-name="P40">75°</text:p>
          </table:table-cell>
          <table:table-cell table:style-name="Tableau6.E5" office:value-type="string">
            <text:p text:style-name="P40"/>
          </table:table-cell>
          <table:table-cell table:style-name="Tableau6.F4" office:value-type="string">
            <text:p text:style-name="P40"/>
          </table:table-cell>
          <table:table-cell table:style-name="Tableau6.G2" office:value-type="string">
            <text:p text:style-name="P40"/>
          </table:table-cell>
        </table:table-row>
        <table:table-row table:style-name="Tableau6.3">
          <table:table-cell table:style-name="Tableau6.A1" office:value-type="string">
            <text:list xml:id="list95012545665844" text:continue-numbering="true" text:style-name="liste_5f_abc">
              <text:list-item>
                <text:list>
                  <text:list-item>
                    <text:p text:style-name="P87"/>
                  </text:list-item>
                </text:list>
              </text:list-item>
            </text:list>
          </table:table-cell>
          <table:table-cell table:style-name="Tableau6.B3" office:value-type="string">
            <text:p text:style-name="P40">43°</text:p>
          </table:table-cell>
          <table:table-cell table:style-name="Tableau6.C3" office:value-type="string">
            <text:p text:style-name="P40">58°</text:p>
          </table:table-cell>
          <table:table-cell table:style-name="Tableau6.D3" office:value-type="string">
            <text:p text:style-name="P40">101°</text:p>
          </table:table-cell>
          <table:table-cell table:style-name="Tableau6.E5" office:value-type="string">
            <text:p text:style-name="P40"/>
          </table:table-cell>
          <table:table-cell table:style-name="Tableau6.F4" office:value-type="string">
            <text:p text:style-name="P40"/>
          </table:table-cell>
          <table:table-cell table:style-name="Tableau6.G3" office:value-type="string">
            <text:p text:style-name="P40"/>
          </table:table-cell>
        </table:table-row>
        <table:table-row table:style-name="Tableau6.4">
          <table:table-cell table:style-name="Tableau6.A1" office:value-type="string">
            <text:list xml:id="list95010728538656" text:continue-numbering="true" text:style-name="liste_5f_abc">
              <text:list-item>
                <text:list>
                  <text:list-item>
                    <text:p text:style-name="P87"/>
                  </text:list-item>
                </text:list>
              </text:list-item>
            </text:list>
          </table:table-cell>
          <table:table-cell table:style-name="Tableau6.B4" office:value-type="string">
            <text:p text:style-name="P40">62,1°</text:p>
          </table:table-cell>
          <table:table-cell table:style-name="Tableau6.C4" office:value-type="string">
            <text:p text:style-name="P40">72,8°</text:p>
          </table:table-cell>
          <table:table-cell table:style-name="Tableau6.D4" office:value-type="string">
            <text:p text:style-name="P40">45°</text:p>
          </table:table-cell>
          <table:table-cell table:style-name="Tableau6.E5" office:value-type="string">
            <text:p text:style-name="P40"/>
          </table:table-cell>
          <table:table-cell table:style-name="Tableau6.F4" office:value-type="string">
            <text:p text:style-name="P40"/>
          </table:table-cell>
          <table:table-cell table:style-name="Tableau6.G4" office:value-type="string">
            <text:p text:style-name="P40"/>
          </table:table-cell>
        </table:table-row>
        <table:table-row table:style-name="Tableau6.5">
          <table:table-cell table:style-name="Tableau6.A1" office:value-type="string">
            <text:list xml:id="list95012361484789" text:continue-numbering="true" text:style-name="liste_5f_abc">
              <text:list-item>
                <text:list>
                  <text:list-item>
                    <text:p text:style-name="P87"/>
                  </text:list-item>
                </text:list>
              </text:list-item>
            </text:list>
          </table:table-cell>
          <table:table-cell table:style-name="Tableau6.B5" office:value-type="string">
            <text:p text:style-name="P40">34,5°</text:p>
          </table:table-cell>
          <table:table-cell table:style-name="Tableau6.C5" office:value-type="string">
            <text:p text:style-name="P40">82°</text:p>
          </table:table-cell>
          <table:table-cell table:style-name="Tableau6.D5" office:value-type="string">
            <text:p text:style-name="P40">63,5°</text:p>
          </table:table-cell>
          <table:table-cell table:style-name="Tableau6.E5" office:value-type="string">
            <text:p text:style-name="P40"/>
          </table:table-cell>
          <table:table-cell table:style-name="Tableau6.F5" office:value-type="string">
            <text:p text:style-name="P40"/>
          </table:table-cell>
          <table:table-cell table:style-name="Tableau6.G5" office:value-type="string">
            <text:p text:style-name="P40"/>
          </table:table-cell>
        </table:table-row>
      </table:table>
      <text:list xml:id="list95012504874732" text:continue-list="list95011984434457" text:style-name="Num_5f_Exo">
        <text:list-item>
          <text:h text:style-name="P66" text:outline-level="1"> Les figures suivantes sont tracées à main levée. Pour chacune d’elles, indique si elles sont construc<text:span text:style-name="T66">­</text:span>tibles ou non. Justifie ta réponse.</text:h>
        </text:list-item>
      </text:list>
      <text:p text:style-name="P53"><draw:g text:anchor-type="paragraph" draw:z-index="36" draw:style-name="gr1"><draw:frame draw:style-name="gr9" draw:text-style-name="P103" svg:width="0.346cm" svg:height="0.477cm" svg:x="1.86cm" svg:y="0.305cm"><draw:text-box><text:p text:style-name="P102"><text:span text:style-name="T69">P</text:span></text:p></draw:text-box></draw:frame><draw:path draw:style-name="gr12" draw:text-style-name="P111" svg:width="2.08cm" svg:height="0.032cm" svg:x="0.346cm" svg:y="2.907cm" svg:viewBox="0 0 2081 33" svg:d="M0 28c79 0 159 0 235 0s164 11 239 0c89-21 172-28 258-28 81 7 157 2 243 7 83 12 173 12 261 0 83-5 149 34 232 25s158-4 236-4c86-9 176 0 261 0h86l30 4"><text:p/></draw:path><draw:path draw:style-name="gr12" draw:text-style-name="P111" svg:width="0.725cm" svg:height="2.437cm" svg:x="1.697cm" svg:y="0.508cm" svg:viewBox="0 0 726 2438" svg:d="M0 0c30 97 56 176 76 261 34 125 40 218 80 310 69 83 112 197 147 287 14 82 47 189 51 281 4 91 50 210 114 317 64 106-11 178 37 248 47 69 48 185 99 294 50 109 71 201 88 311l24 95 10 34"><text:p/></draw:path><draw:path draw:style-name="gr12" draw:text-style-name="P111" svg:width="1.363cm" svg:height="2.42cm" svg:x="0.338cm" svg:y="0.514cm" svg:viewBox="0 0 1364 2421" svg:d="M0 2421c51-94 103-176 156-277 54-101 142-185 145-271 31-111 69-215 121-313 52-97 113-185 189-283 60-89 137-200 169-308 31-107 166-157 185-255 34-100 96-182 140-275 45-111 108-205 170-315l51-93 38-31"><text:p/></draw:path><draw:frame draw:style-name="gr20" draw:text-style-name="P105" svg:width="0.705cm" svg:height="0.447cm" svg:x="0.641cm" svg:y="2.489cm"><draw:text-box><text:p text:style-name="P102"><text:span text:style-name="T70">70°</text:span></text:p></draw:text-box></draw:frame><draw:frame draw:style-name="gr9" draw:text-style-name="P105" svg:width="0.8cm" svg:height="0.477cm" svg:x="1.313cm" svg:y="1.085cm"><draw:text-box><text:p text:style-name="P102"><text:span text:style-name="T70">40°</text:span></text:p></draw:text-box></draw:frame><draw:ellipse draw:style-name="gr3" draw:text-style-name="P107" svg:width="0.844cm" svg:height="0.98cm" svg:x="1.263cm" svg:y="0.023cm" draw:kind="arc" draw:start-angle="237.78" draw:end-angle="286.82"><text:p/></draw:ellipse><draw:ellipse draw:style-name="gr3" draw:text-style-name="P107" svg:width="0.685cm" svg:height="0.646cm" svg:x="-0.056cm" svg:y="2.621cm" draw:kind="arc" draw:start-angle="0" draw:end-angle="54.14"><text:p/></draw:ellipse><draw:ellipse draw:style-name="gr3" draw:text-style-name="P107" svg:width="0.454cm" svg:height="0.44cm" svg:x="2.221cm" svg:y="2.709cm" draw:kind="arc" draw:start-angle="110.01" draw:end-angle="180"><text:p/></draw:ellipse><draw:frame draw:style-name="gr9" draw:text-style-name="P112" svg:width="0.346cm" svg:height="0.477cm" svg:x="-0.019cm" svg:y="2.575cm"><draw:text-box><text:p text:style-name="P102"><text:span text:style-name="T74">L</text:span></text:p></draw:text-box></draw:frame><draw:frame draw:style-name="gr9" draw:text-style-name="P112" svg:width="0.346cm" svg:height="0.477cm" svg:x="2.53cm" svg:y="2.589cm"><draw:text-box><text:p text:style-name="P102"><text:span text:style-name="T74">A</text:span></text:p></draw:text-box></draw:frame><draw:frame draw:style-name="gr20" draw:text-style-name="P105" svg:width="0.705cm" svg:height="0.447cm" svg:x="1.697cm" svg:y="2.483cm"><draw:text-box><text:p text:style-name="P102"><text:span text:style-name="T70">75°</text:span></text:p></draw:text-box></draw:frame></draw:g><text:span text:style-name="Bold_5f_niv1">a.</text:span><text:span text:style-name="Bold_5f_niv1"><text:span text:style-name="T28"><text:tab/></text:span></text:span><text:span text:style-name="_5f_pointillés_20_gris"><text:span text:style-name="T41"><text:tab/></text:span></text:span></text:p>
      <text:p text:style-name="P77"><text:span text:style-name="Bold_5f_niv1"><text:span text:style-name="T25"><text:tab/></text:span></text:span><text:span text:style-name="_5f_pointillés_20_gris"><text:span text:style-name="T37"><text:tab/></text:span></text:span></text:p>
      <text:p text:style-name="P77"><text:span text:style-name="Bold_5f_niv1"><text:span text:style-name="T25"><text:tab/></text:span></text:span><text:span text:style-name="_5f_pointillés_20_gris"><text:span text:style-name="T37"><text:tab/></text:span></text:span></text:p>
      <text:p text:style-name="P81"><text:span text:style-name="Bold_5f_niv1"><text:span text:style-name="T26"><text:tab/></text:span></text:span><text:span text:style-name="_5f_pointillés_20_gris"><text:span text:style-name="T41"><text:tab/></text:span></text:span></text:p>
      <text:p text:style-name="P58"><draw:g text:anchor-type="paragraph" draw:z-index="37" draw:style-name="gr1"><draw:path draw:style-name="gr12" draw:text-style-name="P111" svg:width="2.271cm" svg:height="1.505cm" svg:x="0.434cm" svg:y="1.318cm" svg:viewBox="0 0 2272 1506" svg:d="M0 0c123 49 239 104 355 204s220 195 333 286c102 96 197 226 348 248 150 22 230 132 386 171 128 29 238 144 338 229s223 186 360 238l109 86 43 44"><text:p/></draw:path><draw:path draw:style-name="gr12" draw:text-style-name="P111" svg:width="0.873cm" svg:height="1.682cm" svg:x="2.683cm" svg:y="1.115cm" svg:viewBox="0 0 874 1683" svg:d="M0 1683c22-59 67-124 83-176 15-51 76-117 93-178 16-61 57-98 93-152 36-55 51-121 76-171s57-119 80-174c55-29 76-86 112-135s38-95 49-180c26-52 49-104 86-163 37-58 49-117 79-155 52-51 89-102 108-163l15-36"><text:p/></draw:path><draw:path draw:style-name="gr12" draw:text-style-name="P111" svg:width="3.16cm" svg:height="0.17cm" svg:x="0.416cm" svg:y="1.142cm" svg:viewBox="0 0 3161 171" svg:d="M3161 0c-155-4-340 23-507 40-167 16-310 2-469 20-160 17-347 51-469 30-121-21-178-51-307-48-183 9-378 55-565 75-186 20-338 58-487 51l-161 3-103-14-93 8"><text:p/></draw:path><draw:frame draw:style-name="gr6" draw:text-style-name="P103" svg:width="0.378cm" svg:height="0.429cm" svg:x="0.005cm" svg:y="1.057cm"><draw:text-box><text:p text:style-name="P102"><text:span text:style-name="T69">O</text:span></text:p></draw:text-box></draw:frame><draw:frame draw:style-name="gr6" draw:text-style-name="P103" svg:width="0.318cm" svg:height="0.429cm" svg:x="2.61cm" svg:y="2.881cm"><draw:text-box><text:p text:style-name="P102"><text:span text:style-name="T69">F</text:span></text:p></draw:text-box></draw:frame><draw:frame draw:style-name="gr6" draw:text-style-name="P103" svg:width="0.38cm" svg:height="0.429cm" svg:x="3.723cm" svg:y="0.711cm"><draw:text-box><text:p text:style-name="P102"><text:span text:style-name="T69">U</text:span></text:p></draw:text-box></draw:frame><draw:ellipse draw:style-name="gr3" draw:text-style-name="P107" svg:width="0.451cm" svg:height="0.433cm" draw:transform="skewX (0.0815068760681351) rotate (1.14214346250509) translate (2.43063888888889cm 2.91570833333333cm)" draw:kind="arc" draw:start-angle="0" draw:end-angle="82.26"><text:p/></draw:ellipse><draw:ellipse draw:style-name="gr3" draw:text-style-name="P107" svg:width="0.489cm" svg:height="0.468cm" draw:transform="skewX (0.149749249821114) rotate (1.17355938904099) translate (3.27377777777778cm 1.21708333333333cm)" draw:kind="arc" draw:start-angle="126.35" draw:end-angle="173.62"><text:p/></draw:ellipse><draw:ellipse draw:style-name="gr3" draw:text-style-name="P107" svg:width="1.181cm" svg:height="1.176cm" draw:transform="skewX (0.0240855436775218) rotate (1.11456726032358) translate (-0.379236111111111cm 1.54869444444444cm)" draw:kind="arc" draw:start-angle="264.97" draw:end-angle="296.31"><text:p/></draw:ellipse><draw:frame draw:style-name="gr22" draw:text-style-name="P105" svg:width="0.719cm" svg:height="0.858cm" svg:x="2.28cm" svg:y="2.127cm"><draw:text-box><text:p text:style-name="P102"><text:span text:style-name="T70">95°</text:span></text:p></draw:text-box></draw:frame><draw:frame draw:style-name="gr5" draw:text-style-name="P105" svg:width="0.72cm" svg:height="0.856cm" svg:x="2.63cm" svg:y="1.224cm"><draw:text-box><text:p text:style-name="P102"><text:span text:style-name="T70">85°</text:span></text:p></draw:text-box></draw:frame><draw:frame draw:style-name="gr5" draw:text-style-name="P105" svg:width="0.731cm" svg:height="0.856cm" svg:x="1.017cm" svg:y="1.328cm"><draw:text-box><text:p text:style-name="P102"><text:span text:style-name="T70">10°</text:span></text:p></draw:text-box></draw:frame></draw:g><text:span text:style-name="Bold_5f_niv1"><text:span text:style-name="T55">b</text:span></text:span><text:span text:style-name="Bold_5f_niv1"><text:span text:style-name="T60">.</text:span></text:span><text:span text:style-name="Bold_5f_niv1"><text:span text:style-name="T29"><text:tab/></text:span></text:span><text:span text:style-name="_5f_pointillés_20_gris"><text:span text:style-name="T42"><text:tab/></text:span></text:span></text:p>
      <text:p text:style-name="P77"><text:span text:style-name="Bold_5f_niv1"><text:span text:style-name="T25"><text:tab/></text:span></text:span><text:span text:style-name="_5f_pointillés_20_gris"><text:span text:style-name="T37"><text:tab/></text:span></text:span></text:p>
      <text:p text:style-name="P77"><text:span text:style-name="Bold_5f_niv1"><text:span text:style-name="T25"><text:tab/></text:span></text:span><text:span text:style-name="_5f_pointillés_20_gris"><text:span text:style-name="T37"><text:tab/></text:span></text:span></text:p>
      <text:p text:style-name="P81"><text:span text:style-name="Bold_5f_niv1"><text:span text:style-name="T26"><text:tab/></text:span></text:span><text:span text:style-name="_5f_pointillés_20_gris"><text:span text:style-name="T41"><text:tab/></text:span></text:span></text:p>
      <text:p text:style-name="P58"><draw:g text:anchor-type="paragraph" draw:z-index="38" draw:style-name="gr1"><draw:path draw:style-name="gr12" draw:text-style-name="P108" svg:width="3.13cm" svg:height="0.209cm" svg:x="0.346cm" svg:y="2.616cm" svg:viewBox="0 0 3131 210" svg:d="M0 81c97 7 194 41 291 11 92-25 191-11 286 0s189-11 282 0c101 17 194-41 293-41s201 23 293 111c75 74 187 48 273 14 101-37 196-7 295-42s208-46 312-53 201 14 300 0 187 58 284 28l98-28 94-69 30-12"><text:p/></draw:path><draw:path draw:style-name="gr12" draw:text-style-name="P108" svg:width="0.045cm" svg:height="1.685cm" svg:x="0.325cm" svg:y="1.006cm" svg:viewBox="0 0 46 1686" svg:d="M18 1686c3-53 12-104 5-159s-5-100 0-150-5-104 0-153-12-104-12-162 7-103 26-157c14-39 9-97 2-147s-2-104-7-155-11-113-14-169 5-108 0-164 16-99 7-150l-7-53-14-51-4-16"><text:p/></draw:path><draw:path draw:style-name="gr12" draw:text-style-name="P108" svg:width="3.148cm" svg:height="1.615cm" svg:x="0.325cm" svg:y="1.004cm" svg:viewBox="0 0 3149 1616" svg:d="M0 0c92 65 192 122 295 136s197 42 287 109c101 83 168 261 302 261 106 0 183 113 284 150s203 62 298 124c99 67 189 107 291 151 116 43 176 143 279 217s192 4 284 113c84 94 197 104 303 111 99 2 219-35 286 120l95 69h90l55 55"><text:p/></draw:path><draw:polyline draw:style-name="gr12" draw:text-style-name="P108" svg:width="0.144cm" svg:height="0cm" svg:x="0.346cm" svg:y="2.545cm" svg:viewBox="0 0 145 0" draw:points="0,0 92,0 145,0"><text:p/></draw:polyline><draw:polyline draw:style-name="gr12" draw:text-style-name="P108" svg:width="0.006cm" svg:height="0.177cm" svg:x="0.489cm" svg:y="2.542cm" svg:viewBox="0 0 7 178" draw:points="7,178 7,32 0,0"><text:p/></draw:polyline><draw:ellipse draw:style-name="gr3" draw:text-style-name="P107" svg:width="1.479cm" svg:height="2.087cm" svg:x="2.736cm" svg:y="1.579cm" draw:kind="arc" draw:start-angle="165.43" draw:end-angle="183.95"><text:p/></draw:ellipse><draw:ellipse draw:style-name="gr3" draw:text-style-name="P107" svg:width="0.571cm" svg:height="0.849cm" svg:x="0.042cm" svg:y="0.58cm" draw:kind="arc" draw:start-angle="274.57" draw:end-angle="341.12"><text:p/></draw:ellipse><draw:frame draw:style-name="gr19" draw:text-style-name="P103" svg:width="0.258cm" svg:height="0.461cm" svg:x="0.508cm" svg:y="0.619cm"><draw:text-box><text:p text:style-name="P102"><text:span text:style-name="T69">T</text:span></text:p></draw:text-box></draw:frame><draw:frame draw:style-name="gr19" draw:text-style-name="P103" svg:width="0.276cm" svg:height="0.461cm" svg:x="3.544cm" svg:y="2.478cm"><draw:text-box><text:p text:style-name="P102"><text:span text:style-name="T69">O</text:span></text:p></draw:text-box></draw:frame><draw:frame draw:style-name="gr19" draw:text-style-name="P103" svg:width="0.257cm" svg:height="0.461cm" svg:x="0.12cm" svg:y="2.642cm"><draw:text-box><text:p text:style-name="P102"><text:span text:style-name="T69">R</text:span></text:p></draw:text-box></draw:frame><draw:frame draw:style-name="gr20" draw:text-style-name="P105" svg:width="1.008cm" svg:height="0.447cm" svg:x="1.806cm" svg:y="2.291cm"><draw:text-box><text:p text:style-name="P102"><text:span text:style-name="T70">32,7°</text:span></text:p></draw:text-box></draw:frame><draw:frame draw:style-name="gr21" draw:text-style-name="P105" svg:width="1.057cm" svg:height="0.923cm" svg:x="0.365cm" svg:y="1.476cm"><draw:text-box><text:p text:style-name="P102"><text:span text:style-name="T70">57,3°</text:span></text:p></draw:text-box></draw:frame></draw:g><text:span text:style-name="Bold_5f_niv1"><text:span text:style-name="T55">c</text:span></text:span><text:span text:style-name="Bold_5f_niv1"><text:span text:style-name="T60">.</text:span></text:span><text:span text:style-name="Bold_5f_niv1"><text:span text:style-name="T29"><text:tab/></text:span></text:span><text:span text:style-name="_5f_pointillés_20_gris"><text:span text:style-name="T42"><text:tab/></text:span></text:span></text:p>
      <text:p text:style-name="P77"><text:span text:style-name="Bold_5f_niv1"><text:span text:style-name="T25"><text:tab/></text:span></text:span><text:span text:style-name="_5f_pointillés_20_gris"><text:span text:style-name="T37"><text:tab/></text:span></text:span></text:p>
      <text:p text:style-name="P77"><text:span text:style-name="Bold_5f_niv1"><text:span text:style-name="T25"><text:tab/></text:span></text:span><text:span text:style-name="_5f_pointillés_20_gris"><text:span text:style-name="T37"><text:tab/></text:span></text:span></text:p>
      <text:p text:style-name="P81"><text:span text:style-name="Bold_5f_niv1"><text:span text:style-name="T26"><text:tab/></text:span></text:span><text:span text:style-name="_5f_pointillés_20_gris"><text:span text:style-name="T41"><text:tab/></text:span></text:span></text:p>
      <text:list xml:id="list95011113411707" text:continue-numbering="true" text:style-name="Num_5f_Exo">
        <text:list-item>
          <text:h text:style-name="P67" text:outline-level="1"><text:span text:style-name="corps"><text:span text:style-name="T15"> </text:span></text:span><text:span text:style-name="Bold_5f_niv1"><text:span text:style-name="T61">a.</text:span></text:span><text:span text:style-name="Bold_5f_niv1"><text:span text:style-name="T30"> </text:span></text:span><text:span text:style-name="Bold_5f_niv1"><text:span text:style-name="T32">T</text:span></text:span><text:span text:style-name="corps"><text:span text:style-name="T21">race un triangle isocèle dont l’angle au sommet mesure 70°.</text:span></text:span></text:h>
        </text:list-item>
      </text:list>
      <text:h text:style-name="P63" text:outline-level="1"><text:span text:style-name="corps"><text:span text:style-name="T16"/></text:span></text:h>
      <text:h text:style-name="P63" text:outline-level="1"><text:span text:style-name="corps"><text:span text:style-name="T16"/></text:span></text:h>
      <text:h text:style-name="P63" text:outline-level="1"><text:span text:style-name="corps"><text:span text:style-name="T16"/></text:span></text:h>
      <text:p text:style-name="P57"><text:span text:style-name="Bold_5f_niv1"><text:span text:style-name="T56">b</text:span></text:span><text:span text:style-name="Bold_5f_niv1"><text:span text:style-name="T61">.</text:span></text:span><text:span text:style-name="Bold_5f_niv1"><text:span text:style-name="T30"> </text:span></text:span>Combien mesure<text:span text:style-name="T50">nt</text:span> les angles à la base ? <text:span text:style-name="_5f_pointillés_20_gris"><text:tab/></text:span></text:p>
      <text:list xml:id="list95011892522203" text:continue-numbering="true" text:style-name="Num_5f_Exo">
        <text:list-item>
          <text:h text:style-name="P68" text:outline-level="1"><draw:g text:anchor-type="paragraph" draw:z-index="29" draw:style-name="gr38"><draw:g draw:style-name="gr35"><draw:line draw:style-name="gr3" draw:text-style-name="P104" svg:x1="4.553cm" svg:y1="1.986cm" svg:x2="1.512cm" svg:y2="4.406cm"><text:p/></draw:line><draw:line draw:style-name="gr3" draw:text-style-name="P104" svg:x1="0.556cm" svg:y1="2.431cm" svg:x2="4.557cm" svg:y2="1.986cm"><text:p/></draw:line><draw:line draw:style-name="gr3" draw:text-style-name="P104" svg:x1="0.55cm" svg:y1="2.427cm" svg:x2="1.518cm" svg:y2="4.388cm"><text:p/></draw:line><draw:ellipse draw:style-name="gr3" draw:text-style-name="P104" svg:width="0.95cm" svg:height="0.952cm" svg:x="1.058cm" svg:y="3.908cm" draw:kind="arc" draw:start-angle="36.04" draw:end-angle="116.14"><text:p/></draw:ellipse><draw:ellipse draw:style-name="gr3" draw:text-style-name="P104" svg:width="1.066cm" svg:height="1.064cm" svg:x="0.021cm" svg:y="1.894cm" draw:kind="arc" draw:start-angle="297.16" draw:end-angle="4.62"><text:p/></draw:ellipse><draw:circle draw:style-name="gr3" draw:text-style-name="P104" svg:width="1.639cm" svg:height="1.639cm" svg:x="3.732cm" svg:y="1.174cm" draw:kind="arc" draw:start-angle="185.02" draw:end-angle="217.37"><text:p/></draw:circle><draw:frame draw:style-name="gr15" draw:text-style-name="P105" svg:width="1.094cm" svg:height="0.953cm" svg:x="1.113cm" svg:y="2.6cm"><draw:text-box><text:p text:style-name="P102"><text:span text:style-name="T70">70,1°</text:span></text:p></draw:text-box></draw:frame><draw:frame draw:style-name="gr15" draw:text-style-name="P105" svg:width="1.137cm" svg:height="0.953cm" svg:x="2.725cm" svg:y="2.226cm"><draw:text-box><text:p text:style-name="P102"><text:span text:style-name="T70">32,4°</text:span></text:p></draw:text-box></draw:frame><draw:frame draw:style-name="gr9" draw:text-style-name="P103" svg:width="0.26cm" svg:height="0.477cm" svg:x="1.545cm" svg:y="3.448cm"><draw:text-box><text:p text:style-name="P102"><text:span text:style-name="T69">?</text:span></text:p></draw:text-box></draw:frame><draw:frame draw:style-name="gr9" draw:text-style-name="P103" svg:width="0.392cm" svg:height="0.477cm" svg:x="0.18cm" svg:y="2.053cm"><draw:text-box><text:p text:style-name="P102"><text:span text:style-name="T69">X</text:span></text:p></draw:text-box></draw:frame><draw:frame draw:style-name="gr9" draw:text-style-name="P103" svg:width="0.392cm" svg:height="0.477cm" svg:x="1.316cm" svg:y="4.469cm"><draw:text-box><text:p text:style-name="P102"><text:span text:style-name="T69">V</text:span></text:p></draw:text-box></draw:frame><draw:frame draw:style-name="gr9" draw:text-style-name="P103" svg:width="0.391cm" svg:height="0.477cm" svg:x="4.696cm" svg:y="1.58cm"><draw:text-box><text:p text:style-name="P102"><text:span text:style-name="T69">A</text:span></text:p></draw:text-box></draw:frame></draw:g><draw:g draw:style-name="gr35"><draw:line draw:style-name="gr3" draw:text-style-name="P104" svg:x1="3.995cm" svg:y1="6.003cm" svg:x2="6.607cm" svg:y2="4.669cm"><text:p/></draw:line><draw:line draw:style-name="gr3" draw:text-style-name="P120" svg:x1="3.757cm" svg:y1="3.455cm" svg:x2="6.611cm" svg:y2="4.681cm"><text:p/></draw:line><draw:line draw:style-name="gr3" draw:text-style-name="P104" svg:x1="3.985cm" svg:y1="6.002cm" svg:x2="3.754cm" svg:y2="3.443cm"><text:p/></draw:line><draw:frame draw:style-name="gr15" draw:text-style-name="P105" svg:width="0.742cm" svg:height="0.953cm" svg:x="5.518cm" svg:y="4.505cm"><draw:text-box><text:p text:style-name="P102"><text:span text:style-name="T70">55°</text:span></text:p></draw:text-box></draw:frame><draw:frame draw:style-name="gr39" draw:text-style-name="P121" svg:width="0.726cm" svg:height="0.953cm" svg:x="4.024cm" svg:y="5.323cm"><draw:text-box><text:p text:style-name="P102"><text:span text:style-name="T78">70°</text:span></text:p></draw:text-box></draw:frame><draw:ellipse draw:style-name="gr3" draw:text-style-name="P122" svg:width="0.542cm" svg:height="0.475cm" svg:x="3.709cm" svg:y="5.762cm" draw:kind="arc" draw:start-angle="27.38" draw:end-angle="91.97"><text:p/></draw:ellipse><draw:ellipse draw:style-name="gr3" draw:text-style-name="P122" svg:width="0.643cm" svg:height="0.585cm" svg:x="3.438cm" svg:y="3.161cm" draw:kind="arc" draw:start-angle="274.83" draw:end-angle="334.8"><text:p/></draw:ellipse><draw:frame draw:style-name="gr9" draw:text-style-name="P103" svg:width="0.172cm" svg:height="0.477cm" svg:x="3.967cm" svg:y="3.674cm"><draw:text-box><text:p text:style-name="P102"><text:span text:style-name="T69">?</text:span></text:p></draw:text-box></draw:frame><draw:frame draw:style-name="gr9" draw:text-style-name="P103" svg:width="0.279cm" svg:height="0.477cm" svg:x="3.468cm" svg:y="3.039cm"><draw:text-box><text:p text:style-name="P102"><text:span text:style-name="T69">E</text:span></text:p></draw:text-box></draw:frame><draw:frame draw:style-name="gr9" draw:text-style-name="P103" svg:width="0.281cm" svg:height="0.477cm" svg:x="3.828cm" svg:y="6.099cm"><draw:text-box><text:p text:style-name="P102"><text:span text:style-name="T69">F</text:span></text:p></draw:text-box></draw:frame><draw:frame draw:style-name="gr9" draw:text-style-name="P103" svg:width="0.279cm" svg:height="0.477cm" svg:x="6.698cm" svg:y="4.552cm"><draw:text-box><text:p text:style-name="P102"><text:span text:style-name="T69">G</text:span></text:p></draw:text-box></draw:frame><draw:circle draw:style-name="gr3" draw:text-style-name="P104" svg:width="0.807cm" svg:height="0.807cm" svg:x="6.202cm" svg:y="4.274cm" draw:kind="arc" draw:start-angle="156.85" draw:end-angle="207.26"><text:p/></draw:circle></draw:g><draw:g draw:style-name="gr35"><draw:line draw:style-name="gr3" draw:text-style-name="P104" svg:x1="4.869cm" svg:y1="2.771cm" svg:x2="7.734cm" svg:y2="2.771cm"><text:p/></draw:line><draw:line draw:style-name="gr3" draw:text-style-name="P104" svg:x1="4.869cm" svg:y1="2.771cm" svg:x2="8.711cm" svg:y2="5.177cm"><text:p/></draw:line><draw:line draw:style-name="gr3" draw:text-style-name="P104" svg:x1="8.711cm" svg:y1="5.186cm" svg:x2="7.73cm" svg:y2="2.769cm"><text:p/></draw:line><draw:frame draw:style-name="gr9" draw:text-style-name="P103" svg:width="0.26cm" svg:height="0.477cm" svg:x="4.553cm" svg:y="2.43cm"><draw:text-box><text:p text:style-name="P102"><text:span text:style-name="T69">B</text:span></text:p></draw:text-box></draw:frame><draw:frame draw:style-name="gr9" draw:text-style-name="P103" svg:width="0.214cm" svg:height="0.477cm" svg:x="8.793cm" svg:y="5.155cm"><draw:text-box><text:p text:style-name="P102"><text:span text:style-name="T69">L</text:span></text:p></draw:text-box></draw:frame><draw:frame draw:style-name="gr9" draw:text-style-name="P103" svg:width="0.339cm" svg:height="0.477cm" svg:x="7.796cm" svg:y="2.434cm"><draw:text-box><text:p text:style-name="P102"><text:span text:style-name="T69">O</text:span></text:p></draw:text-box></draw:frame><draw:ellipse draw:style-name="gr3" draw:text-style-name="P104" svg:width="1.257cm" svg:height="1.071cm" svg:x="4.2cm" svg:y="2.251cm" draw:kind="arc" draw:start-angle="327.6" draw:end-angle="0"><text:p/></draw:ellipse><draw:ellipse draw:style-name="gr3" draw:text-style-name="P104" svg:width="0.662cm" svg:height="0.687cm" svg:x="7.401cm" svg:y="2.43cm" draw:kind="arc" draw:start-angle="180" draw:end-angle="292.86"><text:p/></draw:ellipse><draw:frame draw:style-name="gr40" draw:text-style-name="P105" svg:width="0.969cm" svg:height="0.546cm" svg:x="6.721cm" svg:y="3.072cm"><draw:text-box><text:p text:style-name="P102"><text:span text:style-name="T70">112°</text:span></text:p></draw:text-box></draw:frame><draw:frame draw:style-name="gr15" draw:text-style-name="P105" svg:width="0.726cm" svg:height="0.953cm" svg:x="5.512cm" svg:y="2.781cm"><draw:text-box><text:p text:style-name="P102"><text:span text:style-name="T70">32°</text:span></text:p></draw:text-box></draw:frame><draw:frame draw:style-name="gr9" draw:text-style-name="P103" svg:width="0.174cm" svg:height="0.477cm" svg:x="7.856cm" svg:y="4.028cm"><draw:text-box><text:p text:style-name="P102"><text:span text:style-name="T69">?</text:span></text:p></draw:text-box></draw:frame><draw:ellipse draw:style-name="gr3" draw:text-style-name="P104" svg:width="2.084cm" svg:height="2.066cm" svg:x="7.691cm" svg:y="4.157cm" draw:kind="arc" draw:start-angle="112.11" draw:end-angle="147.99"><text:p/></draw:ellipse></draw:g><draw:frame draw:style-name="gr41" draw:text-style-name="P123" svg:width="0.376cm" svg:height="0.414cm" svg:x="2.207cm" svg:y="2.892cm"><draw:text-box><text:p text:style-name="P102"><text:span text:style-name="T79">a.</text:span></text:p></draw:text-box></draw:frame><draw:frame draw:style-name="gr42" draw:text-style-name="P123" svg:width="0.389cm" svg:height="0.414cm" svg:x="4.48cm" svg:y="4.408cm"><draw:text-box><text:p text:style-name="P102"><text:span text:style-name="T79">b.</text:span></text:p></draw:text-box></draw:frame><draw:frame draw:style-name="gr43" draw:text-style-name="P124" svg:width="0.346cm" svg:height="0.414cm" svg:x="7.153cm" svg:y="3.617cm"><draw:text-box><text:p text:style-name="P102"><text:span text:style-name="T79">c.</text:span></text:p></draw:text-box></draw:frame></draw:g><text:soft-page-break/><text:span text:style-name="corps"><text:span text:style-name="T15"> </text:span></text:span><text:span text:style-name="corps"><text:span text:style-name="T20">Calcule, pour chaque triangle, la mesure d’angle manquante en expliquant ta démarche.</text:span></text:span><text:span text:style-name="corps"><text:line-break/></text:span></text:h>
        </text:list-item>
      </text:list>
      <text:p text:style-name="P30"><text:span text:style-name="Bold_5f_niv1"><text:span text:style-name="T38">a.</text:span></text:span><text:span text:style-name="Bold_5f_niv1"><text:span text:style-name="T45"> </text:span></text:span><text:span text:style-name="_5f_pointillés_20_gris"><text:span text:style-name="T37"><text:tab/></text:span></text:span></text:p>
      <text:p text:style-name="P30"><text:span text:style-name="_5f_pointillés_20_gris"><text:span text:style-name="T37"><text:tab/></text:span></text:span></text:p>
      <text:p text:style-name="P30"><text:span text:style-name="_5f_pointillés_20_gris"><text:span text:style-name="T37"><text:tab/></text:span></text:span></text:p>
      <text:p text:style-name="P30"><text:span text:style-name="_5f_pointillés_20_gris"><text:span text:style-name="T37"><text:tab/></text:span></text:span></text:p>
      <text:p text:style-name="P32"><text:span text:style-name="Bold_5f_niv1"><text:span text:style-name="T58">b</text:span></text:span><text:span text:style-name="Bold_5f_niv1"><text:span text:style-name="T39">.</text:span></text:span><text:span text:style-name="Bold_5f_niv1"><text:span text:style-name="T47"> </text:span></text:span><text:span text:style-name="_5f_pointillés_20_gris"><text:span text:style-name="T41"><text:tab/></text:span></text:span></text:p>
      <text:p text:style-name="P30"><text:span text:style-name="_5f_pointillés_20_gris"><text:span text:style-name="T37"><text:tab/></text:span></text:span></text:p>
      <text:p text:style-name="P30"><text:span text:style-name="_5f_pointillés_20_gris"><text:span text:style-name="T37"><text:tab/></text:span></text:span></text:p>
      <text:p text:style-name="P30"><text:span text:style-name="_5f_pointillés_20_gris"><text:span text:style-name="T37"><text:tab/></text:span></text:span></text:p>
      <text:p text:style-name="P32"><text:span text:style-name="Bold_5f_niv1"><text:span text:style-name="T58">c</text:span></text:span><text:span text:style-name="Bold_5f_niv1"><text:span text:style-name="T39">.</text:span></text:span><text:span text:style-name="Bold_5f_niv1"><text:span text:style-name="T47"> </text:span></text:span><text:span text:style-name="_5f_pointillés_20_gris"><text:span text:style-name="T41"><text:tab/></text:span></text:span></text:p>
      <text:p text:style-name="P30"><text:span text:style-name="_5f_pointillés_20_gris"><text:span text:style-name="T37"><text:tab/></text:span></text:span></text:p>
      <text:p text:style-name="P30"><text:span text:style-name="_5f_pointillés_20_gris"><text:span text:style-name="T37"><text:tab/></text:span></text:span></text:p>
      <text:p text:style-name="P30"><text:span text:style-name="_5f_pointillés_20_gris"><text:span text:style-name="T37"><text:tab/></text:span></text:span></text:p>
      <text:list xml:id="list95012046555434" text:continue-numbering="true" text:style-name="Num_5f_Exo">
        <text:list-item>
          <text:h text:style-name="P69" text:outline-level="1"><text:span text:style-name="_5f_Consigne"><text:span text:style-name="T17"> Complète les affirmations ci-dessous avec les mots suivants : <text:s/></text:span></text:span><text:span text:style-name="_5f_Consigne"><text:span text:style-name="T15"><text:s/></text:span></text:span><draw:frame draw:style-name="fr3" draw:name="Cadre5" text:anchor-type="as-char" svg:y="-0.4cm" svg:width="2.928cm" style:rel-width="32%" draw:z-index="30"><draw:text-box fo:min-height="0.54cm"><text:p text:style-name="P36"><text:span text:style-name="corps"><text:span text:style-name="T15">quelconque</text:span></text:span></text:p></draw:text-box></draw:frame><text:s text:c="3"/><draw:frame draw:style-name="fr2" draw:name="Cadre6" text:anchor-type="as-char" svg:y="-0.4cm" svg:width="1.921cm" style:rel-width="21%" draw:z-index="31"><draw:text-box fo:min-height="0.54cm"><text:p text:style-name="P36"><text:span text:style-name="corps"><text:span text:style-name="T15">isocèle</text:span></text:span></text:p></draw:text-box></draw:frame></text:h>
        </text:list-item>
      </text:list>
      <text:h text:style-name="P70" text:outline-level="1"><text:span text:style-name="T17"><draw:frame draw:style-name="fr1" draw:name="Cadre8" text:anchor-type="as-char" svg:width="2.655cm" style:rel-width="29%" draw:z-index="34"><draw:text-box fo:min-height="0.54cm"><text:p text:style-name="P34"><text:span text:style-name="corps"><text:span text:style-name="T15">équilatéral</text:span></text:span></text:p></draw:text-box></draw:frame></text:span><text:span text:style-name="T17"><text:s text:c="3"/></text:span><text:span text:style-name="T17"><draw:frame draw:style-name="fr1" draw:name="Cadre7" text:anchor-type="as-char" svg:width="2.288cm" style:rel-width="25%" draw:z-index="35"><draw:text-box fo:min-height="0.54cm"><text:p text:style-name="P34"><text:span text:style-name="corps"><text:span text:style-name="T15">rectangle</text:span></text:span></text:p></draw:text-box></draw:frame></text:span><text:span text:style-name="T17">.</text:span></text:h>
      <text:list xml:id="list95011497780860" text:continue-list="list95012361484789" text:style-name="liste_5f_abc">
        <text:list-item text:start-value="1">
          <text:p text:style-name="P92">Si deux angles d’un triangle mesurent chacun 60° alors ce triangle est <text:span text:style-name="T33">..............................</text:span> .</text:p>
        </text:list-item>
        <text:list-item>
          <text:p text:style-name="P93">Si deux angles d’un triangle mesurent chacun 45° alors ce triangle est <text:span text:style-name="T33">...........................................</text:span> et <text:span text:style-name="T33">..............................</text:span> .</text:p>
        </text:list-item>
        <text:list-item>
          <text:p text:style-name="P92">Si deux des angles d’un triangle mesurent 150° et 20° alors ce triangle est <text:span text:style-name="T33">…...........................</text:span> .</text:p>
        </text:list-item>
        <text:list-item>
          <text:p text:style-name="P94"><text:span text:style-name="_5f_Consigne"><text:span text:style-name="T17">Si deux des angles d’un triangle mesurent 98° et 41° alors ce triangle est </text:span></text:span><text:span text:style-name="_5f_Consigne"><text:span text:style-name="T34">..............................</text:span></text:span><text:span text:style-name="_5f_Consigne"><text:span text:style-name="T17"> .</text:span></text:span></text:p>
        </text:list-item>
      </text:list>
      <text:list xml:id="list95010847594085" text:continue-list="list95012046555434" text:style-name="Num_5f_Exo">
        <text:list-item>
          <text:h text:style-name="P71" text:outline-level="1"> <text:span text:style-name="T53">Calcule pour chaque triangle la mesure de l’angle marquée d’un point d’interrogation.</text:span></text:h>
        </text:list-item>
      </text:list>
      <text:p text:style-name="P54"><draw:g text:anchor-type="paragraph" draw:z-index="39" draw:style-name="gr1"><draw:line draw:style-name="gr3" draw:text-style-name="P107" svg:x1="0.441cm" svg:y1="3.108cm" svg:x2="3.249cm" svg:y2="3.108cm"><text:p/></draw:line><draw:line draw:style-name="gr3" draw:text-style-name="P107" svg:x1="0.437cm" svg:y1="3.1cm" svg:x2="1.838cm" svg:y2="0.669cm"><text:p/></draw:line><draw:line draw:style-name="gr3" draw:text-style-name="P107" svg:x1="1.838cm" svg:y1="0.669cm" svg:x2="3.26cm" svg:y2="3.112cm"><text:p/></draw:line><draw:ellipse draw:style-name="gr3" draw:text-style-name="P107" svg:width="0.558cm" svg:height="0.56cm" svg:x="2.979cm" svg:y="2.829cm" draw:kind="arc" draw:start-angle="120.32" draw:end-angle="180"><text:p/></draw:ellipse><draw:frame draw:style-name="gr16" draw:text-style-name="P109" svg:width="0.167cm" svg:height="0.249cm" draw:transform="rotate (1.12137404440636) translate (1.05480555555556cm 1.78681944444444cm)"><draw:text-box><text:p text:style-name="P102"><text:span text:style-name="T72">//</text:span></text:p></draw:text-box></draw:frame><draw:frame draw:style-name="gr16" draw:text-style-name="P109" svg:width="0.182cm" svg:height="0.249cm" draw:transform="rotate (-0.655022068273472) translate (2.50648611111111cm 1.68275cm)"><draw:text-box><text:p text:style-name="P102"><text:span text:style-name="T72">//</text:span></text:p></draw:text-box></draw:frame><draw:frame draw:style-name="gr16" draw:text-style-name="P109" svg:width="0.212cm" svg:height="0.249cm" svg:x="1.76cm" svg:y="2.992cm"><draw:text-box><text:p text:style-name="P102"><text:span text:style-name="T72">//</text:span></text:p></draw:text-box></draw:frame><draw:frame draw:style-name="gr17" draw:text-style-name="P110" svg:width="0.265cm" svg:height="0.415cm" svg:x="1.704cm" svg:y="0.205cm"><draw:text-box><text:p text:style-name="P102"><text:span text:style-name="T73">E</text:span></text:p></draw:text-box></draw:frame><draw:frame draw:style-name="gr17" draw:text-style-name="P110" svg:width="0.262cm" svg:height="0.415cm" svg:x="3.351cm" svg:y="3.015cm"><draw:text-box><text:p text:style-name="P102"><text:span text:style-name="T73">U</text:span></text:p></draw:text-box></draw:frame><draw:frame draw:style-name="gr17" draw:text-style-name="P110" svg:width="0.265cm" svg:height="0.415cm" svg:x="0.095cm" svg:y="3.031cm"><draw:text-box><text:p text:style-name="P102"><text:span text:style-name="T73">Q</text:span></text:p></draw:text-box></draw:frame><draw:frame draw:style-name="gr18" draw:text-style-name="P103" svg:width="0.295cm" svg:height="0.415cm" svg:x="2.783cm" svg:y="2.697cm"><draw:text-box><text:p text:style-name="P102"><text:span text:style-name="T69">?</text:span></text:p></draw:text-box></draw:frame></draw:g><text:span text:style-name="Bold_5f_niv1">a.</text:span><text:span text:style-name="Bold_5f_niv1"><text:span text:style-name="T28"><text:tab/></text:span></text:span><text:span text:style-name="_5f_pointillés_20_gris"><text:span text:style-name="T41"><text:tab/></text:span></text:span></text:p>
      <text:p text:style-name="P47"><text:span text:style-name="Bold_5f_niv1"><text:span text:style-name="T25"><text:tab/></text:span></text:span><text:span text:style-name="_5f_pointillés_20_gris"><text:span text:style-name="T37"><text:tab/></text:span></text:span></text:p>
      <text:p text:style-name="P47"><text:span text:style-name="Bold_5f_niv1"><text:span text:style-name="T25"><text:tab/></text:span></text:span><text:span text:style-name="_5f_pointillés_20_gris"><text:span text:style-name="T37"><text:tab/></text:span></text:span></text:p>
      <text:p text:style-name="P49"><text:span text:style-name="Bold_5f_niv1"><text:span text:style-name="T25"><text:tab/></text:span></text:span><text:span text:style-name="_5f_pointillés_20_gris"><text:span text:style-name="T37"><text:tab/></text:span></text:span></text:p>
      <text:p text:style-name="P51"><text:span text:style-name="Bold_5f_niv1"><text:span text:style-name="T26"><text:tab/></text:span></text:span><text:span text:style-name="_5f_pointillés_20_gris"><text:span text:style-name="T44"><text:tab/></text:span></text:span></text:p>
      <text:p text:style-name="P22"><text:span text:style-name="_5f_pointillés_20_gris"><text:span text:style-name="T41"><text:tab/></text:span></text:span><text:span text:style-name="_5f_pointillés_20_gris"><text:span text:style-name="T44"><text:tab/></text:span></text:span></text:p>
      <text:p text:style-name="P59"><draw:g text:anchor-type="paragraph" draw:z-index="40" draw:style-name="gr1"><draw:line draw:style-name="gr3" draw:text-style-name="P104" svg:x1="0.291cm" svg:y1="2.757cm" svg:x2="3.316cm" svg:y2="2.757cm"><text:p/></draw:line><draw:line draw:style-name="gr3" draw:text-style-name="P104" svg:x1="0.291cm" svg:y1="2.753cm" svg:x2="1.803cm" svg:y2="1.083cm"><text:p/></draw:line><draw:line draw:style-name="gr3" draw:text-style-name="P104" svg:x1="3.307cm" svg:y1="2.747cm" svg:x2="1.801cm" svg:y2="1.085cm"><text:p/></draw:line><draw:circle draw:style-name="gr3" draw:text-style-name="P104" svg:width="0.556cm" svg:height="0.556cm" svg:x="0.007cm" svg:y="2.48cm" draw:kind="arc" draw:start-angle="0" draw:end-angle="46.53"><text:p/></draw:circle><draw:circle draw:style-name="gr3" draw:text-style-name="P104" svg:width="0.518cm" svg:height="0.518cm" svg:x="3.056cm" svg:y="2.499cm" draw:kind="arc" draw:start-angle="131.79" draw:end-angle="180.65"><text:p/></draw:circle><draw:frame draw:style-name="gr9" draw:text-style-name="P103" svg:width="0.355cm" svg:height="0.477cm" svg:x="-0.048cm" svg:y="2.648cm"><draw:text-box><text:p text:style-name="P102"><text:span text:style-name="T69">M</text:span></text:p></draw:text-box></draw:frame><draw:frame draw:style-name="gr9" draw:text-style-name="P103" svg:width="0.355cm" svg:height="0.477cm" svg:x="3.39cm" svg:y="2.636cm"><draw:text-box><text:p text:style-name="P102"><text:span text:style-name="T69">P</text:span></text:p></draw:text-box></draw:frame><draw:frame draw:style-name="gr9" draw:text-style-name="P103" svg:width="0.354cm" svg:height="0.477cm" svg:x="1.649cm" svg:y="0.63cm"><draw:text-box><text:p text:style-name="P102"><text:span text:style-name="T69">N</text:span></text:p></draw:text-box></draw:frame><draw:frame draw:style-name="gr13" draw:text-style-name="P106" svg:width="0.133cm" svg:height="0.279cm" svg:x="2.476cm" svg:y="1.757cm"><draw:text-box><text:p text:style-name="P102"><text:span text:style-name="T71">/</text:span></text:p></draw:text-box></draw:frame><draw:frame draw:style-name="gr14" draw:text-style-name="P106" svg:width="0.126cm" svg:height="0.244cm" draw:transform="rotate (0.438252175175776) translate (1.031875cm 1.76565277777778cm)"><draw:text-box><text:p text:style-name="P102"><text:span text:style-name="T71">/</text:span></text:p></draw:text-box></draw:frame><draw:frame draw:style-name="gr15" draw:text-style-name="P105" svg:width="0.724cm" svg:height="0.953cm" svg:x="2.302cm" svg:y="2.325cm"><draw:text-box><text:p text:style-name="P102"><text:span text:style-name="T70">48°</text:span></text:p></draw:text-box></draw:frame><draw:frame draw:style-name="gr9" draw:text-style-name="P103" svg:width="0.26cm" svg:height="0.477cm" svg:x="0.668cm" svg:y="2.339cm"><draw:text-box><text:p text:style-name="P102"><text:span text:style-name="T69">?</text:span></text:p></draw:text-box></draw:frame></draw:g><text:span text:style-name="Bold_5f_niv1"><text:span text:style-name="T55">b</text:span></text:span><text:span text:style-name="Bold_5f_niv1"><text:span text:style-name="T62">.</text:span></text:span><text:span text:style-name="Bold_5f_niv1"><text:span text:style-name="T29"><text:tab/></text:span></text:span><text:span text:style-name="_5f_pointillés_20_gris"><text:span text:style-name="T42"><text:tab/></text:span></text:span></text:p>
      <text:p text:style-name="P47"><text:span text:style-name="Bold_5f_niv1"><text:span text:style-name="T25"><text:tab/></text:span></text:span><text:span text:style-name="_5f_pointillés_20_gris"><text:span text:style-name="T37"><text:tab/></text:span></text:span></text:p>
      <text:p text:style-name="P47"><text:span text:style-name="Bold_5f_niv1"><text:span text:style-name="T25"><text:tab/></text:span></text:span><text:span text:style-name="_5f_pointillés_20_gris"><text:span text:style-name="T37"><text:tab/></text:span></text:span></text:p>
      <text:p text:style-name="P49"><text:span text:style-name="Bold_5f_niv1"><text:span text:style-name="T25"><text:tab/></text:span></text:span><text:span text:style-name="_5f_pointillés_20_gris"><text:span text:style-name="T37"><text:tab/></text:span></text:span></text:p>
      <text:p text:style-name="P51"><text:span text:style-name="Bold_5f_niv1"><text:span text:style-name="T26"><text:tab/></text:span></text:span><text:span text:style-name="_5f_pointillés_20_gris"><text:span text:style-name="T48"><text:tab/></text:span></text:span></text:p>
      <text:p text:style-name="P48"><text:span text:style-name="Bold_5f_niv1"><text:span text:style-name="T25"><text:tab/></text:span></text:span><text:span text:style-name="_5f_pointillés_20_gris"><text:span text:style-name="T37"><text:tab/></text:span></text:span></text:p>
      <text:p text:style-name="P59"><draw:g text:anchor-type="paragraph" draw:z-index="41" draw:style-name="gr1"><draw:line draw:style-name="gr3" draw:text-style-name="P107" svg:x1="0.259cm" svg:y1="4.128cm" svg:x2="2.901cm" svg:y2="2.892cm"><text:p/></draw:line><draw:line draw:style-name="gr3" draw:text-style-name="P107" svg:x1="2.902cm" svg:y1="2.892cm" svg:x2="2.048cm" svg:y2="1.063cm"><text:p/></draw:line><draw:line draw:style-name="gr3" draw:text-style-name="P107" svg:x1="0.259cm" svg:y1="4.13cm" svg:x2="2.055cm" svg:y2="1.075cm"><text:p/></draw:line><draw:frame draw:style-name="gr2" draw:text-style-name="P103" svg:width="0.287cm" svg:height="0.414cm" svg:x="-0.016cm" svg:y="4.061cm"><draw:text-box><text:p text:style-name="P102"><text:span text:style-name="T69">R</text:span></text:p></draw:text-box></draw:frame><draw:frame draw:style-name="gr2" draw:text-style-name="P103" svg:width="0.288cm" svg:height="0.414cm" svg:x="2.967cm" svg:y="2.704cm"><draw:text-box><text:p text:style-name="P102"><text:span text:style-name="T69">C</text:span></text:p></draw:text-box></draw:frame><draw:frame draw:style-name="gr2" draw:text-style-name="P103" svg:width="0.287cm" svg:height="0.414cm" svg:x="1.967cm" svg:y="0.653cm"><draw:text-box><text:p text:style-name="P102"><text:span text:style-name="T69">E</text:span></text:p></draw:text-box></draw:frame><draw:rect draw:style-name="gr12" draw:text-style-name="P108" svg:width="0.137cm" svg:height="0.128cm" draw:transform="skewX (-0.0277507351067099) rotate (0.399854931631901) translate (2.72873611111111cm 2.83104166666667cm)"><text:p/></draw:rect><draw:ellipse draw:style-name="gr3" draw:text-style-name="P107" svg:width="0.816cm" svg:height="0.817cm" svg:x="1.646cm" svg:y="0.677cm" draw:kind="arc" draw:start-angle="239.53" draw:end-angle="294.92"><text:p/></draw:ellipse><draw:ellipse draw:style-name="gr3" draw:text-style-name="P107" svg:width="1.103cm" svg:height="1.213cm" svg:x="-0.293cm" svg:y="3.563cm" draw:kind="arc" draw:start-angle="25.03" draw:end-angle="57.69"><text:p/></draw:ellipse><draw:frame draw:style-name="gr2" draw:text-style-name="P105" svg:width="0.632cm" svg:height="0.414cm" svg:x="1.773cm" svg:y="1.628cm"><draw:text-box><text:p text:style-name="P102"><text:span text:style-name="T70">55°</text:span></text:p></draw:text-box></draw:frame><draw:frame draw:style-name="gr2" draw:text-style-name="P103" svg:width="0.29cm" svg:height="0.414cm" svg:x="0.728cm" svg:y="3.419cm"><draw:text-box><text:p text:style-name="P102"><text:span text:style-name="T69">?</text:span></text:p></draw:text-box></draw:frame></draw:g><text:span text:style-name="Bold_5f_niv1"><text:span text:style-name="T55">c</text:span></text:span><text:span text:style-name="Bold_5f_niv1"><text:span text:style-name="T63">.</text:span></text:span><text:span text:style-name="Bold_5f_niv1"><text:span text:style-name="T29"><text:tab/></text:span></text:span><text:span text:style-name="_5f_pointillés_20_gris"><text:span text:style-name="T42"><text:tab/></text:span></text:span></text:p>
      <text:p text:style-name="P48"><text:span text:style-name="Bold_5f_niv1"><text:span text:style-name="T25"><text:tab/></text:span></text:span><text:span text:style-name="_5f_pointillés_20_gris"><text:span text:style-name="T37"><text:tab/></text:span></text:span></text:p>
      <text:p text:style-name="P48"><text:span text:style-name="Bold_5f_niv1"><text:span text:style-name="T25"><text:tab/></text:span></text:span><text:span text:style-name="_5f_pointillés_20_gris"><text:span text:style-name="T37"><text:tab/></text:span></text:span></text:p>
      <text:p text:style-name="P50"><text:span text:style-name="Bold_5f_niv1"><text:span text:style-name="T26"><text:tab/></text:span></text:span><text:span text:style-name="_5f_pointillés_20_gris"><text:span text:style-name="T48"><text:tab/></text:span></text:span></text:p>
      <text:p text:style-name="P48"><text:span text:style-name="Bold_5f_niv1"><text:span text:style-name="T25"><text:tab/></text:span></text:span><text:span text:style-name="_5f_pointillés_20_gris"><text:span text:style-name="T37"><text:tab/></text:span></text:span></text:p>
      <text:p text:style-name="P48"><text:span text:style-name="Bold_5f_niv1"><text:span text:style-name="T25"><text:tab/></text:span></text:span><text:span text:style-name="_5f_pointillés_20_gris"><text:span text:style-name="T46"><text:tab/></text:span></text:span></text:p>
      <text:p text:style-name="P59"><draw:g text:anchor-type="paragraph" draw:z-index="42" draw:style-name="gr1"><draw:frame draw:style-name="gr6" draw:text-style-name="P105" svg:width="0.636cm" svg:height="0.429cm" svg:x="0.827cm" svg:y="2.886cm"><draw:text-box><text:p text:style-name="P102"><text:span text:style-name="T70">52°</text:span></text:p></draw:text-box></draw:frame><draw:frame draw:style-name="gr9" draw:text-style-name="P103" svg:width="0.355cm" svg:height="0.477cm" svg:x="-0.018cm" svg:y="3.193cm"><draw:text-box><text:p text:style-name="P102"><text:span text:style-name="T69">R</text:span></text:p></draw:text-box></draw:frame><draw:frame draw:style-name="gr9" draw:text-style-name="P103" svg:width="0.355cm" svg:height="0.477cm" svg:x="2.804cm" svg:y="3.173cm"><draw:text-box><text:p text:style-name="P102"><text:span text:style-name="T69">U</text:span></text:p></draw:text-box></draw:frame><draw:frame draw:style-name="gr9" draw:text-style-name="P103" svg:width="0.354cm" svg:height="0.477cm" svg:x="2.129cm" svg:y="0.679cm"><draw:text-box><text:p text:style-name="P102"><text:span text:style-name="T69">E</text:span></text:p></draw:text-box></draw:frame><draw:line draw:style-name="gr3" draw:text-style-name="P104" svg:x1="0.374cm" svg:y1="3.341cm" svg:x2="2.157cm" svg:y2="1.064cm"><text:p/></draw:line><draw:line draw:style-name="gr3" draw:text-style-name="P104" svg:x1="2.729cm" svg:y1="3.344cm" svg:x2="2.159cm" svg:y2="1.062cm"><text:p/></draw:line><draw:ellipse draw:style-name="gr3" draw:text-style-name="P104" svg:width="0.89cm" svg:height="0.83cm" svg:x="-0.092cm" svg:y="2.933cm" draw:kind="arc" draw:start-angle="0" draw:end-angle="51.71"><text:p/></draw:ellipse><draw:ellipse draw:style-name="gr3" draw:text-style-name="P104" svg:width="0.597cm" svg:height="0.671cm" svg:x="2.377cm" svg:y="3.011cm" draw:kind="arc" draw:start-angle="94.4" draw:end-angle="180"><text:p/></draw:ellipse><draw:frame draw:style-name="gr11" draw:text-style-name="P106" svg:width="0.122cm" svg:height="0.214cm" svg:x="1.532cm" svg:y="3.253cm"><draw:text-box><text:p text:style-name="P102"><text:span text:style-name="T71">//</text:span></text:p></draw:text-box></draw:frame><draw:frame draw:style-name="gr9" draw:text-style-name="P103" svg:width="0.287cm" svg:height="0.477cm" svg:x="2.169cm" svg:y="2.78cm"><draw:text-box><text:p text:style-name="P102"><text:span text:style-name="T69">?</text:span></text:p></draw:text-box></draw:frame><draw:frame draw:style-name="gr11" draw:text-style-name="P106" svg:width="0.122cm" svg:height="0.214cm" draw:transform="rotate (-1.02293747459388) translate (2.48884722222222cm 1.97026388888889cm)"><draw:text-box><text:p text:style-name="P102"><text:span text:style-name="T71">//</text:span></text:p></draw:text-box></draw:frame><draw:line draw:style-name="gr3" draw:text-style-name="P104" svg:x1="2.718cm" svg:y1="3.344cm" svg:x2="0.367cm" svg:y2="3.348cm"><text:p/></draw:line></draw:g><text:span text:style-name="Bold_5f_niv1"><text:span text:style-name="T55">d</text:span></text:span><text:span text:style-name="Bold_5f_niv1"><text:span text:style-name="T63">.</text:span></text:span><text:span text:style-name="Bold_5f_niv1"><text:span text:style-name="T29"><text:tab/></text:span></text:span><text:span text:style-name="_5f_pointillés_20_gris"><text:span text:style-name="T42"><text:tab/></text:span></text:span></text:p>
      <text:p text:style-name="P48"><text:span text:style-name="Bold_5f_niv1"><text:span text:style-name="T25"><text:tab/></text:span></text:span><text:span text:style-name="_5f_pointillés_20_gris"><text:span text:style-name="T37"><text:tab/></text:span></text:span></text:p>
      <text:p text:style-name="P49"><text:span text:style-name="Bold_5f_niv1"><text:span text:style-name="T25"><text:tab/></text:span></text:span><text:span text:style-name="_5f_pointillés_20_gris"><text:span text:style-name="T37"><text:tab/></text:span></text:span></text:p>
      <text:p text:style-name="P49"><text:span text:style-name="Bold_5f_niv1"><text:span text:style-name="T25"><text:tab/></text:span></text:span><text:span text:style-name="_5f_pointillés_20_gris"><text:span text:style-name="T37"><text:tab/></text:span></text:span></text:p>
      <text:p text:style-name="P50"><text:span text:style-name="Bold_5f_niv1"><text:span text:style-name="T26"><text:tab/></text:span></text:span><text:span text:style-name="_5f_pointillés_20_gris"><text:span text:style-name="T41"><text:tab/></text:span></text:span></text:p>
      <text:p text:style-name="P48"><text:span text:style-name="Bold_5f_niv1"><text:span text:style-name="T25"><text:tab/></text:span></text:span><text:span text:style-name="_5f_pointillés_20_gris"><text:span text:style-name="T46"><text:tab/></text:span></text:span></text:p>
      <text:list xml:id="list95011270594672" text:continue-numbering="true" text:style-name="Num_5f_Exo">
        <text:list-item>
          <text:h text:style-name="P72" text:outline-level="1"> Complète le tableau sachant que, dans chaque cas, le triangle MNP est isocèle en P.</text:h>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5"/>
            </table:table-cell>
            <table:table-cell table:style-name="Tableau2.B1" table:number-columns-spanned="3" office:value-type="string">
              <text:p text:style-name="P41">Mesure des angles du triangle MNP</text:p>
            </table:table-cell>
            <table:covered-table-cell/>
            <table:covered-table-cell/>
          </table:table-row>
        </table:table-header-rows>
        <table:table-row table:style-name="Tableau2.2">
          <table:table-cell table:style-name="Tableau2.A1" office:value-type="string">
            <text:p text:style-name="P35"/>
          </table:table-cell>
          <table:table-cell table:style-name="Tableau2.B2" office:value-type="string">
            <text:p text:style-name="P39"><draw:frame draw:style-name="fr8" draw:name="Objet18" text:anchor-type="as-char" svg:width="0.826cm" svg:height="0.42cm" draw:z-index="61"><draw:object xlink:href="./Object 4" xlink:type="simple" xlink:show="embed" xlink:actuate="onLoad"/><draw:image xlink:href="./ObjectReplacements/Object 4" xlink:type="simple" xlink:show="embed" xlink:actuate="onLoad"/><svg:desc>formule</svg:desc></draw:frame></text:p>
          </table:table-cell>
          <table:table-cell table:style-name="Tableau2.B2" office:value-type="string">
            <text:p text:style-name="P39"><draw:frame draw:style-name="fr8" draw:name="Objet3" text:anchor-type="as-char" svg:width="0.82cm" svg:height="0.42cm" draw:z-index="62"><draw:object xlink:href="./Object 9" xlink:type="simple" xlink:show="embed" xlink:actuate="onLoad"/><draw:image xlink:href="./ObjectReplacements/Object 9" xlink:type="simple" xlink:show="embed" xlink:actuate="onLoad"/><svg:desc>formule</svg:desc></draw:frame></text:p>
          </table:table-cell>
          <table:table-cell table:style-name="Tableau2.D2" office:value-type="string">
            <text:p text:style-name="P39"><draw:frame draw:style-name="fr8" draw:name="Objet19" text:anchor-type="as-char" svg:width="0.82cm" svg:height="0.42cm" draw:z-index="63"><draw:object xlink:href="./Object 11" xlink:type="simple" xlink:show="embed" xlink:actuate="onLoad"/><draw:image xlink:href="./ObjectReplacements/Object 11" xlink:type="simple" xlink:show="embed" xlink:actuate="onLoad"/><svg:desc>formule</svg:desc></draw:frame></text:p>
          </table:table-cell>
        </table:table-row>
        <table:table-row table:style-name="Tableau2.3">
          <table:table-cell table:style-name="Tableau2.A1" office:value-type="string">
            <text:list xml:id="list95011186745769" text:continue-list="list95011497780860" text:style-name="liste_5f_abc">
              <text:list-item>
                <text:list>
                  <text:list-item>
                    <text:p text:style-name="P86"/>
                  </text:list-item>
                </text:list>
              </text:list-item>
            </text:list>
          </table:table-cell>
          <table:table-cell table:style-name="Tableau2.B6" office:value-type="string">
            <text:p text:style-name="P37">35°</text:p>
          </table:table-cell>
          <table:table-cell table:style-name="Tableau2.C6" office:value-type="string">
            <text:p text:style-name="P37"/>
          </table:table-cell>
          <table:table-cell table:style-name="Tableau2.D6" office:value-type="string">
            <text:p text:style-name="P37"/>
          </table:table-cell>
        </table:table-row>
        <table:table-row table:style-name="Tableau2.4">
          <table:table-cell table:style-name="Tableau2.A1" office:value-type="string">
            <text:list xml:id="list95011119202151" text:continue-numbering="true" text:style-name="liste_5f_abc">
              <text:list-item>
                <text:list>
                  <text:list-item>
                    <text:p text:style-name="P86"/>
                  </text:list-item>
                </text:list>
              </text:list-item>
            </text:list>
          </table:table-cell>
          <table:table-cell table:style-name="Tableau2.B6" office:value-type="string">
            <text:p text:style-name="P37"/>
          </table:table-cell>
          <table:table-cell table:style-name="Tableau2.C6" office:value-type="string">
            <text:p text:style-name="P37">52,7°</text:p>
          </table:table-cell>
          <table:table-cell table:style-name="Tableau2.D6" office:value-type="string">
            <text:p text:style-name="P37"/>
          </table:table-cell>
        </table:table-row>
        <table:table-row table:style-name="Tableau2.5">
          <table:table-cell table:style-name="Tableau2.A1" office:value-type="string">
            <text:list xml:id="list95011494556018" text:continue-numbering="true" text:style-name="liste_5f_abc">
              <text:list-item>
                <text:list>
                  <text:list-item>
                    <text:p text:style-name="P86"/>
                  </text:list-item>
                </text:list>
              </text:list-item>
            </text:list>
          </table:table-cell>
          <table:table-cell table:style-name="Tableau2.B6" office:value-type="string">
            <text:p text:style-name="P37"/>
          </table:table-cell>
          <table:table-cell table:style-name="Tableau2.C6" office:value-type="string">
            <text:p text:style-name="P37"/>
          </table:table-cell>
          <table:table-cell table:style-name="Tableau2.D6" office:value-type="string">
            <text:p text:style-name="P37">47°</text:p>
          </table:table-cell>
        </table:table-row>
        <table:table-row table:style-name="Tableau2.6">
          <table:table-cell table:style-name="Tableau2.A1" office:value-type="string">
            <text:list xml:id="list95011243135271" text:continue-numbering="true" text:style-name="liste_5f_abc">
              <text:list-item>
                <text:list>
                  <text:list-item>
                    <text:p text:style-name="P86"/>
                  </text:list-item>
                </text:list>
              </text:list-item>
            </text:list>
          </table:table-cell>
          <table:table-cell table:style-name="Tableau2.B6" office:value-type="string">
            <text:p text:style-name="P37"/>
          </table:table-cell>
          <table:table-cell table:style-name="Tableau2.C6" office:value-type="string">
            <text:p text:style-name="P37"/>
          </table:table-cell>
          <table:table-cell table:style-name="Tableau2.D6" office:value-type="string">
            <text:p text:style-name="P37">120,6°</text:p>
          </table:table-cell>
        </table:table-row>
      </table:table>
      <text:list xml:id="list95011394065542" text:continue-list="list95011270594672" text:style-name="Num_5f_Exo">
        <text:list-item>
          <text:h text:style-name="Exo_5f_Num" text:outline-level="1"><text:soft-page-break/> Pour chaque figure, justifie si le triangle est équilatéral, isocèle, rectangle ou quelconque.</text:h>
        </text:list-item>
      </text:list>
      <text:p text:style-name="P55"><draw:g text:anchor-type="paragraph" draw:z-index="43" draw:style-name="gr1"><draw:line draw:style-name="gr3" draw:text-style-name="P104" svg:x1="2.591cm" svg:y1="2.843cm" svg:x2="3.544cm" svg:y2="0.61cm"><text:p/></draw:line><draw:line draw:style-name="gr3" draw:text-style-name="P104" svg:x1="0.39cm" svg:y1="2.384cm" svg:x2="3.542cm" svg:y2="0.61cm"><text:p/></draw:line><draw:line draw:style-name="gr3" draw:text-style-name="P104" svg:x1="0.379cm" svg:y1="2.388cm" svg:x2="2.587cm" svg:y2="2.855cm"><text:p/></draw:line><draw:ellipse draw:style-name="gr3" draw:text-style-name="P104" svg:width="1.415cm" svg:height="1.535cm" draw:transform="skewX (-0.00122173047639608) rotate (-2.63666890098783) translate (4.51908333333333cm 0.940152777777778cm)" draw:kind="arc" draw:start-angle="0.82" draw:end-angle="36.84"><text:p/></draw:ellipse><draw:frame draw:style-name="gr9" draw:text-style-name="P105" svg:width="0.796cm" svg:height="0.477cm" svg:x="2.556cm" svg:y="1.208cm"><draw:text-box><text:p text:style-name="P102"><text:span text:style-name="T70">38°</text:span></text:p></draw:text-box></draw:frame><draw:ellipse draw:style-name="gr3" draw:text-style-name="P104" svg:width="0.902cm" svg:height="0.895cm" draw:transform="skewX (-0.019722220547536) rotate (-2.646442744799) translate (1.05127777777778cm 2.59115277777778cm)" draw:kind="arc" draw:start-angle="139.66" draw:end-angle="186.48"><text:p/></draw:ellipse><draw:frame draw:style-name="gr10" draw:text-style-name="P105" svg:width="0.766cm" svg:height="0.489cm" svg:x="0.928cm" svg:y="2.066cm"><draw:text-box><text:p text:style-name="P102"><text:span text:style-name="T70">41°</text:span></text:p></draw:text-box></draw:frame><draw:frame draw:style-name="gr9" draw:text-style-name="P103" svg:width="0.302cm" svg:height="0.477cm" svg:x="2.655cm" svg:y="2.854cm"><draw:text-box><text:p text:style-name="P102"><text:span text:style-name="T69">U</text:span></text:p></draw:text-box></draw:frame><draw:frame draw:style-name="gr9" draw:text-style-name="P103" svg:width="0.302cm" svg:height="0.477cm" svg:x="0cm" svg:y="2.143cm"><draw:text-box><text:p text:style-name="P102"><text:span text:style-name="T69">Y</text:span></text:p></draw:text-box></draw:frame><draw:frame draw:style-name="gr9" draw:text-style-name="P103" svg:width="0.302cm" svg:height="0.477cm" svg:x="3.595cm" svg:y="0.3cm"><draw:text-box><text:p text:style-name="P102"><text:span text:style-name="T69">H</text:span></text:p></draw:text-box></draw:frame></draw:g><text:span text:style-name="Bold_5f_niv1">a.</text:span><text:span text:style-name="Bold_5f_niv1"><text:span text:style-name="T28"><text:tab/></text:span></text:span><text:span text:style-name="_5f_pointillés_20_gris"><text:span text:style-name="T41"><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60"><draw:g text:anchor-type="paragraph" draw:z-index="44" draw:style-name="gr1"><draw:frame draw:style-name="gr2" draw:text-style-name="P103" svg:width="0.246cm" svg:height="0.414cm" svg:x="3.141cm" svg:y="0.713cm"><draw:text-box><text:p text:style-name="P102"><text:span text:style-name="T69">T</text:span></text:p></draw:text-box></draw:frame><draw:line draw:style-name="gr3" draw:text-style-name="P104" svg:x1="2.688cm" svg:y1="3.929cm" svg:x2="0.305cm" svg:y2="2.146cm"><text:p/></draw:line><draw:line draw:style-name="gr3" draw:text-style-name="P104" svg:x1="0.31cm" svg:y1="2.147cm" svg:x2="3.051cm" svg:y2="0.986cm"><text:p/></draw:line><draw:line draw:style-name="gr3" draw:text-style-name="P104" svg:x1="2.688cm" svg:y1="3.926cm" svg:x2="3.048cm" svg:y2="0.986cm"><text:p/></draw:line><draw:ellipse draw:style-name="gr3" draw:text-style-name="P104" svg:width="1.366cm" svg:height="1.033cm" draw:transform="skewX (0.0017453292519943) rotate (1.44897234500569) translate (2.05140277777778cm 4.88773611111111cm)" draw:kind="arc" draw:start-angle="0" draw:end-angle="38.54"><text:p/></draw:ellipse><draw:frame draw:style-name="gr2" draw:text-style-name="P103" svg:width="0.246cm" svg:height="0.414cm" svg:x="0cm" svg:y="1.972cm"><draw:text-box><text:p text:style-name="P102"><text:span text:style-name="T69">P</text:span></text:p></draw:text-box></draw:frame><draw:frame draw:style-name="gr2" draw:text-style-name="P103" svg:width="0.244cm" svg:height="0.414cm" svg:x="2.641cm" svg:y="3.957cm"><draw:text-box><text:p text:style-name="P102"><text:span text:style-name="T69">Y</text:span></text:p></draw:text-box></draw:frame><draw:frame draw:style-name="gr8" draw:text-style-name="P105" svg:width="0.63cm" svg:height="0.775cm" svg:x="2.161cm" svg:y="3.098cm"><draw:text-box><text:p text:style-name="P102"><text:span text:style-name="T70">60°</text:span></text:p></draw:text-box></draw:frame><draw:ellipse draw:style-name="gr3" draw:text-style-name="P104" svg:width="0.645cm" svg:height="0.646cm" draw:transform="skewX (0.00279252680319092) rotate (1.4470524828285) translate (2.68816666666667cm 1.26294444444444cm)" draw:kind="arc" draw:start-angle="119.81" draw:end-angle="180"><text:p/></draw:ellipse><draw:line draw:style-name="gr3" draw:text-style-name="P104" svg:x1="2.89cm" svg:y1="1.196cm" svg:x2="2.812cm" svg:y2="1.281cm"><text:p/></draw:line><draw:line draw:style-name="gr3" draw:text-style-name="P104" svg:x1="2.528cm" svg:y1="3.556cm" svg:x2="2.586cm" svg:y2="3.664cm"><text:p/></draw:line></draw:g><text:span text:style-name="Bold_5f_niv1"><text:span text:style-name="T55">b</text:span></text:span><text:span text:style-name="Bold_5f_niv1"><text:span text:style-name="T64">.</text:span></text:span><text:span text:style-name="Bold_5f_niv1"><text:span text:style-name="T29"><text:tab/></text:span></text:span><text:span text:style-name="_5f_pointillés_20_gris"><text:span text:style-name="T42"><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82"><text:span text:style-name="Bold_5f_niv1"><text:span text:style-name="T26"><text:tab/></text:span></text:span><text:span text:style-name="_5f_pointillés_20_gris"><text:span text:style-name="T44"><text:tab/></text:span></text:span></text:p>
      <text:p text:style-name="P84"><text:span text:style-name="_5f_pointillés_20_gris"><text:span text:style-name="T41"><text:tab/></text:span></text:span><text:span text:style-name="_5f_pointillés_20_gris"><text:span text:style-name="T44"><text:tab/></text:span></text:span></text:p>
      <text:p text:style-name="P60"><draw:g text:anchor-type="paragraph" draw:z-index="45" draw:style-name="gr1"><draw:line draw:style-name="gr3" draw:text-style-name="P104" svg:x1="3.018cm" svg:y1="2.572cm" svg:x2="0.335cm" svg:y2="1.554cm"><text:p/></draw:line><draw:line draw:style-name="gr3" draw:text-style-name="P104" svg:x1="3.644cm" svg:y1="0.907cm" svg:x2="3.018cm" svg:y2="2.572cm"><text:p/></draw:line><draw:line draw:style-name="gr3" draw:text-style-name="P104" svg:x1="3.651cm" svg:y1="0.903cm" svg:x2="0.33cm" svg:y2="1.554cm"><text:p/></draw:line><draw:frame draw:style-name="gr2" draw:text-style-name="P103" svg:width="0.251cm" svg:height="0.414cm" svg:x="3.739cm" svg:y="0.6cm"><draw:text-box><text:p text:style-name="P102"><text:span text:style-name="T69">P</text:span></text:p></draw:text-box></draw:frame><draw:frame draw:style-name="gr2" draw:text-style-name="P103" svg:width="0.253cm" svg:height="0.414cm" svg:x="0cm" svg:y="1.332cm"><draw:text-box><text:p text:style-name="P102"><text:span text:style-name="T69">U</text:span></text:p></draw:text-box></draw:frame><draw:frame draw:style-name="gr2" draw:text-style-name="P103" svg:width="0.253cm" svg:height="0.414cm" svg:x="3.002cm" svg:y="2.613cm"><draw:text-box><text:p text:style-name="P102"><text:span text:style-name="T69">R</text:span></text:p></draw:text-box></draw:frame><draw:ellipse draw:style-name="gr3" draw:text-style-name="P104" svg:width="0.895cm" svg:height="0.892cm" svg:x="-0.111cm" svg:y="1.106cm" draw:kind="arc" draw:start-angle="338.78" draw:end-angle="10.4"><text:p/></draw:ellipse><draw:ellipse draw:style-name="gr3" draw:text-style-name="P104" svg:width="0.722cm" svg:height="0.715cm" svg:x="3.3cm" svg:y="0.526cm" draw:kind="arc" draw:start-angle="193.07" draw:end-angle="248.42"><text:p/></draw:ellipse><draw:frame draw:style-name="gr2" draw:text-style-name="P105" svg:width="0.68cm" svg:height="0.414cm" svg:x="2.845cm" svg:y="1.112cm"><draw:text-box><text:p text:style-name="P102"><text:span text:style-name="T70">58°</text:span></text:p></draw:text-box></draw:frame><draw:frame draw:style-name="gr7" draw:text-style-name="P105" svg:width="0.63cm" svg:height="0.825cm" svg:x="0.903cm" svg:y="1.427cm"><draw:text-box><text:p text:style-name="P102"><text:span text:style-name="T70">32°</text:span></text:p></draw:text-box></draw:frame></draw:g><text:span text:style-name="Bold_5f_niv1"><text:span text:style-name="T55">c</text:span></text:span><text:span text:style-name="Bold_5f_niv1"><text:span text:style-name="T64">.</text:span></text:span><text:span text:style-name="Bold_5f_niv1"><text:span text:style-name="T29"><text:tab/></text:span></text:span><text:span text:style-name="_5f_pointillés_20_gris"><text:span text:style-name="T42"><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60"><draw:g text:anchor-type="paragraph" draw:z-index="46" draw:style-name="gr1"><draw:line draw:style-name="gr3" draw:text-style-name="P104" svg:x1="1.129cm" svg:y1="1.134cm" svg:x2="2.896cm" svg:y2="3.644cm"><text:p/></draw:line><draw:line draw:style-name="gr3" draw:text-style-name="P104" svg:x1="0.337cm" svg:y1="3.646cm" svg:x2="1.131cm" svg:y2="1.143cm"><text:p/></draw:line><draw:line draw:style-name="gr3" draw:text-style-name="P104" svg:x1="0.337cm" svg:y1="3.646cm" svg:x2="2.902cm" svg:y2="3.646cm"><text:p/></draw:line><draw:ellipse draw:style-name="gr3" draw:text-style-name="P104" svg:width="0.766cm" svg:height="0.784cm" svg:x="-0.033cm" svg:y="3.254cm" draw:kind="arc" draw:start-angle="0" draw:end-angle="73.12"><text:p/></draw:ellipse><draw:frame draw:style-name="gr5" draw:text-style-name="P105" svg:width="0.646cm" svg:height="0.856cm" svg:x="0.702cm" svg:y="3.079cm"><draw:text-box><text:p text:style-name="P102"><text:span text:style-name="T70">72°</text:span></text:p></draw:text-box></draw:frame><draw:frame draw:style-name="gr5" draw:text-style-name="P105" svg:width="0.636cm" svg:height="0.856cm" svg:x="1.911cm" svg:y="3.116cm"><draw:text-box><text:p text:style-name="P102"><text:span text:style-name="T70">54°</text:span></text:p></draw:text-box></draw:frame><draw:frame draw:style-name="gr6" draw:text-style-name="P103" svg:width="0.244cm" svg:height="0.429cm" svg:x="1.039cm" svg:y="0.661cm"><draw:text-box><text:p text:style-name="P102"><text:span text:style-name="T69">L</text:span></text:p></draw:text-box></draw:frame><draw:frame draw:style-name="gr6" draw:text-style-name="P103" svg:width="0.244cm" svg:height="0.429cm" svg:x="0.018cm" svg:y="3.656cm"><draw:text-box><text:p text:style-name="P102"><text:span text:style-name="T69">A</text:span></text:p></draw:text-box></draw:frame><draw:frame draw:style-name="gr6" draw:text-style-name="P103" svg:width="0.244cm" svg:height="0.429cm" svg:x="2.981cm" svg:y="3.603cm"><draw:text-box><text:p text:style-name="P102"><text:span text:style-name="T69">S</text:span></text:p></draw:text-box></draw:frame><draw:ellipse draw:style-name="gr3" draw:text-style-name="P104" svg:width="1.08cm" svg:height="0.997cm" svg:x="2.41cm" svg:y="3.149cm" draw:kind="arc" draw:start-angle="125.51" draw:end-angle="179.57"><text:p/></draw:ellipse></draw:g><text:span text:style-name="Bold_5f_niv1"><text:span text:style-name="T55">d</text:span></text:span><text:span text:style-name="Bold_5f_niv1"><text:span text:style-name="T64">.</text:span></text:span><text:span text:style-name="Bold_5f_niv1"><text:span text:style-name="T29"><text:tab/></text:span></text:span><text:span text:style-name="_5f_pointillés_20_gris"><text:span text:style-name="T42"><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82"><text:span text:style-name="Bold_5f_niv1"><text:span text:style-name="T26"><text:tab/></text:span></text:span><text:span text:style-name="_5f_pointillés_20_gris"><text:span text:style-name="T44"><text:tab/></text:span></text:span></text:p>
      <text:p text:style-name="P84"><text:span text:style-name="_5f_pointillés_20_gris"><text:span text:style-name="T41"><text:tab/></text:span></text:span><text:span text:style-name="_5f_pointillés_20_gris"><text:span text:style-name="T44"><text:tab/></text:span></text:span></text:p>
      <text:p text:style-name="P60"><draw:g text:anchor-type="paragraph" draw:z-index="47" draw:style-name="gr1"><draw:frame draw:style-name="gr2" draw:text-style-name="P103" svg:width="0.209cm" svg:height="0.414cm" svg:x="2.395cm" svg:y="3.761cm"><draw:text-box><text:p text:style-name="P102"><text:span text:style-name="T69">R</text:span></text:p></draw:text-box></draw:frame><draw:frame draw:style-name="gr2" draw:text-style-name="P103" svg:width="0.19cm" svg:height="0.414cm" svg:x="0.997cm" svg:y="0.6cm"><draw:text-box><text:p text:style-name="P102"><text:span text:style-name="T69">E</text:span></text:p></draw:text-box></draw:frame><draw:line draw:style-name="gr3" draw:text-style-name="P104" svg:x1="1.066cm" svg:y1="1.037cm" svg:x2="0.293cm" svg:y2="3.073cm"><text:p/></draw:line><draw:line draw:style-name="gr3" draw:text-style-name="P104" svg:x1="1.064cm" svg:y1="1.037cm" svg:x2="2.329cm" svg:y2="3.833cm"><text:p/></draw:line><draw:line draw:style-name="gr3" draw:text-style-name="P104" svg:x1="0.293cm" svg:y1="3.071cm" svg:x2="2.336cm" svg:y2="3.829cm"><text:p/></draw:line><draw:frame draw:style-name="gr4" draw:text-style-name="P103" svg:width="0.246cm" svg:height="0.414cm" svg:x="0cm" svg:y="2.985cm"><draw:text-box><text:p text:style-name="P102"><text:span text:style-name="T69">V</text:span></text:p></draw:text-box></draw:frame><draw:circle draw:style-name="gr3" draw:text-style-name="P104" svg:width="0.83cm" svg:height="0.83cm" draw:transform="rotate (-1.14336519298149) translate (1.27176388888889cm 0.492125cm)" draw:kind="arc" draw:start-angle="315" draw:end-angle="0"><text:p/></draw:circle><draw:ellipse draw:style-name="gr3" draw:text-style-name="P104" svg:width="0.685cm" svg:height="0.678cm" draw:transform="skewX (-0.0026179938779916) rotate (-1.14528505515868) translate (2.49061111111111cm 3.37784722222222cm)" draw:kind="arc" draw:start-angle="180" draw:end-angle="225.06"><text:p/></draw:ellipse><draw:frame draw:style-name="gr2" draw:text-style-name="P105" svg:width="0.638cm" svg:height="0.414cm" svg:x="1.42cm" svg:y="3.136cm"><draw:text-box><text:p text:style-name="P102"><text:span text:style-name="T70">45°</text:span></text:p></draw:text-box></draw:frame><draw:circle draw:style-name="gr3" draw:text-style-name="P104" svg:width="0.71cm" svg:height="0.71cm" svg:x="0.711cm" svg:y="0.688cm" draw:kind="arc" draw:start-angle="248.82" draw:end-angle="293.92"><text:p/></draw:circle><draw:ellipse draw:style-name="gr3" draw:text-style-name="P104" svg:width="0.807cm" svg:height="0.809cm" svg:x="1.931cm" svg:y="3.42cm" draw:kind="arc" draw:start-angle="115.56" draw:end-angle="161.97"><text:p/></draw:ellipse></draw:g><text:span text:style-name="Bold_5f_niv1"><text:span text:style-name="T55">e</text:span></text:span><text:span text:style-name="Bold_5f_niv1"><text:span text:style-name="T64">.</text:span></text:span><text:span text:style-name="Bold_5f_niv1"><text:span text:style-name="T29"><text:tab/></text:span></text:span><text:span text:style-name="_5f_pointillés_20_gris"><text:span text:style-name="T42"><text:tab/></text:span></text:span></text:p>
      <text:p text:style-name="P78"><text:span text:style-name="Bold_5f_niv1"><text:span text:style-name="T25"><text:tab/></text:span></text:span><text:span text:style-name="_5f_pointillés_20_gris"><text:span text:style-name="T37"><text:tab/></text:span></text:span></text:p>
      <text:p text:style-name="P78"><text:span text:style-name="Bold_5f_niv1"><text:span text:style-name="T25"><text:tab/></text:span></text:span><text:span text:style-name="_5f_pointillés_20_gris"><text:span text:style-name="T37"><text:tab/></text:span></text:span></text:p>
      <text:p text:style-name="P82"><text:span text:style-name="Bold_5f_niv1"><text:span text:style-name="T26"><text:tab/></text:span></text:span><text:span text:style-name="_5f_pointillés_20_gris"><text:span text:style-name="T44"><text:tab/></text:span></text:span></text:p>
      <text:p text:style-name="P84"><text:span text:style-name="_5f_pointillés_20_gris"><text:span text:style-name="T41"><text:tab/></text:span></text:span><text:span text:style-name="_5f_pointillés_20_gris"><text:span text:style-name="T44"><text:tab/></text:span></text:span></text:p>
      <text:list xml:id="list95011434480706" text:continue-numbering="true" text:style-name="Num_5f_Exo">
        <text:list-item>
          <text:h text:style-name="P101" text:outline-level="1"> <text:span text:style-name="Bold_5f_niv1"><text:span text:style-name="T57">a</text:span></text:span><text:span text:style-name="Bold_5f_niv1"><text:span text:style-name="T65">.</text:span></text:span> Trace un triangle <text:span text:style-name="T36">rectangle</text:span> dont <text:span text:style-name="T36">un </text:span>angle <text:span text:style-name="T36">mesure 35°.</text:span></text:h>
        </text:list-item>
      </text:list>
      <text:h text:style-name="P63" text:outline-level="1"><text:span text:style-name="corps"><text:span text:style-name="T16"/></text:span></text:h>
      <text:h text:style-name="P63" text:outline-level="1"><text:span text:style-name="corps"><text:span text:style-name="T16"/></text:span></text:h>
      <text:p text:style-name="P62"><text:span text:style-name="Bold_5f_niv1"><text:span text:style-name="T57">b</text:span></text:span><text:span text:style-name="Bold_5f_niv1"><text:span text:style-name="T65">.</text:span></text:span> Combien mesuren<text:span text:style-name="T51">t</text:span> les angles ? <text:span text:style-name="_5f_pointillés_20_gris"><text:tab/></text:span></text:p>
      <text:list xml:id="list95011968030207" text:continue-numbering="true" text:style-name="Num_5f_Exo">
        <text:list-item>
          <text:h text:style-name="P73" text:outline-level="1"> Calcule chaque mesure manquante.</text:h>
        </text:list-item>
      </text:list>
      <text:list xml:id="list3555195850" text:style-name="_5f_Numérotation_20_des_20_exercices_20_livrets">
        <text:list-header>
          <text:h text:style-name="P99" text:outline-level="1"><text:span text:style-name="corps"><text:span text:style-name="T17"><draw:g text:anchor-type="as-char" draw:z-index="26" draw:style-name="gr46"><draw:g draw:style-name="gr35"><draw:line draw:style-name="gr3" draw:text-style-name="P117" svg:x1="0.311cm" svg:y1="2.098cm" svg:x2="3.89cm" svg:y2="4.624cm"><text:p/></draw:line><draw:line draw:style-name="gr3" draw:text-style-name="P117" svg:x1="0.315cm" svg:y1="4.614cm" svg:x2="2.102cm" svg:y2="3.353cm"><text:p/></draw:line><draw:line draw:style-name="gr3" draw:text-style-name="P117" svg:x1="3.871cm" svg:y1="4.616cm" svg:x2="0.311cm" svg:y2="4.616cm"><text:p/></draw:line><draw:g draw:style-name="gr35"><draw:line draw:style-name="gr3" draw:text-style-name="P117" svg:x1="3.137cm" svg:y1="3.96cm" svg:x2="3.008cm" svg:y2="4.119cm"><text:p/></draw:line><draw:line draw:style-name="gr3" draw:text-style-name="P117" svg:x1="3.066cm" svg:y1="3.957cm" svg:x2="2.941cm" svg:y2="4.114cm"><text:p/></draw:line></draw:g><draw:line draw:style-name="gr3" draw:text-style-name="P117" svg:x1="1.302cm" svg:y1="4.007cm" svg:x2="1.193cm" svg:y2="3.861cm"><text:p/></draw:line><draw:line draw:style-name="gr3" draw:text-style-name="P117" svg:x1="1.369cm" svg:y1="3.984cm" svg:x2="1.26cm" svg:y2="3.838cm"><text:p/></draw:line><draw:line draw:style-name="gr3" draw:text-style-name="P117" svg:x1="0.311cm" svg:y1="4.619cm" svg:x2="0.311cm" svg:y2="2.098cm"><text:p/></draw:line><draw:circle draw:style-name="gr3" draw:text-style-name="P117" svg:width="0.346cm" svg:height="0.346cm" svg:x="1.924cm" svg:y="3.184cm" draw:kind="arc" draw:start-angle="214.48" draw:end-angle="323.37"><text:p/></draw:circle><draw:frame draw:style-name="gr47" draw:text-style-name="P127" svg:width="0.854cm" svg:height="0.414cm" svg:x="1.706cm" svg:y="3.586cm"><draw:text-box><text:p text:style-name="P102"><text:span text:style-name="T81">110°</text:span></text:p></draw:text-box></draw:frame><draw:rect draw:style-name="gr12" draw:text-style-name="P118" svg:width="0.198cm" svg:height="0.2cm" svg:x="0.309cm" svg:y="4.419cm"><text:p/></draw:rect><draw:ellipse draw:style-name="gr3" draw:text-style-name="P117" svg:width="0.629cm" svg:height="0.634cm" svg:x="-0.004cm" svg:y="1.771cm" draw:kind="arc" draw:start-angle="270" draw:end-angle="323.14"><text:p/></draw:ellipse><draw:frame draw:style-name="gr48" draw:text-style-name="P113" svg:width="0.182cm" svg:height="0.415cm" svg:x="0.436cm" svg:y="2.397cm"><draw:text-box><text:p text:style-name="P102"><text:span text:style-name="T75">?</text:span></text:p></draw:text-box></draw:frame><draw:frame draw:style-name="gr48" draw:text-style-name="P113" svg:width="0.302cm" svg:height="0.415cm" svg:x="0.06cm" svg:y="1.697cm"><draw:text-box><text:p text:style-name="P102"><text:span text:style-name="T75">X</text:span></text:p></draw:text-box></draw:frame><draw:frame draw:style-name="gr48" draw:text-style-name="P113" svg:width="0.274cm" svg:height="0.415cm" svg:x="0cm" svg:y="4.584cm"><draw:text-box><text:p text:style-name="P102"><text:span text:style-name="T75">E</text:span></text:p></draw:text-box></draw:frame><draw:frame draw:style-name="gr48" draw:text-style-name="P113" svg:width="0.295cm" svg:height="0.415cm" svg:x="3.962cm" svg:y="4.556cm"><draw:text-box><text:p text:style-name="P102"><text:span text:style-name="T75">R</text:span></text:p></draw:text-box></draw:frame><draw:frame draw:style-name="gr48" draw:text-style-name="P113" svg:width="0.265cm" svg:height="0.415cm" svg:x="2.124cm" svg:y="2.969cm"><draw:text-box><text:p text:style-name="P102"><text:span text:style-name="T75">S</text:span></text:p></draw:text-box></draw:frame></draw:g><draw:g draw:style-name="gr35"><draw:line draw:style-name="gr3" draw:text-style-name="P117" svg:x1="7.243cm" svg:y1="2.455cm" svg:x2="4.655cm" svg:y2="4.288cm"><text:p/></draw:line><draw:line draw:style-name="gr3" draw:text-style-name="P117" svg:x1="8.614cm" svg:y1="4.288cm" svg:x2="7.242cm" svg:y2="2.455cm"><text:p/></draw:line><draw:line draw:style-name="gr3" draw:text-style-name="P117" svg:x1="8.615cm" svg:y1="4.281cm" svg:x2="4.646cm" svg:y2="4.281cm"><text:p/></draw:line><draw:line draw:style-name="gr3" draw:text-style-name="P117" svg:x1="6.322cm" svg:y1="3.104cm" svg:x2="6.322cm" svg:y2="4.286cm"><text:p/></draw:line><draw:rect draw:style-name="gr12" draw:text-style-name="P118" svg:width="0.175cm" svg:height="0.17cm" svg:x="6.322cm" svg:y="4.115cm"><text:p/></draw:rect><draw:frame draw:style-name="gr49" draw:text-style-name="P113" svg:width="0.318cm" svg:height="0.526cm" svg:x="4.293cm" svg:y="4.138cm"><draw:text-box><text:p text:style-name="P102"><text:span text:style-name="T75">O</text:span></text:p></draw:text-box></draw:frame><draw:frame draw:style-name="gr50" draw:text-style-name="P113" svg:width="0.322cm" svg:height="0.414cm" svg:x="6.167cm" svg:y="4.327cm"><draw:text-box><text:p text:style-name="P102"><text:span text:style-name="T75">U</text:span></text:p></draw:text-box></draw:frame><draw:frame draw:style-name="gr50" draw:text-style-name="P113" svg:width="0.325cm" svg:height="0.414cm" svg:x="8.675cm" svg:y="4.078cm"><draw:text-box><text:p text:style-name="P102"><text:span text:style-name="T75">M</text:span></text:p></draw:text-box></draw:frame><draw:frame draw:style-name="gr49" draw:text-style-name="P113" svg:width="0.324cm" svg:height="0.526cm" svg:x="6.128cm" svg:y="2.725cm"><draw:text-box><text:p text:style-name="P102"><text:span text:style-name="T75">P</text:span></text:p></draw:text-box></draw:frame><draw:frame draw:style-name="gr49" draw:text-style-name="P113" svg:width="0.318cm" svg:height="0.526cm" svg:x="7.11cm" svg:y="2cm"><draw:text-box><text:p text:style-name="P102"><text:span text:style-name="T75">N</text:span></text:p></draw:text-box></draw:frame><draw:ellipse draw:style-name="gr3" draw:text-style-name="P117" svg:width="0.727cm" svg:height="0.71cm" svg:x="8.246cm" svg:y="3.926cm" draw:kind="arc" draw:start-angle="126.21" draw:end-angle="178.61"><text:p/></draw:ellipse><draw:frame draw:style-name="gr51" draw:text-style-name="P113" svg:width="0.63cm" svg:height="0.526cm" svg:x="7.676cm" svg:y="3.831cm"><draw:text-box><text:p text:style-name="P102"><text:span text:style-name="T75">54°</text:span></text:p></draw:text-box></draw:frame><draw:frame draw:style-name="gr48" draw:text-style-name="P113" svg:width="0.249cm" svg:height="0.415cm" svg:x="6.036cm" svg:y="3.383cm"><draw:text-box><text:p text:style-name="P102"><text:span text:style-name="T75">?</text:span></text:p></draw:text-box></draw:frame><draw:line draw:style-name="gr3" draw:text-style-name="P117" svg:x1="7.077cm" svg:y1="2.566cm" svg:x2="7.195cm" svg:y2="2.723cm"><text:p/></draw:line><draw:line draw:style-name="gr3" draw:text-style-name="P117" svg:x1="7.361cm" svg:y1="2.612cm" svg:x2="7.195cm" svg:y2="2.728cm"><text:p/></draw:line><draw:ellipse draw:style-name="gr3" draw:text-style-name="P117" svg:width="0.63cm" svg:height="0.629cm" svg:x="6.006cm" svg:y="2.783cm" draw:kind="arc" draw:start-angle="216.7" draw:end-angle="270"><text:p/></draw:ellipse></draw:g><draw:frame draw:style-name="gr52" draw:text-style-name="P128" svg:width="0.877cm" svg:height="0.664cm" svg:x="0.624cm" svg:y="3cm"><draw:text-box><text:p text:style-name="P102"><text:span text:style-name="T82">a.</text:span></text:p></draw:text-box></draw:frame><draw:frame draw:style-name="gr53" draw:text-style-name="P128" svg:width="0.847cm" svg:height="0.664cm" svg:x="6.63cm" svg:y="3cm"><draw:text-box><text:p text:style-name="P102"><text:span text:style-name="T82">c.</text:span></text:p></draw:text-box></draw:frame><draw:frame draw:style-name="gr54" draw:text-style-name="P128" svg:width="0.89cm" svg:height="0.664cm" svg:x="3.198cm" svg:y="1.145cm"><draw:text-box><text:p text:style-name="P102"><text:span text:style-name="T82">b.</text:span></text:p></draw:text-box></draw:frame><draw:g draw:style-name="gr35"><draw:line draw:style-name="gr3" draw:text-style-name="P117" svg:x1="5.168cm" svg:y1="0.982cm" svg:x2="2.249cm" svg:y2="0.423cm"><text:p/></draw:line><draw:line draw:style-name="gr3" draw:text-style-name="P117" svg:x1="5.167cm" svg:y1="0.991cm" svg:x2="3.221cm" svg:y2="3.238cm"><text:p/></draw:line><draw:line draw:style-name="gr3" draw:text-style-name="P117" svg:x1="3.223cm" svg:y1="3.235cm" svg:x2="2.249cm" svg:y2="0.423cm"><text:p/></draw:line><draw:g draw:style-name="gr35"><draw:line draw:style-name="gr3" draw:text-style-name="P117" svg:x1="3.274cm" svg:y1="2.808cm" svg:x2="3.338cm" svg:y2="2.686cm"><text:p/></draw:line><draw:line draw:style-name="gr3" draw:text-style-name="P117" svg:x1="3.351cm" svg:y1="2.806cm" svg:x2="3.413cm" svg:y2="2.686cm"><text:p/></draw:line></draw:g><draw:line draw:style-name="gr3" draw:text-style-name="P117" svg:x1="4.096cm" svg:y1="2.351cm" svg:x2="4.036cm" svg:y2="2.15cm"><text:p/></draw:line><draw:line draw:style-name="gr3" draw:text-style-name="P117" svg:x1="2.874cm" svg:y1="1.88cm" svg:x2="2.683cm" svg:y2="2.081cm"><text:p/></draw:line><draw:line draw:style-name="gr3" draw:text-style-name="P117" svg:x1="3.856cm" svg:y1="0.617cm" svg:x2="3.676cm" svg:y2="0.816cm"><text:p/></draw:line><draw:line draw:style-name="gr3" draw:text-style-name="P117" svg:x1="4.683cm" svg:y1="3.529cm" svg:x2="3.214cm" svg:y2="3.24cm"><text:p/></draw:line><draw:line draw:style-name="gr3" draw:text-style-name="P117" svg:x1="5.17cm" svg:y1="0.982cm" svg:x2="4.685cm" svg:y2="3.541cm"><text:p/></draw:line><draw:rect draw:style-name="gr12" draw:text-style-name="P118" svg:width="0.216cm" svg:height="0.218cm" draw:transform="skewX (-0.0162315620435472) rotate (2.94419591518923) translate (4.68841666666667cm 3.53011111111111cm)"><text:p/></draw:rect><draw:frame draw:style-name="gr55" draw:text-style-name="P113" svg:width="0.223cm" svg:height="0.477cm" svg:x="2cm" svg:y="0cm"><draw:text-box><text:p text:style-name="P102"><text:span text:style-name="T75">L</text:span></text:p></draw:text-box></draw:frame><draw:frame draw:style-name="gr55" draw:text-style-name="P113" svg:width="0.242cm" svg:height="0.477cm" svg:x="2.836cm" svg:y="3.214cm"><draw:text-box><text:p text:style-name="P102"><text:span text:style-name="T75">N</text:span></text:p></draw:text-box></draw:frame><draw:frame draw:style-name="gr55" draw:text-style-name="P113" svg:width="0.346cm" svg:height="0.477cm" svg:x="4.727cm" svg:y="3.53cm"><draw:text-box><text:p text:style-name="P102"><text:span text:style-name="T75">A</text:span></text:p></draw:text-box></draw:frame><draw:frame draw:style-name="gr55" draw:text-style-name="P113" svg:width="0.281cm" svg:height="0.477cm" svg:x="5.295cm" svg:y="0.633cm"><draw:text-box><text:p text:style-name="P102"><text:span text:style-name="T75">E</text:span></text:p></draw:text-box></draw:frame><draw:ellipse draw:style-name="gr3" draw:text-style-name="P117" svg:width="1.008cm" svg:height="1.011cm" draw:transform="skewX (-0.00174532925199437) rotate (-0.466701041983284) translate (3.00919444444444cm 2.56879166666667cm)" draw:kind="arc" draw:start-angle="14.72" draw:end-angle="135.57"><text:p/></draw:ellipse><draw:g draw:style-name="gr35"><draw:line draw:style-name="gr3" draw:text-style-name="P117" svg:x1="3.616cm" svg:y1="3.071cm" svg:x2="3.731cm" svg:y2="3cm"><text:p/></draw:line><draw:line draw:style-name="gr3" draw:text-style-name="P117" svg:x1="3.685cm" svg:y1="3.108cm" svg:x2="3.8cm" svg:y2="3.037cm"><text:p/></draw:line></draw:g><draw:ellipse draw:style-name="gr3" draw:text-style-name="P117" svg:width="1.082cm" svg:height="1.087cm" draw:transform="rotate (-0.468795437085677) translate (4.93359722222222cm 0.252805555555556cm)" draw:kind="arc" draw:start-angle="257.14" draw:end-angle="284.57"><text:p/></draw:ellipse><draw:frame draw:style-name="gr55" draw:text-style-name="P113" svg:width="0.212cm" svg:height="0.477cm" svg:x="4.745cm" svg:y="1.513cm"><draw:text-box><text:p text:style-name="P102"><text:span text:style-name="T75">?</text:span></text:p></draw:text-box></draw:frame></draw:g><draw:g draw:style-name="gr35"><draw:line draw:style-name="gr3" draw:text-style-name="P117" svg:x1="7.243cm" svg:y1="2.455cm" svg:x2="4.655cm" svg:y2="4.288cm"><text:p/></draw:line><draw:line draw:style-name="gr3" draw:text-style-name="P117" svg:x1="8.614cm" svg:y1="4.288cm" svg:x2="7.242cm" svg:y2="2.455cm"><text:p/></draw:line><draw:line draw:style-name="gr3" draw:text-style-name="P117" svg:x1="8.615cm" svg:y1="4.281cm" svg:x2="4.646cm" svg:y2="4.281cm"><text:p/></draw:line><draw:line draw:style-name="gr3" draw:text-style-name="P117" svg:x1="6.322cm" svg:y1="3.104cm" svg:x2="6.322cm" svg:y2="4.286cm"><text:p/></draw:line><draw:rect draw:style-name="gr12" draw:text-style-name="P118" svg:width="0.175cm" svg:height="0.17cm" svg:x="6.322cm" svg:y="4.115cm"><text:p/></draw:rect><draw:frame draw:style-name="gr49" draw:text-style-name="P113" svg:width="0.318cm" svg:height="0.526cm" svg:x="4.293cm" svg:y="4.138cm"><draw:text-box><text:p text:style-name="P102"><text:span text:style-name="T75">O</text:span></text:p></draw:text-box></draw:frame><draw:frame draw:style-name="gr50" draw:text-style-name="P113" svg:width="0.322cm" svg:height="0.414cm" svg:x="6.167cm" svg:y="4.327cm"><draw:text-box><text:p text:style-name="P102"><text:span text:style-name="T75">U</text:span></text:p></draw:text-box></draw:frame><draw:frame draw:style-name="gr50" draw:text-style-name="P113" svg:width="0.325cm" svg:height="0.414cm" svg:x="8.675cm" svg:y="4.078cm"><draw:text-box><text:p text:style-name="P102"><text:span text:style-name="T75">M</text:span></text:p></draw:text-box></draw:frame><draw:frame draw:style-name="gr49" draw:text-style-name="P113" svg:width="0.324cm" svg:height="0.526cm" svg:x="6.128cm" svg:y="2.725cm"><draw:text-box><text:p text:style-name="P102"><text:span text:style-name="T75">P</text:span></text:p></draw:text-box></draw:frame><draw:frame draw:style-name="gr49" draw:text-style-name="P113" svg:width="0.318cm" svg:height="0.526cm" svg:x="7.11cm" svg:y="2cm"><draw:text-box><text:p text:style-name="P102"><text:span text:style-name="T75">N</text:span></text:p></draw:text-box></draw:frame><draw:ellipse draw:style-name="gr3" draw:text-style-name="P117" svg:width="0.727cm" svg:height="0.71cm" svg:x="8.246cm" svg:y="3.926cm" draw:kind="arc" draw:start-angle="126.21" draw:end-angle="178.61"><text:p/></draw:ellipse><draw:frame draw:style-name="gr51" draw:text-style-name="P113" svg:width="0.63cm" svg:height="0.526cm" svg:x="7.676cm" svg:y="3.831cm"><draw:text-box><text:p text:style-name="P102"><text:span text:style-name="T75">54°</text:span></text:p></draw:text-box></draw:frame><draw:frame draw:style-name="gr48" draw:text-style-name="P113" svg:width="0.249cm" svg:height="0.415cm" svg:x="6.036cm" svg:y="3.383cm"><draw:text-box><text:p text:style-name="P102"><text:span text:style-name="T75">?</text:span></text:p></draw:text-box></draw:frame><draw:line draw:style-name="gr3" draw:text-style-name="P117" svg:x1="7.077cm" svg:y1="2.566cm" svg:x2="7.195cm" svg:y2="2.723cm"><text:p/></draw:line><draw:line draw:style-name="gr3" draw:text-style-name="P117" svg:x1="7.361cm" svg:y1="2.612cm" svg:x2="7.195cm" svg:y2="2.728cm"><text:p/></draw:line><draw:ellipse draw:style-name="gr3" draw:text-style-name="P117" svg:width="0.63cm" svg:height="0.629cm" svg:x="6.006cm" svg:y="2.783cm" draw:kind="arc" draw:start-angle="216.7" draw:end-angle="270"><text:p/></draw:ellipse></draw:g><draw:g draw:style-name="gr35"><draw:line draw:style-name="gr3" draw:text-style-name="P117" svg:x1="7.243cm" svg:y1="2.455cm" svg:x2="4.655cm" svg:y2="4.288cm"><text:p/></draw:line><draw:line draw:style-name="gr3" draw:text-style-name="P117" svg:x1="8.614cm" svg:y1="4.288cm" svg:x2="7.242cm" svg:y2="2.455cm"><text:p/></draw:line><draw:line draw:style-name="gr3" draw:text-style-name="P117" svg:x1="8.615cm" svg:y1="4.281cm" svg:x2="4.646cm" svg:y2="4.281cm"><text:p/></draw:line><draw:line draw:style-name="gr3" draw:text-style-name="P117" svg:x1="6.322cm" svg:y1="3.104cm" svg:x2="6.322cm" svg:y2="4.286cm"><text:p/></draw:line><draw:rect draw:style-name="gr12" draw:text-style-name="P118" svg:width="0.175cm" svg:height="0.17cm" svg:x="6.322cm" svg:y="4.115cm"><text:p/></draw:rect><draw:frame draw:style-name="gr50" draw:text-style-name="P113" svg:width="0.318cm" svg:height="0.414cm" svg:x="4.293cm" svg:y="4.138cm"><draw:text-box><text:p text:style-name="P102"><text:span text:style-name="T75">O</text:span></text:p></draw:text-box></draw:frame><draw:frame draw:style-name="gr50" draw:text-style-name="P113" svg:width="0.322cm" svg:height="0.414cm" svg:x="6.167cm" svg:y="4.327cm"><draw:text-box><text:p text:style-name="P102"><text:span text:style-name="T75">U</text:span></text:p></draw:text-box></draw:frame><draw:frame draw:style-name="gr50" draw:text-style-name="P113" svg:width="0.325cm" svg:height="0.414cm" svg:x="8.675cm" svg:y="4.078cm"><draw:text-box><text:p text:style-name="P102"><text:span text:style-name="T75">M</text:span></text:p></draw:text-box></draw:frame><draw:frame draw:style-name="gr49" draw:text-style-name="P113" svg:width="0.324cm" svg:height="0.526cm" svg:x="6.128cm" svg:y="2.725cm"><draw:text-box><text:p text:style-name="P102"><text:span text:style-name="T75">P</text:span></text:p></draw:text-box></draw:frame><draw:frame draw:style-name="gr49" draw:text-style-name="P113" svg:width="0.318cm" svg:height="0.526cm" svg:x="7.11cm" svg:y="2cm"><draw:text-box><text:p text:style-name="P102"><text:span text:style-name="T75">N</text:span></text:p></draw:text-box></draw:frame><draw:ellipse draw:style-name="gr3" draw:text-style-name="P117" svg:width="0.727cm" svg:height="0.71cm" svg:x="8.246cm" svg:y="3.926cm" draw:kind="arc" draw:start-angle="126.21" draw:end-angle="178.61"><text:p/></draw:ellipse><draw:frame draw:style-name="gr48" draw:text-style-name="P113" svg:width="0.249cm" svg:height="0.415cm" svg:x="6.036cm" svg:y="3.383cm"><draw:text-box><text:p text:style-name="P102"><text:span text:style-name="T75">?</text:span></text:p></draw:text-box></draw:frame><draw:line draw:style-name="gr3" draw:text-style-name="P117" svg:x1="7.077cm" svg:y1="2.566cm" svg:x2="7.195cm" svg:y2="2.723cm"><text:p/></draw:line><draw:line draw:style-name="gr3" draw:text-style-name="P117" svg:x1="7.361cm" svg:y1="2.612cm" svg:x2="7.195cm" svg:y2="2.728cm"><text:p/></draw:line><draw:ellipse draw:style-name="gr3" draw:text-style-name="P117" svg:width="0.63cm" svg:height="0.629cm" svg:x="6.006cm" svg:y="2.783cm" draw:kind="arc" draw:start-angle="216.7" draw:end-angle="270"><text:p/></draw:ellipse></draw:g></draw:g></text:span></text:span></text:h>
        </text:list-header>
      </text:list>
      <text:p text:style-name="P61"><text:span text:style-name="Bold_5f_niv1"><text:span text:style-name="T39">a.</text:span></text:span><text:span text:style-name="Bold_5f_niv1"><text:span text:style-name="T47"> </text:span></text:span><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3"><text:span text:style-name="Bold_5f_niv1"><text:span text:style-name="T58">b</text:span></text:span><text:span text:style-name="Bold_5f_niv1"><text:span text:style-name="T39">.</text:span></text:span><text:span text:style-name="Bold_5f_niv1"><text:span text:style-name="T47"> </text:span></text:span><text:span text:style-name="_5f_pointillés_20_gris"><text:span text:style-name="T41"><text:tab/></text:span></text:span></text:p>
      <text:p text:style-name="P33"><text:span text:style-name="_5f_pointillés_20_gris"><text:span text:style-name="T41"><text:tab/></text:span></text:span></text:p>
      <text:p text:style-name="P33"><text:span text:style-name="_5f_pointillés_20_gris"><text:span text:style-name="T41"><text:tab/></text:span></text:span></text:p>
      <text:p text:style-name="P33"><text:span text:style-name="Bold_5f_niv1"><text:span text:style-name="T58">c</text:span></text:span><text:span text:style-name="Bold_5f_niv1"><text:span text:style-name="T39">.</text:span></text:span><text:span text:style-name="Bold_5f_niv1"><text:span text:style-name="T47"> </text:span></text:span><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section text:style-name="Sect2" text:name="Section19">
        <text:list xml:id="list95012801029490" text:continue-list="list95011968030207" text:style-name="Num_5f_Exo">
          <text:list-item>
            <text:h text:style-name="P74" text:outline-level="1"> Calcule la mesure de chacun des angles.</text:h>
          </text:list-item>
        </text:list>
        <text:list xml:id="list95012423569638" text:continue-list="list95011243135271" text:style-name="liste_5f_abc">
          <text:list-item text:start-value="1">
            <text:p text:style-name="P88"><draw:frame draw:style-name="fr7" draw:name="Objet11" text:anchor-type="as-char" svg:y="-0.39cm" svg:width="0.797cm" svg:height="0.462cm" draw:z-index="20"><draw:object xlink:href="./Object 14" xlink:type="simple" xlink:show="embed" xlink:actuate="onLoad"/><draw:image xlink:href="./ObjectReplacements/Object 14" xlink:type="simple" xlink:show="embed" xlink:actuate="onLoad"/><svg:desc>formule</svg:desc></draw:frame></text:p>
          </text:list-item>
          <text:list-item>
            <text:p text:style-name="P89"><draw:frame draw:style-name="fr7" draw:name="Objet12" text:anchor-type="as-char" svg:y="-0.39cm" svg:width="0.827cm" svg:height="0.462cm" draw:z-index="21"><draw:object xlink:href="./Object 15" xlink:type="simple" xlink:show="embed" xlink:actuate="onLoad"/><draw:image xlink:href="./ObjectReplacements/Object 15" xlink:type="simple" xlink:show="embed" xlink:actuate="onLoad"/><svg:desc>formule</svg:desc></draw:frame></text:p>
          </text:list-item>
          <text:list-item>
            <text:p text:style-name="P89"><draw:frame draw:style-name="fr7" draw:name="Objet13" text:anchor-type="as-char" svg:y="-0.39cm" svg:width="0.787cm" svg:height="0.462cm" draw:z-index="22"><draw:object xlink:href="./Object 16" xlink:type="simple" xlink:show="embed" xlink:actuate="onLoad"/><draw:image xlink:href="./ObjectReplacements/Object 16" xlink:type="simple" xlink:show="embed" xlink:actuate="onLoad"/><svg:desc>formule</svg:desc></draw:frame></text:p>
          </text:list-item>
          <text:list-item>
            <text:p text:style-name="P89"><draw:frame draw:style-name="fr7" draw:name="Objet15" text:anchor-type="as-char" svg:y="-0.39cm" svg:width="0.787cm" svg:height="0.462cm" draw:z-index="23"><draw:object xlink:href="./Object 17" xlink:type="simple" xlink:show="embed" xlink:actuate="onLoad"/><draw:image xlink:href="./ObjectReplacements/Object 17" xlink:type="simple" xlink:show="embed" xlink:actuate="onLoad"/><svg:desc>formule</svg:desc></draw:frame></text:p>
          </text:list-item>
          <text:list-item>
            <text:p text:style-name="P90"><draw:frame draw:style-name="fr7" draw:name="Objet16" text:anchor-type="as-char" svg:y="-0.39cm" svg:width="0.739cm" svg:height="0.459cm" draw:z-index="24"><draw:object xlink:href="./Object 18" xlink:type="simple" xlink:show="embed" xlink:actuate="onLoad"/><draw:image xlink:href="./ObjectReplacements/Object 18" xlink:type="simple" xlink:show="embed" xlink:actuate="onLoad"/><svg:desc>formule</svg:desc></draw:frame></text:p>
          </text:list-item>
        </text:list>
        <text:list xml:id="list95012593364548" text:continue-list="list3555195850" text:style-name="_5f_Numérotation_20_des_20_exercices_20_livrets">
          <text:list-item>
            <text:list>
              <text:list-header>
                <text:p text:style-name="P85"><draw:g text:anchor-type="as-char" draw:z-index="27" draw:style-name="gr45"><draw:frame draw:style-name="gr9" draw:text-style-name="P103" svg:width="0.274cm" svg:height="0.477cm" svg:x="4.06cm" svg:y="0cm"><draw:text-box><text:p text:style-name="P102"><text:span text:style-name="T69">X</text:span></text:p></draw:text-box></draw:frame><draw:line draw:style-name="gr3" draw:text-style-name="P104" svg:x1="3.987cm" svg:y1="0.379cm" svg:x2="0.47cm" svg:y2="1.118cm"><text:p/></draw:line><draw:line draw:style-name="gr3" draw:text-style-name="P104" svg:x1="3.403cm" svg:y1="4.382cm" svg:x2="0.463cm" svg:y2="1.115cm"><text:p/></draw:line><draw:line draw:style-name="gr3" draw:text-style-name="P104" svg:x1="3.988cm" svg:y1="0.397cm" svg:x2="3.411cm" svg:y2="4.382cm"><text:p/></draw:line><draw:line draw:style-name="gr3" draw:text-style-name="P104" svg:x1="3.967cm" svg:y1="0.402cm" svg:x2="1.857cm" svg:y2="2.658cm"><text:p/></draw:line><draw:line draw:style-name="gr3" draw:text-style-name="P104" svg:x1="2.285cm" svg:y1="0.744cm" svg:x2="3.409cm" svg:y2="4.399cm"><text:p/></draw:line><draw:ellipse draw:style-name="gr3" draw:text-style-name="P104" svg:width="1.456cm" svg:height="1.461cm" draw:transform="skewX (-0.00488692190558415) rotate (-2.93546926892926) translate (4.26861111111111cm 4.94220833333333cm)" draw:kind="arc" draw:start-angle="249.7" draw:end-angle="300.48"><text:p/></draw:ellipse><draw:ellipse draw:style-name="gr3" draw:text-style-name="P104" svg:width="1.142cm" svg:height="1.146cm" draw:transform="skewX (0.00157079632679487) rotate (-2.93302580797647) translate (4.65843055555556cm 0.818236111111111cm)" draw:kind="arc" draw:start-angle="0" draw:end-angle="70.2"><text:p/></draw:ellipse><draw:frame draw:style-name="gr9" draw:text-style-name="P103" svg:width="0.355cm" svg:height="0.477cm" svg:x="0cm" svg:y="0.797cm"><draw:text-box><text:p text:style-name="P102"><text:span text:style-name="T69">C</text:span></text:p></draw:text-box></draw:frame><draw:frame draw:style-name="gr9" draw:text-style-name="P103" svg:width="0.327cm" svg:height="0.477cm" svg:x="3.279cm" svg:y="4.464cm"><draw:text-box><text:p text:style-name="P102"><text:span text:style-name="T69">O</text:span></text:p></draw:text-box></draw:frame><draw:g draw:style-name="gr35"><draw:line draw:style-name="gr3" draw:text-style-name="P104" svg:x1="3.762cm" svg:y1="0.974cm" svg:x2="3.803cm" svg:y2="0.771cm"><text:p/></draw:line><draw:line draw:style-name="gr3" draw:text-style-name="P104" svg:x1="3.672cm" svg:y1="0.986cm" svg:x2="3.711cm" svg:y2="0.783cm"><text:p/></draw:line></draw:g><draw:line draw:style-name="gr3" draw:text-style-name="P104" svg:x1="3.354cm" svg:y1="3.766cm" svg:x2="3.382cm" svg:y2="3.561cm"><text:p/></draw:line><draw:g draw:style-name="gr35"><draw:line draw:style-name="gr3" draw:text-style-name="P104" svg:x1="3.451cm" svg:y1="0.728cm" svg:x2="3.603cm" svg:y2="0.589cm"><text:p/></draw:line><draw:line draw:style-name="gr3" draw:text-style-name="P104" svg:x1="3.368cm" svg:y1="0.686cm" svg:x2="3.52cm" svg:y2="0.545cm"><text:p/></draw:line></draw:g><draw:line draw:style-name="gr3" draw:text-style-name="P104" svg:x1="3.124cm" svg:y1="3.82cm" svg:x2="2.993cm" svg:y2="3.658cm"><text:p/></draw:line><draw:ellipse draw:style-name="gr3" draw:text-style-name="P104" svg:width="1.059cm" svg:height="0.967cm" draw:transform="skewX (-0.0418879020478639) rotate (-2.95047910049641) translate (1.02481944444444cm 1.49909722222222cm)" draw:kind="arc" draw:start-angle="122.03" draw:end-angle="179.12"><text:p/></draw:ellipse><draw:frame draw:style-name="gr9" draw:text-style-name="P105" svg:width="0.867cm" svg:height="0.477cm" svg:x="1.011cm" svg:y="1.09cm"><draw:text-box><text:p text:style-name="P102"><text:span text:style-name="T70">60°</text:span></text:p></draw:text-box></draw:frame><draw:frame draw:style-name="gr9" draw:text-style-name="P103" svg:width="0.322cm" svg:height="0.477cm" svg:x="2.783cm" svg:y="1.771cm"><draw:text-box><text:p text:style-name="P102"><text:span text:style-name="T69">K</text:span></text:p></draw:text-box></draw:frame><draw:frame draw:style-name="gr9" draw:text-style-name="P103" svg:width="0.325cm" svg:height="0.477cm" svg:x="2.053cm" svg:y="0.205cm"><draw:text-box><text:p text:style-name="P102"><text:span text:style-name="T69">N</text:span></text:p></draw:text-box></draw:frame><draw:frame draw:style-name="gr9" draw:text-style-name="P103" svg:width="0.341cm" svg:height="0.477cm" svg:x="1.406cm" svg:y="2.692cm"><draw:text-box><text:p text:style-name="P102"><text:span text:style-name="T69">M</text:span></text:p></draw:text-box></draw:frame><draw:ellipse draw:style-name="gr3" draw:text-style-name="P104" svg:width="0.634cm" svg:height="0.639cm" svg:x="2.293cm" svg:y="1.52cm" draw:kind="arc" draw:start-angle="45.56" draw:end-angle="105.04"><text:p/></draw:ellipse><draw:ellipse draw:style-name="gr3" draw:text-style-name="P104" svg:width="0.544cm" svg:height="0.546cm" svg:x="2.016cm" svg:y="0.467cm" draw:kind="arc" draw:start-angle="192.44" draw:end-angle="284.95"><text:p/></draw:ellipse><draw:frame draw:style-name="gr9" draw:text-style-name="P103" svg:width="0.248cm" svg:height="0.477cm" svg:x="2.641cm" svg:y="1.037cm"><draw:text-box><text:p text:style-name="P102"><text:span text:style-name="T69">?</text:span></text:p></draw:text-box></draw:frame><draw:frame draw:style-name="gr9" draw:text-style-name="P103" svg:width="0.246cm" svg:height="0.477cm" svg:x="1.949cm" svg:y="1.058cm"><draw:text-box><text:p text:style-name="P102"><text:span text:style-name="T69">?</text:span></text:p></draw:text-box></draw:frame><draw:ellipse draw:style-name="gr3" draw:text-style-name="P104" svg:width="0.768cm" svg:height="0.772cm" svg:x="1.905cm" svg:y="0.347cm" draw:kind="arc" draw:start-angle="192.76" draw:end-angle="283.35"><text:p/></draw:ellipse><draw:ellipse draw:style-name="gr12" draw:text-style-name="P111" svg:width="0.121cm" svg:height="0.122cm" svg:x="2.616cm" svg:y="1.475cm"><text:p/></draw:ellipse><draw:frame draw:style-name="gr9" draw:text-style-name="P105" svg:width="0.869cm" svg:height="0.477cm" svg:x="3.253cm" svg:y="1.115cm"><draw:text-box><text:p text:style-name="P102"><text:span text:style-name="T70">33°</text:span></text:p></draw:text-box></draw:frame></draw:g></text:p>
              </text:list-header>
            </text:list>
          </text:list-item>
        </text:list>
      </text:section>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text:p text:style-name="P31"><text:span text:style-name="_5f_pointillés_20_gris"><text:span text:style-name="T41"><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2" svg:font-family="OpenSymbol" style:font-adornments="Gras"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16cm" draw:dots2="1" draw:dots2-length="0.016cm" draw:distance="0.01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16cm" draw:dots2="1" draw:dots2-length="0.016cm" draw:distance="0.01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16cm" draw:dots2="1" draw:dots2-length="0.016cm" draw:distance="0.01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16cm" draw:dots2="1" draw:dots2-length="0.016cm" draw:distance="0.01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16cm" draw:dots2="1" draw:dots2-length="0.016cm" draw:distance="0.016cm"/>
    <draw:stroke-dash draw:name="Dashed_20__28_var_29__20_6807" draw:display-name="Dashed (var) 6807" draw:style="rect" draw:dots1="1" draw:dots1-length="0.016cm" draw:dots2="1" draw:dots2-length="0.016cm" draw:distance="0.016cm"/>
    <draw:stroke-dash draw:name="Dashed_20__28_var_29__20_6808" draw:display-name="Dashed (var) 6808" draw:style="rect" draw:dots1="1" draw:dots1-length="0.016cm" draw:dots2="1" draw:dots2-length="0.016cm" draw:distance="0.016cm"/>
    <draw:stroke-dash draw:name="Dashed_20__28_var_29__20_6809" draw:display-name="Dashed (var) 6809" draw:style="rect" draw:dots1="1" draw:dots1-length="0.016cm" draw:dots2="1" draw:dots2-length="0.016cm" draw:distance="0.016cm"/>
    <draw:stroke-dash draw:name="Dashed_20__28_var_29__20_6810" draw:display-name="Dashed (var) 6810" draw:style="rect" draw:dots1="1" draw:dots1-length="0.016cm" draw:dots2="1" draw:dots2-length="0.016cm" draw:distance="0.016cm"/>
    <draw:stroke-dash draw:name="Dashed_20__28_var_29__20_6811" draw:display-name="Dashed (var) 6811" draw:style="rect" draw:dots1="1" draw:dots1-length="0.016cm" draw:dots2="1" draw:dots2-length="0.016cm" draw:distance="0.016cm"/>
    <draw:stroke-dash draw:name="Dashed_20__28_var_29__20_6812" draw:display-name="Dashed (var) 6812" draw:style="rect" draw:dots1="1" draw:dots1-length="0.016cm" draw:dots2="1" draw:dots2-length="0.016cm" draw:distance="0.016cm"/>
    <draw:stroke-dash draw:name="Dashed_20__28_var_29__20_6813" draw:display-name="Dashed (var) 6813" draw:style="rect" draw:dots1="1" draw:dots1-length="0.016cm" draw:dots2="1" draw:dots2-length="0.016cm" draw:distance="0.016cm"/>
    <draw:stroke-dash draw:name="Dashed_20__28_var_29__20_6814" draw:display-name="Dashed (var) 6814" draw:style="rect" draw:dots1="1" draw:dots1-length="0.016cm" draw:dots2="1" draw:dots2-length="0.016cm" draw:distance="0.016cm"/>
    <draw:stroke-dash draw:name="Dashed_20__28_var_29__20_6815" draw:display-name="Dashed (var) 6815" draw:style="rect" draw:dots1="1" draw:dots1-length="0.016cm" draw:dots2="1" draw:dots2-length="0.016cm" draw:distance="0.016cm"/>
    <draw:stroke-dash draw:name="Dashed_20__28_var_29__20_6816" draw:display-name="Dashed (var) 6816" draw:style="rect" draw:dots1="1" draw:dots1-length="0.016cm" draw:dots2="1" draw:dots2-length="0.016cm" draw:distance="0.016cm"/>
    <draw:stroke-dash draw:name="Dashed_20__28_var_29__20_6817" draw:display-name="Dashed (var) 6817" draw:style="rect" draw:dots1="1" draw:dots1-length="0.016cm" draw:dots2="1" draw:dots2-length="0.016cm" draw:distance="0.016cm"/>
    <draw:stroke-dash draw:name="Dashed_20__28_var_29__20_6818" draw:display-name="Dashed (var) 6818" draw:style="rect" draw:dots1="1" draw:dots1-length="0.016cm" draw:dots2="1" draw:dots2-length="0.016cm" draw:distance="0.016cm"/>
    <draw:stroke-dash draw:name="Dashed_20__28_var_29__20_6819" draw:display-name="Dashed (var) 6819" draw:style="rect" draw:dots1="1" draw:dots1-length="0.016cm" draw:dots2="1" draw:dots2-length="0.016cm" draw:distance="0.016cm"/>
    <draw:stroke-dash draw:name="Dashed_20__28_var_29__20_6820" draw:display-name="Dashed (var) 6820" draw:style="rect" draw:dots1="1" draw:dots1-length="0.016cm" draw:dots2="1" draw:dots2-length="0.016cm" draw:distance="0.016cm"/>
    <draw:stroke-dash draw:name="Dashed_20__28_var_29__20_6821" draw:display-name="Dashed (var) 6821" draw:style="rect" draw:dots1="1" draw:dots1-length="0.016cm" draw:dots2="1" draw:dots2-length="0.016cm" draw:distance="0.016cm"/>
    <draw:stroke-dash draw:name="Dashed_20__28_var_29__20_6822" draw:display-name="Dashed (var) 6822" draw:style="rect" draw:dots1="1" draw:dots1-length="0.016cm" draw:dots2="1" draw:dots2-length="0.016cm" draw:distance="0.016cm"/>
    <draw:stroke-dash draw:name="Dashed_20__28_var_29__20_6823" draw:display-name="Dashed (var) 6823" draw:style="rect" draw:dots1="1" draw:dots1-length="0.016cm" draw:dots2="1" draw:dots2-length="0.016cm" draw:distance="0.016cm"/>
    <draw:stroke-dash draw:name="Dashed_20__28_var_29__20_6824" draw:display-name="Dashed (var) 6824" draw:style="rect" draw:dots1="1" draw:dots1-length="0.016cm" draw:dots2="1" draw:dots2-length="0.016cm" draw:distance="0.016cm"/>
    <draw:stroke-dash draw:name="Dashed_20__28_var_29__20_6825" draw:display-name="Dashed (var) 6825" draw:style="rect" draw:dots1="1" draw:dots1-length="0.016cm" draw:dots2="1" draw:dots2-length="0.016cm" draw:distance="0.016cm"/>
    <draw:stroke-dash draw:name="Dashed_20__28_var_29__20_6826" draw:display-name="Dashed (var) 6826" draw:style="rect" draw:dots1="1" draw:dots1-length="0.016cm" draw:dots2="1" draw:dots2-length="0.016cm" draw:distance="0.016cm"/>
    <draw:stroke-dash draw:name="Dashed_20__28_var_29__20_6827" draw:display-name="Dashed (var) 6827" draw:style="rect" draw:dots1="1" draw:dots1-length="0.016cm" draw:dots2="1" draw:dots2-length="0.016cm" draw:distance="0.016cm"/>
    <draw:stroke-dash draw:name="Dashed_20__28_var_29__20_6828" draw:display-name="Dashed (var) 6828" draw:style="rect" draw:dots1="1" draw:dots1-length="0.016cm" draw:dots2="1" draw:dots2-length="0.016cm" draw:distance="0.016cm"/>
    <draw:stroke-dash draw:name="Dashed_20__28_var_29__20_6829" draw:display-name="Dashed (var) 6829" draw:style="rect" draw:dots1="1" draw:dots1-length="0.016cm" draw:dots2="1" draw:dots2-length="0.016cm" draw:distance="0.016cm"/>
    <draw:stroke-dash draw:name="Dashed_20__28_var_29__20_6830" draw:display-name="Dashed (var) 6830" draw:style="rect" draw:dots1="1" draw:dots1-length="0.016cm" draw:dots2="1" draw:dots2-length="0.016cm" draw:distance="0.016cm"/>
    <draw:stroke-dash draw:name="Dashed_20__28_var_29__20_6831" draw:display-name="Dashed (var) 6831" draw:style="rect" draw:dots1="1" draw:dots1-length="0.016cm" draw:dots2="1" draw:dots2-length="0.016cm" draw:distance="0.016cm"/>
    <draw:stroke-dash draw:name="Dashed_20__28_var_29__20_6832" draw:display-name="Dashed (var) 6832" draw:style="rect" draw:dots1="1" draw:dots1-length="0.016cm" draw:dots2="1" draw:dots2-length="0.016cm" draw:distance="0.016cm"/>
    <draw:stroke-dash draw:name="Dashed_20__28_var_29__20_6833" draw:display-name="Dashed (var) 6833" draw:style="rect" draw:dots1="1" draw:dots1-length="0.016cm" draw:dots2="1" draw:dots2-length="0.016cm" draw:distance="0.016cm"/>
    <draw:stroke-dash draw:name="Dashed_20__28_var_29__20_6834" draw:display-name="Dashed (var) 6834" draw:style="rect" draw:dots1="1" draw:dots1-length="0.016cm" draw:dots2="1" draw:dots2-length="0.016cm" draw:distance="0.016cm"/>
    <draw:stroke-dash draw:name="Dashed_20__28_var_29__20_6835" draw:display-name="Dashed (var) 6835" draw:style="rect" draw:dots1="1" draw:dots1-length="0.016cm" draw:dots2="1" draw:dots2-length="0.016cm" draw:distance="0.016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16cm" draw:dots2="1" draw:dots2-length="0.016cm" draw:distance="0.016cm"/>
    <draw:stroke-dash draw:name="Dashed_20__28_var_29__20_6841" draw:display-name="Dashed (var) 6841" draw:style="rect" draw:dots1="1" draw:dots1-length="0.016cm" draw:dots2="1" draw:dots2-length="0.016cm" draw:distance="0.016cm"/>
    <draw:stroke-dash draw:name="Dashed_20__28_var_29__20_6842" draw:display-name="Dashed (var) 6842" draw:style="rect" draw:dots1="1" draw:dots1-length="0.016cm" draw:dots2="1" draw:dots2-length="0.016cm" draw:distance="0.016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16cm" draw:dots2="1" draw:dots2-length="0.016cm" draw:distance="0.016cm"/>
    <draw:stroke-dash draw:name="Dashed_20__28_var_29__20_6845" draw:display-name="Dashed (var) 6845" draw:style="rect" draw:dots1="1" draw:dots1-length="0.016cm" draw:dots2="1" draw:dots2-length="0.016cm" draw:distance="0.016cm"/>
    <draw:stroke-dash draw:name="Dashed_20__28_var_29__20_6846" draw:display-name="Dashed (var) 6846" draw:style="rect" draw:dots1="1" draw:dots1-length="0.016cm" draw:dots2="1" draw:dots2-length="0.016cm" draw:distance="0.016cm"/>
    <draw:stroke-dash draw:name="Dashed_20__28_var_29__20_6847" draw:display-name="Dashed (var) 6847" draw:style="rect" draw:dots1="1" draw:dots1-length="0.016cm" draw:dots2="1" draw:dots2-length="0.016cm" draw:distance="0.016cm"/>
    <draw:stroke-dash draw:name="Dashed_20__28_var_29__20_6848" draw:display-name="Dashed (var) 6848" draw:style="rect" draw:dots1="1" draw:dots1-length="0.016cm" draw:dots2="1" draw:dots2-length="0.016cm" draw:distance="0.016cm"/>
    <draw:stroke-dash draw:name="Dashed_20__28_var_29__20_6849" draw:display-name="Dashed (var) 6849" draw:style="rect" draw:dots1="1" draw:dots1-length="0.016cm" draw:dots2="1" draw:dots2-length="0.016cm" draw:distance="0.016cm"/>
    <draw:stroke-dash draw:name="Dashed_20__28_var_29__20_6850" draw:display-name="Dashed (var) 6850" draw:style="rect" draw:dots1="1" draw:dots1-length="0.016cm" draw:dots2="1" draw:dots2-length="0.016cm" draw:distance="0.016cm"/>
    <draw:stroke-dash draw:name="Dashed_20__28_var_29__20_6851" draw:display-name="Dashed (var) 6851" draw:style="rect" draw:dots1="1" draw:dots1-length="0.016cm" draw:dots2="1" draw:dots2-length="0.016cm" draw:distance="0.01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loext:contextual-spacing="false" fo:background-color="#f2ffe5"/>
      <style:text-properties style:font-name="Bitstream Vera Sans"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3c2661" officeooo:paragraph-rsid="003c2661"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38b99f"/>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éditeur_20_série_20_1_20_impaire_20__28_D_29_" style:display-name="_Fiche éditeur série 1 impaire (D)" style:page-layout-name="Mpm13"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2" draw:style-name="Mgr1" draw:text-style-name="MP27" svg:width="4.329cm" svg:height="2.24cm" svg:x="-1.499cm" svg:y="-1cm" svg:viewBox="0 0 4330 2241" svg:d="M0 2241l3984-288c209-15 363-168 345-342l-170-1611h-4159z"><text:p/></draw:path><draw:frame text:anchor-type="paragraph" draw:z-index="5" draw:style-name="Mgr2" draw:text-style-name="MP29" svg:width="2.703cm" svg:height="0.715cm" draw:transform="rotate (0.0872664625997165) translate (-0.172861111111111cm 0.218722222222222cm)"><draw:text-box><text:p text:style-name="MP28"><text:span text:style-name="MT5">Série 6</text:span></text:p></draw:text-box></draw:frame><draw:line text:anchor-type="paragraph" draw:z-index="14" draw:style-name="Mgr3" draw:text-style-name="MP28" svg:x1="9.76cm" svg:y1="0.36cm" svg:x2="20.5cm" svg:y2="0.36cm"><text:p/></draw:line>Angles d’un triangle</text:p>
      </style:header>
      <style:footer>
        <text:p text:style-name="MP30"><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31"><draw:g text:anchor-type="paragraph" draw:z-index="25" draw:style-name="Mgr4"><draw:path draw:style-name="Mgr5" draw:text-style-name="MP32" svg:width="0.855cm" svg:height="1.172cm" svg:x="-0.03cm" svg:y="-0.194cm" svg:viewBox="0 0 856 1173" svg:d="M856 1173h-856v-991c0-100 79-182 175-182h505c97 0 176 82 176 182z"><text:p/></draw:path></draw:g><text:page-number text:select-page="current">98</text:page-number></text:p></draw:text-box></draw:frame><text:p text:style-name="MP33">Angles <text:span text:style-name="MT6">et triangles</text:span> • <text:span text:style-name="MT7">D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50:09.925000000</dc:date>
    <meta:printed-by>Katia Hache</meta:printed-by>
    <meta:print-date>2008-12-06T20:07:18</meta:print-date>
    <meta:editing-cycles>123</meta:editing-cycles>
    <meta:editing-duration>P1DT8H3M1S</meta:editing-duration>
    <meta:document-statistic meta:table-count="4" meta:image-count="0" meta:object-count="24" meta:page-count="4" meta:paragraph-count="234" meta:word-count="604" meta:character-count="3760" meta:non-whitespace-character-count="2691"/>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style mathvariant="normal">
        <mi>SEN</mi>
      </mstyle>
      <mo stretchy="true">^</mo>
    </mover>
    <annotation encoding="StarMath 5.0">widehat nitalic {SEN}</annotation>
  </semantics>
</math>
</file>

<file path=Object 10/content.xml><?xml version="1.0" encoding="utf-8"?>
<math xmlns="http://www.w3.org/1998/Math/MathML" display="block">
  <semantics>
    <mstyle mathvariant="bold">
      <mover accent="true">
        <mi>ABC</mi>
        <mo stretchy="true">^</mo>
      </mover>
    </mstyle>
    <annotation encoding="StarMath 5.0">bold widehat ABC</annotation>
  </semantics>
</math>
</file>

<file path=Object 11/content.xml><?xml version="1.0" encoding="utf-8"?>
<math xmlns="http://www.w3.org/1998/Math/MathML" display="block">
  <semantics>
    <mover accent="true">
      <mi>NPM</mi>
      <mo stretchy="true">^</mo>
    </mover>
    <annotation encoding="StarMath 5.0">widehat {NPM}</annotation>
  </semantics>
</math>
</file>

<file path=Object 14/content.xml><?xml version="1.0" encoding="utf-8"?>
<math xmlns="http://www.w3.org/1998/Math/MathML" display="block">
  <semantics>
    <mover accent="true">
      <mi>CMX</mi>
      <mo stretchy="true">^</mo>
    </mover>
    <annotation encoding="StarMath 5.0"> widehat  {CMX}</annotation>
  </semantics>
</math>
</file>

<file path=Object 15/content.xml><?xml version="1.0" encoding="utf-8"?>
<math xmlns="http://www.w3.org/1998/Math/MathML" display="block">
  <semantics>
    <mover accent="true">
      <mi>OMX</mi>
      <mo stretchy="true">^</mo>
    </mover>
    <annotation encoding="StarMath 5.0"> widehat  {OMX}</annotation>
  </semantics>
</math>
</file>

<file path=Object 16/content.xml><?xml version="1.0" encoding="utf-8"?>
<math xmlns="http://www.w3.org/1998/Math/MathML" display="block">
  <semantics>
    <mover accent="true">
      <mi>NOC</mi>
      <mo stretchy="true">^</mo>
    </mover>
    <annotation encoding="StarMath 5.0"> widehat  {NOC}</annotation>
  </semantics>
</math>
</file>

<file path=Object 17/content.xml><?xml version="1.0" encoding="utf-8"?>
<math xmlns="http://www.w3.org/1998/Math/MathML" display="block">
  <semantics>
    <mover accent="true">
      <mi>CNO</mi>
      <mo stretchy="true">^</mo>
    </mover>
    <annotation encoding="StarMath 5.0"> widehat  {CNO}</annotation>
  </semantics>
</math>
</file>

<file path=Object 18/content.xml><?xml version="1.0" encoding="utf-8"?>
<math xmlns="http://www.w3.org/1998/Math/MathML" display="block">
  <semantics>
    <mover accent="true">
      <mi>NKX</mi>
      <mo stretchy="true">^</mo>
    </mover>
    <annotation encoding="StarMath 5.0"> widehat  {NKX}</annotation>
  </semantics>
</math>
</file>

<file path=Object 19/content.xml><?xml version="1.0" encoding="utf-8"?>
<math xmlns="http://www.w3.org/1998/Math/MathML" display="block">
  <semantics>
    <mover accent="true">
      <mi>PMN</mi>
      <mo stretchy="true">^</mo>
    </mover>
    <annotation encoding="StarMath 5.0">widehat {PMN}</annotation>
  </semantics>
</math>
</file>

<file path=Object 2/content.xml><?xml version="1.0" encoding="utf-8"?>
<math xmlns="http://www.w3.org/1998/Math/MathML" display="block">
  <semantics>
    <mover accent="true">
      <mstyle mathvariant="normal">
        <mi>SNE</mi>
      </mstyle>
      <mo stretchy="true">^</mo>
    </mover>
    <annotation encoding="StarMath 5.0"> widehat nitalic  {SNE}</annotation>
  </semantics>
</math>
</file>

<file path=Object 20/content.xml><?xml version="1.0" encoding="utf-8"?>
<math xmlns="http://www.w3.org/1998/Math/MathML" display="block">
  <semantics>
    <mover accent="true">
      <mi>CAB</mi>
      <mo stretchy="true">^</mo>
    </mover>
    <annotation encoding="StarMath 5.0">widehat {CAB}</annotation>
  </semantics>
</math>
</file>

<file path=Object 21/content.xml><?xml version="1.0" encoding="utf-8"?>
<math xmlns="http://www.w3.org/1998/Math/MathML" display="block">
  <semantics>
    <mstyle mathvariant="normal">
      <mover accent="true">
        <mi>PFA</mi>
        <mo stretchy="true">^</mo>
      </mover>
    </mstyle>
    <annotation encoding="StarMath 5.0">nitalic widehat PFA</annotation>
  </semantics>
</math>
</file>

<file path=Object 22/content.xml><?xml version="1.0" encoding="utf-8"?>
<math xmlns="http://www.w3.org/1998/Math/MathML" display="block">
  <semantics>
    <mstyle mathvariant="normal">
      <mover accent="true">
        <mi>PAF</mi>
        <mo stretchy="true">^</mo>
      </mover>
    </mstyle>
    <annotation encoding="StarMath 5.0">nitalic widehat PAF</annotation>
  </semantics>
</math>
</file>

<file path=Object 23/content.xml><?xml version="1.0" encoding="utf-8"?>
<math xmlns="http://www.w3.org/1998/Math/MathML" display="block">
  <semantics>
    <mstyle mathvariant="normal">
      <mover accent="true">
        <mi>FPA</mi>
        <mo stretchy="true">^</mo>
      </mover>
    </mstyle>
    <annotation encoding="StarMath 5.0">nitalic widehat FPA</annotation>
  </semantics>
</math>
</file>

<file path=Object 24/content.xml><?xml version="1.0" encoding="utf-8"?>
<math xmlns="http://www.w3.org/1998/Math/MathML" display="block">
  <semantics>
    <mstyle mathvariant="normal">
      <mover accent="true">
        <mi>PFA</mi>
        <mo stretchy="true">^</mo>
      </mover>
    </mstyle>
    <annotation encoding="StarMath 5.0">nitalic widehat PFA</annotation>
  </semantics>
</math>
</file>

<file path=Object 25/content.xml><?xml version="1.0" encoding="utf-8"?>
<math xmlns="http://www.w3.org/1998/Math/MathML" display="block">
  <semantics>
    <mstyle mathvariant="normal">
      <mover accent="true">
        <mi>PAF</mi>
        <mo stretchy="true">^</mo>
      </mover>
    </mstyle>
    <annotation encoding="StarMath 5.0">nitalic widehat PAF</annotation>
  </semantics>
</math>
</file>

<file path=Object 26/content.xml><?xml version="1.0" encoding="utf-8"?>
<math xmlns="http://www.w3.org/1998/Math/MathML" display="block">
  <semantics>
    <mstyle mathvariant="normal">
      <mover accent="true">
        <mi>FPA</mi>
        <mo stretchy="true">^</mo>
      </mover>
    </mstyle>
    <annotation encoding="StarMath 5.0">nitalic widehat FPA</annotation>
  </semantics>
</math>
</file>

<file path=Object 3/content.xml><?xml version="1.0" encoding="utf-8"?>
<math xmlns="http://www.w3.org/1998/Math/MathML" display="block">
  <semantics>
    <mover accent="true">
      <mi>MNP</mi>
      <mo stretchy="true">^</mo>
    </mover>
    <annotation encoding="StarMath 5.0">widehat {MNP}</annotation>
  </semantics>
</math>
</file>

<file path=Object 4/content.xml><?xml version="1.0" encoding="utf-8"?>
<math xmlns="http://www.w3.org/1998/Math/MathML" display="block">
  <semantics>
    <mover accent="true">
      <mi>MNP</mi>
      <mo stretchy="true">^</mo>
    </mover>
    <annotation encoding="StarMath 5.0">widehat {MNP}</annotation>
  </semantics>
</math>
</file>

<file path=Object 5/content.xml><?xml version="1.0" encoding="utf-8"?>
<math xmlns="http://www.w3.org/1998/Math/MathML" display="block">
  <semantics>
    <mover accent="true">
      <mi>ABC</mi>
      <mo stretchy="true">^</mo>
    </mover>
    <annotation encoding="StarMath 5.0">widehat {ABC}</annotation>
  </semantics>
</math>
</file>

<file path=Object 6/content.xml><?xml version="1.0" encoding="utf-8"?>
<math xmlns="http://www.w3.org/1998/Math/MathML" display="block">
  <semantics>
    <mover accent="true">
      <mi>ABC</mi>
      <mo stretchy="true">^</mo>
    </mover>
    <annotation encoding="StarMath 5.0">widehat  {ABC}</annotation>
  </semantics>
</math>
</file>

<file path=Object 7/content.xml><?xml version="1.0" encoding="utf-8"?>
<math xmlns="http://www.w3.org/1998/Math/MathML" display="block">
  <semantics>
    <mover accent="true">
      <mi>BCA</mi>
      <mo stretchy="true">^</mo>
    </mover>
    <annotation encoding="StarMath 5.0">widehat {BCA}</annotation>
  </semantics>
</math>
</file>

<file path=Object 8/content.xml><?xml version="1.0" encoding="utf-8"?>
<math xmlns="http://www.w3.org/1998/Math/MathML" display="block">
  <semantics>
    <mover accent="true">
      <mi>NPM</mi>
      <mo stretchy="true">^</mo>
    </mover>
    <annotation encoding="StarMath 5.0">widehat {NPM}</annotation>
  </semantics>
</math>
</file>

<file path=Object 9/content.xml><?xml version="1.0" encoding="utf-8"?>
<math xmlns="http://www.w3.org/1998/Math/MathML" display="block">
  <semantics>
    <mover accent="true">
      <mi>PMN</mi>
      <mo stretchy="true">^</mo>
    </mover>
    <annotation encoding="StarMath 5.0">widehat {PMN}</annotation>
  </semantics>
</math>
</file>